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00000005E0000005E667D0165F7F6D00A.png" manifest:media-type="image/png"/>
  <manifest:file-entry manifest:full-path="Pictures/100000000000005E0000005E2AE0DE6D99012D70.png" manifest:media-type="image/png"/>
  <manifest:file-entry manifest:full-path="Pictures/1000000000000462000000589ACB62EABBDEC345.png" manifest:media-type="image/png"/>
  <manifest:file-entry manifest:full-path="Pictures/10000000000000080000000884D992FE4BA6D708.png" manifest:media-type="image/png"/>
  <manifest:file-entry manifest:full-path="Pictures/1000020100000A26000000ECB5CB7417BB67109D.png" manifest:media-type="image/png"/>
  <manifest:file-entry manifest:full-path="Pictures/1000000000000020000000204B249CA79A42C6D7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Lucida Sans1" svg:font-family="'Lucida Sans'" style:font-pitch="variable"/>
    <style:font-face style:name="Lucida Sans Unicode1" svg:font-family="'Lucida Sans Unicode'" style:font-pitch="variable"/>
    <style:font-face style:name="MS Gothic" svg:font-family="'MS Gothic'" style:font-pitch="variable"/>
    <style:font-face style:name="SimSun1" svg:font-family="SimSun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4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4" style:family="table">
      <style:table-properties style:width="8.989cm" fo:margin-top="0.101cm" fo:margin-bottom="0cm" table:align="left" fo:background-color="transparent">
        <style:background-image/>
      </style:table-properties>
    </style:style>
    <style:style style:name="Table4.A" style:family="table-column">
      <style:table-column-properties style:column-width="1.284cm"/>
    </style:style>
    <style:style style:name="Table4.1" style:family="table-row">
      <style:table-row-properties style:min-row-height="1cm" fo:background-color="transparent">
        <style:background-image/>
      </style:table-row-properties>
    </style:style>
    <style:style style:name="Table4.A1" style:family="table-cell">
      <style:table-cell-properties style:vertical-align="bottom" fo:padding="0cm" fo:border-left="0.5pt solid #000000" fo:border-right="none" fo:border-top="0.5pt solid #000000" fo:border-bottom="0.5pt solid #000000"/>
    </style:style>
    <style:style style:name="Table4.D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4.G1" style:family="table-cell">
      <style:table-cell-properties style:vertical-align="bottom" fo:padding="0cm" fo:border="0.5pt solid #000000"/>
    </style:style>
    <style:style style:name="P1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2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4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5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6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7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8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9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10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11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12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13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14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16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17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2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2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25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37" style:family="paragraph" style:parent-style-name="Footer">
      <style:text-properties officeooo:rsid="00178920" officeooo:paragraph-rsid="00178920"/>
    </style:style>
    <style:style style:name="P38" style:family="paragraph" style:parent-style-name="Footer">
      <style:text-properties officeooo:paragraph-rsid="00c384cf"/>
    </style:style>
    <style:style style:name="P39" style:family="paragraph" style:parent-style-name="Footer">
      <style:text-properties officeooo:paragraph-rsid="030c4d7d"/>
    </style:style>
    <style:style style:name="P40" style:family="paragraph" style:parent-style-name="Footer">
      <style:text-properties officeooo:paragraph-rsid="00863005"/>
    </style:style>
    <style:style style:name="P41" style:family="paragraph" style:parent-style-name="Footer">
      <style:text-properties officeooo:paragraph-rsid="00d4df5c"/>
    </style:style>
    <style:style style:name="P42" style:family="paragraph" style:parent-style-name="Footer">
      <style:paragraph-properties fo:text-align="end" style:justify-single-word="false"/>
      <style:text-properties officeooo:paragraph-rsid="00d4df5c"/>
    </style:style>
    <style:style style:name="P43" style:family="paragraph" style:parent-style-name="Footer">
      <style:paragraph-properties fo:text-align="start" style:justify-single-word="false"/>
      <style:text-properties officeooo:paragraph-rsid="00d4df5c"/>
    </style:style>
    <style:style style:name="P44" style:family="paragraph" style:parent-style-name="Footer">
      <style:paragraph-properties fo:text-align="start" style:justify-single-word="false"/>
      <style:text-properties officeooo:paragraph-rsid="0211dd7e"/>
    </style:style>
    <style:style style:name="P45" style:family="paragraph" style:parent-style-name="Footer">
      <style:text-properties officeooo:paragraph-rsid="010f7046"/>
    </style:style>
    <style:style style:name="P46" style:family="paragraph" style:parent-style-name="Footer">
      <style:text-properties officeooo:paragraph-rsid="01120261"/>
    </style:style>
    <style:style style:name="P47" style:family="paragraph" style:parent-style-name="Footer">
      <style:text-properties officeooo:paragraph-rsid="008d016c"/>
    </style:style>
    <style:style style:name="P48" style:family="paragraph" style:parent-style-name="Footer">
      <style:text-properties officeooo:rsid="0242edd8" officeooo:paragraph-rsid="0242edd8"/>
    </style:style>
    <style:style style:name="P49" style:family="paragraph" style:parent-style-name="Footer">
      <style:text-properties officeooo:paragraph-rsid="00a59a60"/>
    </style:style>
    <style:style style:name="P50" style:family="paragraph" style:parent-style-name="Footer">
      <style:text-properties officeooo:paragraph-rsid="004274bc"/>
    </style:style>
    <style:style style:name="P51" style:family="paragraph" style:parent-style-name="Footer">
      <style:text-properties officeooo:paragraph-rsid="00d8520c"/>
    </style:style>
    <style:style style:name="P52" style:family="paragraph" style:parent-style-name="Footer">
      <style:text-properties officeooo:paragraph-rsid="002aa84d"/>
    </style:style>
    <style:style style:name="P53" style:family="paragraph" style:parent-style-name="Footer">
      <style:text-properties officeooo:rsid="001f8a2d" officeooo:paragraph-rsid="00bd36bc"/>
    </style:style>
    <style:style style:name="P54" style:family="paragraph" style:parent-style-name="Footer">
      <style:text-properties officeooo:rsid="001f8a2d" officeooo:paragraph-rsid="002b33ed"/>
    </style:style>
    <style:style style:name="P55" style:family="paragraph" style:parent-style-name="Footer">
      <style:text-properties officeooo:rsid="011350d1" officeooo:paragraph-rsid="011350d1"/>
    </style:style>
    <style:style style:name="P56" style:family="paragraph" style:parent-style-name="Footer">
      <style:text-properties officeooo:rsid="0096b4e2" officeooo:paragraph-rsid="0096b4e2"/>
    </style:style>
    <style:style style:name="P57" style:family="paragraph" style:parent-style-name="Footer">
      <style:text-properties officeooo:paragraph-rsid="0096b4e2"/>
    </style:style>
    <style:style style:name="P58" style:family="paragraph" style:parent-style-name="Footer">
      <style:text-properties officeooo:paragraph-rsid="02a682f9"/>
    </style:style>
    <style:style style:name="P59" style:family="paragraph" style:parent-style-name="Header">
      <style:paragraph-properties fo:margin-left="0cm" fo:margin-right="0cm" fo:text-indent="0cm" style:auto-text-indent="false"/>
    </style:style>
    <style:style style:name="P6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P6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P6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P6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P6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P65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66" style:family="paragraph" style:parent-style-name="_5f_Header_20_G_20_page_20_paire_20__28_G_29_">
      <style:text-properties officeooo:paragraph-rsid="0334a5be"/>
    </style:style>
    <style:style style:name="P67" style:family="paragraph" style:parent-style-name="_5f_Header_20_G_20_page_20_paire_20__28_G_29_">
      <style:paragraph-properties fo:text-align="start" style:justify-single-word="false"/>
    </style:style>
    <style:style style:name="P68" style:family="paragraph" style:parent-style-name="_5f_Header_20_G_20_page_20_paire_20__28_G_29_">
      <style:text-properties officeooo:paragraph-rsid="00eb2abc"/>
    </style:style>
    <style:style style:name="P69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70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7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P7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ae4cab"/>
    </style:style>
    <style:style style:name="P7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P7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P7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P7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7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P7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P79" style:family="paragraph" style:parent-style-name="Header">
      <style:paragraph-properties fo:text-align="start" style:justify-single-word="false"/>
      <style:text-properties officeooo:paragraph-rsid="0289fb01"/>
    </style:style>
    <style:style style:name="P80" style:family="paragraph" style:parent-style-name="Header">
      <style:paragraph-properties fo:text-align="start" style:justify-single-word="false"/>
      <style:text-properties officeooo:paragraph-rsid="0211dd7e"/>
    </style:style>
    <style:style style:name="P81" style:family="paragraph" style:parent-style-name="Header">
      <style:paragraph-properties fo:text-align="start" style:justify-single-word="false"/>
      <style:text-properties officeooo:paragraph-rsid="02a56131"/>
    </style:style>
    <style:style style:name="P82" style:family="paragraph" style:parent-style-name="Header">
      <style:paragraph-properties fo:text-align="center" style:justify-single-word="false"/>
      <style:text-properties officeooo:paragraph-rsid="00ab054e"/>
    </style:style>
    <style:style style:name="P83" style:family="paragraph" style:parent-style-name="Header">
      <style:paragraph-properties fo:text-align="center" style:justify-single-word="false"/>
      <style:text-properties officeooo:paragraph-rsid="00c10aa6"/>
    </style:style>
    <style:style style:name="P84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85" style:family="paragraph" style:parent-style-name="Header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6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2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87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88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89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90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91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92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93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94" style:family="paragraph" style:parent-style-name="_5f_Header_20_N_20_page_20_impaire_20__28_D_29_">
      <style:paragraph-properties fo:text-align="start" style:justify-single-word="false"/>
    </style:style>
    <style:style style:name="P95" style:family="paragraph" style:parent-style-name="_5f_Header_20_N_20_page_20_impaire_20__28_D_29_">
      <style:text-properties officeooo:rsid="027aa87d" officeooo:paragraph-rsid="027aa87d"/>
    </style:style>
    <style:style style:name="P96" style:family="paragraph" style:parent-style-name="_5f_Header_20_N_20_page_20_impaire_20__28_D_29_">
      <style:text-properties officeooo:rsid="0277791e" officeooo:paragraph-rsid="0277791e"/>
    </style:style>
    <style:style style:name="P97" style:family="paragraph" style:parent-style-name="_5f_Header_20_G_20_page_20_impaire_20__28_D_29_">
      <style:text-properties officeooo:paragraph-rsid="01259ec2"/>
    </style:style>
    <style:style style:name="P98" style:family="paragraph" style:parent-style-name="_5f_Header_20_G_20_page_20_impaire_20__28_D_29_">
      <style:text-properties officeooo:paragraph-rsid="00c87b35"/>
    </style:style>
    <style:style style:name="P99" style:family="paragraph" style:parent-style-name="_5f_Header_20_G_20_page_20_impaire_20__28_D_29_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100" style:family="paragraph" style:parent-style-name="_5f_Header_20_G_20_page_20_impaire_20__28_D_29_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101" style:family="paragraph" style:parent-style-name="_5f_Header_20_M_20_page_20_impaire_20__28_D_29_">
      <style:text-properties fo:font-size="16pt" style:font-size-asian="16pt" style:font-size-complex="16pt"/>
    </style:style>
    <style:style style:name="P102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3" style:family="paragraph" style:parent-style-name="_5f_Paragraphe_5f_Correction">
      <style:text-properties officeooo:paragraph-rsid="000ff5c6"/>
    </style:style>
    <style:style style:name="P104" style:family="paragraph" style:parent-style-name="_5f_Premier_5f_Titre_5f_Exercices_5f_avec_5f_Num_5f_Exo_5f_sans_5f_Titre" style:list-style-name="_5f_Numérotation_20_des_20_exercices" style:master-page-name="_31__5f_4_5f_SERIE_5f_M_5f_GAUCHE_5f_ET_5f_DROITE_5f_2COL">
      <style:paragraph-properties style:page-number="auto"/>
    </style:style>
    <style:style style:name="P105" style:family="paragraph" style:parent-style-name="Header">
      <style:text-properties officeooo:paragraph-rsid="00134d68"/>
    </style:style>
    <style:style style:name="P106" style:family="paragraph" style:parent-style-name="_5f_Footer_20_page_20_impaire_20__28_D_29_"/>
    <style:style style:name="P107" style:family="paragraph" style:parent-style-name="_5f_Footer_20_page_20_impaire_20__28_D_29_">
      <style:text-properties officeooo:paragraph-rsid="001514ca"/>
    </style:style>
    <style:style style:name="P108" style:family="paragraph" style:parent-style-name="_5f_Footer_20_page_20_impaire_20__28_D_29_">
      <style:text-properties fo:text-transform="uppercase" fo:color="#ffffff" loext:opacity="100%" style:font-name="Bitstream Vera Sans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9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10" style:family="paragraph" style:parent-style-name="_5f_Footer_20_page_20_impaire_20__28_D_29_">
      <style:paragraph-properties fo:text-align="start" style:justify-single-word="false"/>
    </style:style>
    <style:style style:name="P111" style:family="paragraph" style:parent-style-name="_5f_Footer_20_page_20_paire_20__28_G_29_"/>
    <style:style style:name="P112" style:family="paragraph" style:parent-style-name="_5f_Footer_20_page_20_paire_20__28_G_29_">
      <style:text-properties fo:font-size="9pt" style:font-size-asian="9pt" style:font-size-complex="9pt"/>
    </style:style>
    <style:style style:name="P113" style:family="paragraph" style:parent-style-name="_5f_Paragraphe" style:master-page-name="_31__5f_4_5f_SERIE_5f_M_5f_GAUCHE_5f_ET_5f_DROITE_5f_1COL">
      <style:paragraph-properties style:page-number="auto"/>
    </style:style>
    <style:style style:name="P114" style:family="paragraph" style:parent-style-name="_5f_Paragraphe_5f_Réponse_5f_Elève" style:list-style-name="_5f_Numérotation_20_des_20_exercices"/>
    <style:style style:name="P115" style:family="paragraph" style:parent-style-name="_5f_Paragraphe_5f_Réponse_5f_Elève" style:list-style-name="_5f_Numérotation_20_des_20_exercices">
      <style:text-properties officeooo:paragraph-rsid="000ff5c6"/>
    </style:style>
    <style:style style:name="P116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17" style:family="paragraph" style:parent-style-name="_5f_Paragraphe_5f_avec_5f_Num_5f_Question" style:list-style-name="_5f_Numérotation_20_des_20_exercices"/>
    <style:style style:name="P118" style:family="paragraph" style:parent-style-name="_5f_Titre_5f_Exercices_5f_sans_5f_Titre" style:list-style-name="_5f_Numérotation_20_des_20_exercices"/>
    <style:style style:name="P119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0" style:family="paragraph">
      <style:paragraph-properties fo:text-align="center"/>
    </style:style>
    <style:style style:name="P121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P122" style:family="paragraph">
      <loext:graphic-properties draw:fill="solid" draw:fill-color="#7fb241"/>
    </style:style>
    <style:style style:name="P12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weight="bold" style:font-weight-asian="bold" style:font-weight-complex="bold"/>
    </style:style>
    <style:style style:name="P124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P125" style:family="paragraph">
      <loext:graphic-properties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27" style:family="paragraph">
      <style:text-properties fo:color="#acb20c" loext:opacity="100%"/>
    </style:style>
    <style:style style:name="P128" style:family="paragraph">
      <loext:graphic-properties draw:fill="none" draw:fill-color="#ffffff"/>
      <style:text-properties fo:color="#acb20c" loext:opacity="100%" style:font-name="Bitstream Vera Sans2" fo:font-size="10pt" style:font-size-asian="10pt" style:font-size-complex="10pt"/>
    </style:style>
    <style:style style:name="P129" style:family="paragraph">
      <loext:graphic-properties draw:fill="none"/>
      <style:paragraph-properties fo:text-align="center"/>
    </style:style>
    <style:style style:name="P13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1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2" style:family="paragraph">
      <loext:graphic-properties draw:fill="solid" draw:fill-color="#d7e12c"/>
    </style:style>
    <style:style style:name="P133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35" style:family="paragraph">
      <style:paragraph-properties fo:margin-left="0cm" fo:margin-right="0cm" fo:margin-top="0cm" fo:margin-bottom="0cm" fo:line-height="100%" fo:text-align="center" fo:text-indent="0cm"/>
    </style:style>
    <style:style style:name="P136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7" style:family="paragraph">
      <loext:graphic-properties draw:fill="solid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8" style:family="paragraph">
      <loext:graphic-properties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9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0" style:family="paragraph">
      <style:paragraph-properties fo:margin-left="0cm" fo:margin-right="0cm" fo:margin-top="0cm" fo:margin-bottom="0cm" fo:line-height="100%" fo:text-indent="0cm"/>
    </style:style>
    <style:style style:name="P1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loext:opacity="100%" style:text-outline="false" style:text-line-through-style="none" style:text-line-through-type="none" style:font-name="Bitstream Vera Sans2" fo:font-size="7pt" fo:font-style="normal" fo:text-shadow="none" style:text-underline-style="none" fo:font-weight="normal" style:letter-kerning="true" style:font-name-asian="Lucida Sans Unicode1" style:font-size-asian="7pt" style:font-style-asian="normal" style:font-weight-asian="normal" style:font-name-complex="Tahoma1" style:font-size-complex="7pt" style:font-style-complex="normal" style:font-weight-complex="normal" style:text-emphasize="none" style:font-relief="none" style:text-overline-style="none" style:text-overline-color="font-color"/>
    </style:style>
    <style:style style:name="P142" style:family="paragraph">
      <loext:graphic-properties draw:fill="solid" draw:fill-color="#1ca2b8"/>
    </style:style>
    <style:style style:name="P143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4" style:family="paragraph">
      <loext:graphic-properties draw:fill="solid" draw:fill-color="#d62e4e"/>
    </style:style>
    <style:style style:name="T1" style:family="text">
      <style:text-properties officeooo:rsid="0315af39"/>
    </style:style>
    <style:style style:name="T2" style:family="text">
      <style:text-properties fo:font-variant="small-caps"/>
    </style:style>
    <style:style style:name="T3" style:family="text">
      <style:text-properties fo:font-variant="small-caps" fo:color="#d7e12c" loext:opacity="100%" style:font-name="Bitstream Vera Sans2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2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2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6" style:family="text">
      <style:text-properties fo:font-variant="small-caps" fo:color="#d7e12c" loext:opacity="100%" style:font-name="Bitstream Vera Sans2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2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2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2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2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2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2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2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2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2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2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2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2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19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T20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T21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T22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T23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T24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T25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26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T27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T28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T29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T30" style:family="text">
      <style:text-properties fo:font-variant="small-caps" fo:color="#1ca2b8" loext:opacity="100%" style:font-name="Bitstream Vera Sans2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2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32" style:family="text">
      <style:text-properties fo:font-variant="small-caps" fo:color="#1ca2b8" loext:opacity="100%" style:font-name="Bitstream Vera Sans2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33" style:family="text">
      <style:text-properties fo:font-variant="small-caps" fo:color="#1ca2b8" loext:opacity="100%" style:font-name="Bitstream Vera Sans2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34" style:family="text">
      <style:text-properties fo:font-variant="small-caps" fo:color="#1ca2b8" loext:opacity="100%" style:font-name="Bitstream Vera Sans2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2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2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2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2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2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2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2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2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2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2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2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2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2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2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52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53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54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55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56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57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58" style:family="text">
      <style:text-properties fo:font-variant="small-caps" fo:color="#9d0f89" loext:opacity="100%" style:font-name="Bitstream Vera Sans2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59" style:family="text">
      <style:text-properties fo:font-variant="small-caps" fo:color="#9d0f89" loext:opacity="100%" style:font-name="Bitstream Vera Sans2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60" style:family="text">
      <style:text-properties fo:font-variant="small-caps" fo:color="#9d0f89" loext:opacity="100%" style:font-name="Bitstream Vera Sans2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1" style:family="text">
      <style:text-properties fo:font-variant="small-caps" fo:color="#9d0f89" loext:opacity="100%" style:font-name="Bitstream Vera Sans2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2" style:family="text">
      <style:text-properties fo:font-variant="small-caps" fo:color="#9d0f89" loext:opacity="100%" style:font-name="Bitstream Vera Sans2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3" style:family="text">
      <style:text-properties fo:font-variant="small-caps" fo:color="#7fb241" loext:opacity="100%" style:font-name="Bitstream Vera Sans" fo:font-weight="bold" officeooo:rsid="00231aba"/>
    </style:style>
    <style:style style:name="T64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T65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T66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T67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T68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T69" style:family="text">
      <style:text-properties fo:font-variant="small-caps" fo:color="#7fb241" loext:opacity="100%" style:font-name="Bitstream Vera Sans3" fo:font-size="16pt" fo:font-style="normal" fo:text-shadow="none" fo:font-weight="bold" officeooo:rsid="008d016c" style:font-size-asian="16pt" style:font-style-asian="normal" style:font-size-complex="16pt" style:font-style-complex="normal"/>
    </style:style>
    <style:style style:name="T70" style:family="text">
      <style:text-properties fo:font-variant="small-caps" fo:color="#7fb241" loext:opacity="100%" style:font-name="Bitstream Vera Sans3" fo:font-size="16pt" fo:font-style="normal" fo:text-shadow="none" fo:font-weight="bold" officeooo:rsid="017f1451" style:font-size-asian="16pt" style:font-style-asian="normal" style:font-size-complex="16pt" style:font-style-complex="normal"/>
    </style:style>
    <style:style style:name="T71" style:family="text">
      <style:text-properties fo:font-variant="small-caps" fo:color="#7fb241" loext:opacity="100%" style:font-name="Bitstream Vera Sans2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72" style:family="text">
      <style:text-properties fo:font-variant="small-caps" officeooo:rsid="0054f64f"/>
    </style:style>
    <style:style style:name="T73" style:family="text">
      <style:text-properties fo:font-variant="small-caps" officeooo:rsid="0096b4e2"/>
    </style:style>
    <style:style style:name="T74" style:family="text">
      <style:text-properties fo:font-variant="small-caps" officeooo:rsid="00a847d5"/>
    </style:style>
    <style:style style:name="T75" style:family="text">
      <style:text-properties fo:font-variant="small-caps" officeooo:rsid="007d7a6f"/>
    </style:style>
    <style:style style:name="T76" style:family="text">
      <style:text-properties fo:font-variant="small-caps" officeooo:rsid="00990660"/>
    </style:style>
    <style:style style:name="T77" style:family="text">
      <style:text-properties fo:font-variant="small-caps" officeooo:rsid="00b5d2d1"/>
    </style:style>
    <style:style style:name="T78" style:family="text">
      <style:text-properties fo:font-variant="small-caps" officeooo:rsid="00b6801f"/>
    </style:style>
    <style:style style:name="T79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80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81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82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83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84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85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86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87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88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89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90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91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92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93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94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95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96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97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98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99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100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101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102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103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104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105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106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107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108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109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110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111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112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113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114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115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116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117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118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119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120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121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122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123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124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125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126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127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128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129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130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131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132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133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134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135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136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137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138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139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140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141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142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143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144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145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146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147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148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149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150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1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2" style:family="text">
      <style:text-properties officeooo:rsid="0334a5be"/>
    </style:style>
    <style:style style:name="T153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54" style:family="text">
      <style:text-properties style:text-position="0% 100%" fo:font-style="normal" fo:font-weight="normal" officeooo:rsid="0031d787" style:font-style-asian="normal" style:font-weight-asian="normal" style:font-style-complex="normal" style:font-weight-complex="normal"/>
    </style:style>
    <style:style style:name="T155" style:family="text">
      <style:text-properties officeooo:rsid="0160d7ef"/>
    </style:style>
    <style:style style:name="T156" style:family="text">
      <style:text-properties officeooo:rsid="0072f07f"/>
    </style:style>
    <style:style style:name="T157" style:family="text">
      <style:text-properties officeooo:rsid="0268e0aa"/>
    </style:style>
    <style:style style:name="T158" style:family="text">
      <style:text-properties officeooo:rsid="026ec296"/>
    </style:style>
    <style:style style:name="T159" style:family="text">
      <style:text-properties officeooo:rsid="0272f9e5"/>
    </style:style>
    <style:style style:name="T160" style:family="text">
      <style:text-properties officeooo:rsid="02757f12"/>
    </style:style>
    <style:style style:name="T161" style:family="text">
      <style:text-properties officeooo:rsid="02735980"/>
    </style:style>
    <style:style style:name="T162" style:family="text">
      <style:text-properties officeooo:rsid="01b6dc57"/>
    </style:style>
    <style:style style:name="T163" style:family="text">
      <style:text-properties officeooo:rsid="00b5d2d1"/>
    </style:style>
    <style:style style:name="T164" style:family="text">
      <style:text-properties officeooo:rsid="015f088a"/>
    </style:style>
    <style:style style:name="T165" style:family="text">
      <style:text-properties officeooo:rsid="01f8729d"/>
    </style:style>
    <style:style style:name="T166" style:family="text">
      <style:text-properties officeooo:rsid="010c4d3a"/>
    </style:style>
    <style:style style:name="T167" style:family="text">
      <style:text-properties fo:font-size="16pt" style:font-size-asian="16pt" style:font-size-complex="16pt"/>
    </style:style>
    <style:style style:name="T168" style:family="text">
      <style:text-properties officeooo:rsid="00b6801f"/>
    </style:style>
    <style:style style:name="T169" style:family="text">
      <style:text-properties officeooo:rsid="014407b5"/>
    </style:style>
    <style:style style:name="T170" style:family="text">
      <style:text-properties officeooo:rsid="008d016c"/>
    </style:style>
    <style:style style:name="T171" style:family="text">
      <style:text-properties officeooo:rsid="009e3fdd"/>
    </style:style>
    <style:style style:name="T172" style:family="text">
      <style:text-properties officeooo:rsid="00a4cf55"/>
    </style:style>
    <style:style style:name="T173" style:family="text">
      <style:text-properties officeooo:rsid="005a3fa8"/>
    </style:style>
    <style:style style:name="T174" style:family="text">
      <style:text-properties officeooo:rsid="00415f3a"/>
    </style:style>
    <style:style style:name="T175" style:family="text">
      <style:text-properties officeooo:rsid="00386ebd"/>
    </style:style>
    <style:style style:name="T176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7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8" style:family="text">
      <style:text-properties officeooo:rsid="00a59a60"/>
    </style:style>
    <style:style style:name="T179" style:family="text">
      <style:text-properties officeooo:rsid="01fe03f2"/>
    </style:style>
    <style:style style:name="T180" style:family="text">
      <style:text-properties officeooo:rsid="0096b4e2"/>
    </style:style>
    <style:style style:name="T181" style:family="text">
      <style:text-properties officeooo:rsid="0032e83a"/>
    </style:style>
    <style:style style:name="T182" style:family="text">
      <style:text-properties officeooo:rsid="002b33ed"/>
    </style:style>
    <style:style style:name="T183" style:family="text">
      <style:text-properties officeooo:rsid="00a59037"/>
    </style:style>
    <style:style style:name="T184" style:family="text">
      <style:text-properties fo:color="#000000" loext:opacity="100%" style:font-name="Bitstream Vera Sans" fo:font-size="10pt" fo:language="fr" fo:country="FR" officeooo:rsid="000ff5c6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5" style:family="text">
      <style:text-properties officeooo:rsid="000ff5c6"/>
    </style:style>
    <style:style style:name="T186" style:family="text">
      <style:text-properties style:text-underline-style="none" fo:font-weight="normal" officeooo:rsid="004b8dbd" style:font-weight-asian="normal" style:font-size-complex="9pt" style:font-weight-complex="normal" style:text-overline-style="none" style:text-overline-color="font-color"/>
    </style:style>
    <style:style style:name="T187" style:family="text"/>
    <style:style style:name="T188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T189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T190" style:family="text">
      <style:text-properties fo:color="#acb20c" loext:opacity="100%" style:font-name="Bitstream Vera Sans2" fo:font-size="10pt" style:font-size-asian="10pt" style:font-size-complex="10pt"/>
    </style:style>
    <style:style style:name="T191" style:family="text">
      <style:text-properties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2" style:family="text">
      <style:text-properties fo:color="#000000" loext:opacity="100%" style:text-outline="false" style:text-line-through-style="none" style:text-line-through-type="none" style:font-name="Bitstream Vera Sans2" fo:font-size="7pt" fo:font-style="normal" fo:text-shadow="none" style:text-underline-style="none" fo:font-weight="normal" style:letter-kerning="true" style:font-name-asian="Lucida Sans Unicode1" style:font-size-asian="7pt" style:font-style-asian="normal" style:font-weight-asian="normal" style:font-name-complex="Tahoma1" style:font-size-complex="7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09cm" style:color="#0000ff" style:height="100%" style:style="solid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-sep style:width="0.035cm" style:color="#7fb241" style:height="100%" style:style="solid"/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" style:family="graphic">
      <style:graphic-properties draw:stroke="none" svg:stroke-color="#000000" draw:fill="none" draw:fill-color="#ffffff" fo:min-height="0.80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7fb241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  <style:style style:name="gr5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draw:stroke-dash="Dash_20_6694" svg:stroke-width="0.019cm" svg:stroke-color="#808080" draw:marker-start="" draw:marker-start-width="0.333cm" draw:marker-start-center="false" draw:marker-end="" draw:marker-end-width="0.333cm" draw:marker-end-center="false" draw:fill="none" draw:fill-color="#ffffff" draw:fill-image-width="0cm" draw:fill-image-height="0cm" draw:textarea-horizontal-align="justify" draw:auto-grow-width="true" fo:min-height="0.753cm" fo:min-width="1.73cm" fo:padding-top="0cm" fo:padding-bottom="0cm" fo:padding-left="0cm" fo:padding-right="0cm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solid" draw:stroke-dash="Dash_20_7403" svg:stroke-width="0.03cm" svg:stroke-color="#008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" style:family="graphic">
      <style:graphic-properties draw:stroke="solid" draw:stroke-dash="Dash_20_7404" svg:stroke-width="0.03cm" svg:stroke-color="#008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" style:family="graphic">
      <style:graphic-properties draw:stroke="solid" draw:stroke-dash="Dash_20_7405" svg:stroke-width="0.03cm" svg:stroke-color="#008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" style:family="graphic">
      <style:graphic-properties draw:stroke="solid" draw:stroke-dash="Dash_20_7406" svg:stroke-width="0.03cm" svg:stroke-color="#008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" style:family="graphic">
      <style:graphic-properties draw:stroke="solid" draw:stroke-dash="Dash_20_7407" svg:stroke-width="0.03cm" svg:stroke-color="#008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" style:family="graphic">
      <style:graphic-properties draw:stroke="solid" draw:stroke-dash="Dash_20_7408" svg:stroke-width="0.03cm" svg:stroke-color="#008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" style:family="graphic">
      <style:graphic-properties draw:stroke="solid" draw:stroke-dash="Dash_20_7409" svg:stroke-width="0.03cm" svg:stroke-color="#008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" style:family="graphic">
      <style:graphic-properties draw:stroke="solid" draw:stroke-dash="Dash_20_7410" svg:stroke-width="0.03cm" svg:stroke-color="#008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" style:family="graphic">
      <style:graphic-properties draw:stroke="none" draw:stroke-dash="Dash_20_6694" svg:stroke-width="0.019cm" svg:stroke-color="#808080" draw:marker-start="" draw:marker-start-width="0.333cm" draw:marker-start-center="false" draw:marker-end="" draw:marker-end-width="0.333cm" draw:marker-end-center="false" draw:fill="none" draw:fill-color="#ffffff" draw:fill-image-width="0cm" draw:fill-image-height="0cm" draw:textarea-horizontal-align="justify" draw:auto-grow-width="true" fo:min-height="0.757cm" fo:min-width="1.732cm" fo:padding-top="0cm" fo:padding-bottom="0cm" fo:padding-left="0cm" fo:padding-right="0cm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7" style:family="graphic">
      <style:graphic-properties draw:stroke="solid" draw:stroke-dash="Dash_20_7414" svg:stroke-width="0.03cm" svg:stroke-color="#ff0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" style:family="graphic">
      <style:graphic-properties draw:stroke="solid" draw:stroke-dash="Dash_20_7415" svg:stroke-width="0.03cm" svg:stroke-color="#ff0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" style:family="graphic">
      <style:graphic-properties draw:stroke="solid" draw:stroke-dash="Dash_20_7416" svg:stroke-width="0.03cm" svg:stroke-color="#ff0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0" style:family="graphic">
      <style:graphic-properties draw:stroke="solid" draw:stroke-dash="Dash_20_7417" svg:stroke-width="0.03cm" svg:stroke-color="#ff0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1" style:family="graphic">
      <style:graphic-properties draw:stroke="none" draw:stroke-dash="Dash_20_6694" svg:stroke-width="0.019cm" svg:stroke-color="#808080" draw:marker-start="" draw:marker-start-width="0.333cm" draw:marker-start-center="false" draw:marker-end="" draw:marker-end-width="0.333cm" draw:marker-end-center="false" draw:fill="none" draw:fill-color="#ffffff" draw:fill-image-width="0cm" draw:fill-image-height="0cm" draw:textarea-horizontal-align="justify" draw:auto-grow-width="true" fo:min-height="0.757cm" fo:min-width="1.732cm" fo:padding-top="0cm" fo:padding-bottom="0cm" fo:padding-left="0cm" fo:padding-right="0cm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2" style:family="graphic">
      <style:graphic-properties draw:stroke="solid" draw:stroke-dash="Dash_20_7411" svg:stroke-width="0.03cm" svg:stroke-color="#0047ff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3" style:family="graphic">
      <style:graphic-properties draw:stroke="solid" draw:stroke-dash="Dash_20_7412" svg:stroke-width="0.03cm" svg:stroke-color="#0047ff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4" style:family="graphic">
      <style:graphic-properties draw:stroke="solid" draw:stroke-dash="Dash_20_7413" svg:stroke-width="0.03cm" svg:stroke-color="#0047ff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5" style:family="graphic">
      <style:graphic-properties draw:stroke="none" svg:stroke-color="#000000" draw:fill="none" draw:fill-color="#ffffff" fo:min-height="0.49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6" style:family="graphic">
      <style:graphic-properties svg:stroke-width="0.041cm" svg:stroke-color="#acb20c" draw:marker-start-width="0.409cm" draw:marker-end-width="0.409cm" draw:textarea-horizontal-align="center" draw:textarea-vertical-align="middle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7" style:family="graphic">
      <style:graphic-properties style:run-through="foreground" style:vertical-pos="from-top" style:vertical-rel="paragraph" style:horizontal-pos="from-left" style:horizontal-rel="paragraph"/>
    </style:style>
    <style:style style:name="gr28" style:family="graphic">
      <style:graphic-properties svg:stroke-width="0.076cm" svg:stroke-color="#acb20c" draw:marker-start-width="0.457cm" draw:marker-end-width="0.457cm" draw:fill="none" draw:textarea-horizontal-align="center" draw:textarea-vertical-align="middle" fo:padding-top="0.037cm" fo:padding-bottom="0.037cm" fo:padding-left="0.037cm" fo:padding-right="0.037cm" style:run-through="foreground"/>
    </style:style>
    <style:style style:name="gr29" style:family="graphic">
      <style:graphic-properties draw:stroke="none" svg:stroke-color="#000000" draw:fill="none" draw:fill-color="#ffffff" fo:min-height="0.492cm" style:run-through="foreground"/>
      <style:paragraph-properties style:writing-mode="lr-tb"/>
    </style:style>
    <style:style style:name="gr30" style:family="graphic">
      <style:graphic-properties svg:stroke-width="0.041cm" svg:stroke-color="#acb20c" draw:marker-start-width="0.409cm" draw:marker-end-width="0.409cm" draw:textarea-horizontal-align="center" draw:textarea-vertical-align="middle" fo:padding-top="0.019cm" fo:padding-bottom="0.019cm" fo:padding-left="0.019cm" fo:padding-right="0.019cm" style:run-through="foreground"/>
    </style:style>
    <style:style style:name="gr3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4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8" style:family="graphic">
      <style:graphic-properties svg:stroke-width="0.071cm" svg:stroke-color="#acb20c" draw:marker-start-width="0.46cm" draw:marker-end-width="0.46cm" draw:fill="none" draw:textarea-horizontal-align="center" draw:textarea-vertical-align="middle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9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40" style:family="graphic">
      <style:graphic-properties style:run-through="foreground"/>
    </style:style>
    <style:style style:name="gr41" style:family="graphic">
      <style:graphic-properties draw:stroke="none" draw:stroke-dash="Dash_20_6694" svg:stroke-width="0.019cm" svg:stroke-color="#808080" draw:marker-start="" draw:marker-start-width="0.333cm" draw:marker-start-center="false" draw:marker-end="" draw:marker-end-width="0.333cm" draw:marker-end-center="false" draw:fill="none" draw:fill-color="#ffffff" draw:fill-image-width="0cm" draw:fill-image-height="0cm" draw:textarea-horizontal-align="justify" draw:auto-grow-width="true" fo:min-height="0.48cm" fo:min-width="1.101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2" style:family="graphic">
      <style:graphic-properties draw:stroke="solid" svg:stroke-width="0.019cm" svg:stroke-color="#808080" draw:marker-start="" draw:marker-start-width="0.199cm" draw:marker-start-center="false" draw:marker-end="" draw:marker-end-width="0.199cm" draw:marker-end-center="false" draw:fill="solid" draw:fill-color="#cfe7f5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43" style:family="graphic">
      <style:graphic-properties draw:stroke="solid" draw:stroke-dash="Dash_20_7403" svg:stroke-width="0.03cm" svg:stroke-color="#008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4" style:family="graphic">
      <style:graphic-properties draw:stroke="solid" draw:stroke-dash="Dash_20_7404" svg:stroke-width="0.03cm" svg:stroke-color="#008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5" style:family="graphic">
      <style:graphic-properties draw:stroke="solid" draw:stroke-dash="Dash_20_7405" svg:stroke-width="0.03cm" svg:stroke-color="#008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6" style:family="graphic">
      <style:graphic-properties draw:stroke="solid" draw:stroke-dash="Dash_20_7406" svg:stroke-width="0.03cm" svg:stroke-color="#008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7" style:family="graphic">
      <style:graphic-properties draw:stroke="solid" draw:stroke-dash="Dash_20_7407" svg:stroke-width="0.03cm" svg:stroke-color="#008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8" style:family="graphic">
      <style:graphic-properties draw:stroke="solid" draw:stroke-dash="Dash_20_7408" svg:stroke-width="0.03cm" svg:stroke-color="#008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9" style:family="graphic">
      <style:graphic-properties draw:stroke="solid" draw:stroke-dash="Dash_20_7409" svg:stroke-width="0.03cm" svg:stroke-color="#008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0" style:family="graphic">
      <style:graphic-properties draw:stroke="solid" draw:stroke-dash="Dash_20_7410" svg:stroke-width="0.03cm" svg:stroke-color="#008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1" style:family="graphic">
      <style:graphic-properties draw:stroke="solid" draw:stroke-dash="Dash_20_7411" svg:stroke-width="0.03cm" svg:stroke-color="#0047ff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2" style:family="graphic">
      <style:graphic-properties draw:stroke="solid" draw:stroke-dash="Dash_20_7412" svg:stroke-width="0.03cm" svg:stroke-color="#0047ff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3" style:family="graphic">
      <style:graphic-properties draw:stroke="solid" draw:stroke-dash="Dash_20_7413" svg:stroke-width="0.03cm" svg:stroke-color="#0047ff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4" style:family="graphic">
      <style:graphic-properties draw:stroke="solid" draw:stroke-dash="Dash_20_7414" svg:stroke-width="0.03cm" svg:stroke-color="#ff0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5" style:family="graphic">
      <style:graphic-properties draw:stroke="solid" draw:stroke-dash="Dash_20_7415" svg:stroke-width="0.03cm" svg:stroke-color="#ff0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6" style:family="graphic">
      <style:graphic-properties draw:stroke="solid" draw:stroke-dash="Dash_20_7416" svg:stroke-width="0.03cm" svg:stroke-color="#ff0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7" style:family="graphic">
      <style:graphic-properties draw:stroke="solid" draw:stroke-dash="Dash_20_7417" svg:stroke-width="0.03cm" svg:stroke-color="#ff0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8" style:family="graphic">
      <style:graphic-properties draw:stroke="none" draw:stroke-dash="Dash_20_6694" svg:stroke-width="0.019cm" svg:stroke-color="#808080" draw:marker-start="" draw:marker-start-width="0.333cm" draw:marker-start-center="false" draw:marker-end="" draw:marker-end-width="0.333cm" draw:marker-end-center="false" draw:fill="none" draw:fill-color="#ffffff" draw:fill-image-width="0cm" draw:fill-image-height="0cm" draw:textarea-horizontal-align="justify" draw:auto-grow-width="true" fo:min-height="0.478cm" fo:min-width="1.09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59" style:family="graphic">
      <style:graphic-properties draw:stroke="solid" svg:stroke-width="0.03cm" svg:stroke-color="#000000" draw:marker-start="Arrow_20_concave" draw:marker-start-width="0.101cm" draw:marker-start-center="false" draw:marker-end="Arrow_20_concave" draw:marker-end-width="0.101cm" draw:marker-end-center="false" draw:fill="solid" draw:fill-color="#99ccff" draw:textarea-horizontal-align="center" draw:textarea-vertical-align="middle" fo:padding-top="0.141cm" fo:padding-bottom="0.141cm" fo:padding-left="0.265cm" fo:padding-right="0.265cm" draw:shadow="hidden" draw:shadow-offset-x="0.3cm" draw:shadow-offset-y="0.3cm" draw:shadow-color="#808080" style:run-through="foreground"/>
    </style:style>
    <style:style style:name="gr60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379cm" fo:min-width="0.713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6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2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65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6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2" draw:z-index="361" draw:name="Shape2_0" draw:style-name="gr3" draw:text-style-name="P121" svg:width="3.857cm" svg:height="0.805cm" draw:transform="rotate (0.0872664625997165) translate (0.156986111111111cm 1.27705555555556cm)">
        <draw:text-box>
          <text:p text:style-name="P120"><text:span text:style-name="T188">S</text:span><text:span text:style-name="T188">é</text:span><text:span text:style-name="T188">ri</text:span><text:span text:style-name="T188">e </text:span><text:span text:style-name="T188">4</text:span></text:p>
        </draw:text-box>
      </draw:frame>
      <draw:path text:anchor-type="page" text:anchor-page-number="2" draw:z-index="360" draw:name="Shape1_11" draw:style-name="gr4" draw:text-style-name="P122" svg:width="4.329cm" svg:height="2.24cm" svg:x="0cm" svg:y="-0.001cm" svg:viewBox="0 0 4330 2241" svg:d="M0 2241l3984-288c209-15 363-168 345-342l-170-1611h-4159z">
        <text:p/>
      </draw:path>
      <draw:frame text:anchor-type="page" text:anchor-page-number="1" draw:z-index="198" draw:name="Shape2_1" draw:style-name="gr3" draw:text-style-name="P121" svg:width="3.857cm" svg:height="0.805cm" draw:transform="rotate (0.0872664625997165) translate (0.156986111111111cm 1.27705555555556cm)">
        <draw:text-box>
          <text:p text:style-name="P120"><text:span text:style-name="T188">S</text:span><text:span text:style-name="T188">é</text:span><text:span text:style-name="T188">r</text:span><text:span text:style-name="T188">i</text:span><text:span text:style-name="T188">e</text:span><text:span text:style-name="T188"> </text:span><text:span text:style-name="T188">4</text:span></text:p>
        </draw:text-box>
      </draw:frame>
      <draw:path text:anchor-type="page" text:anchor-page-number="1" draw:z-index="197" draw:name="Shape1_0" draw:style-name="gr4" draw:text-style-name="P122" svg:width="4.329cm" svg:height="2.24cm" svg:x="0cm" svg:y="-0.001cm" svg:viewBox="0 0 4330 2241" svg:d="M0 2241l3984-288c209-15 363-168 345-342l-170-1611h-4159z">
        <text:p/>
      </draw:path>
      <text:section text:style-name="Sect1" text:name="Section1">
        <text:list xml:id="list3700128964" text:style-name="_5f_Numérotation_20_des_20_exercices">
          <text:list-item>
            <text:h text:style-name="P104" text:outline-level="1"><text:span text:style-name="_5f_Caractères">Complète le tableau :</text:span></text:h>
          </text:list-item>
        </text:list>
        <table:table table:name="Table4" table:style-name="Table4">
          <table:table-column table:style-name="Table4.A" table:number-columns-repeated="7"/>
          <table:table-row table:style-name="Table4.1">
            <table:table-cell table:style-name="Table4.A1" office:value-type="string">
              <text:h text:style-name="_5f_Tableau_5f_Centré_5f_Gras" text:outline-level="1"><text:span text:style-name="_5f_Caractères_5f_correction">km</text:span></text:h>
            </table:table-cell>
            <table:table-cell table:style-name="Table4.A1" office:value-type="string">
              <text:h text:style-name="_5f_Tableau_5f_Centré_5f_Gras" text:outline-level="1"><text:span text:style-name="_5f_Caractères_5f_correction">hm</text:span></text:h>
            </table:table-cell>
            <table:table-cell table:style-name="Table4.A1" office:value-type="string">
              <text:h text:style-name="_5f_Tableau_5f_Centré_5f_Gras" text:outline-level="1"><text:span text:style-name="_5f_Caractères_5f_correction">dam</text:span></text:h>
            </table:table-cell>
            <table:table-cell table:style-name="Table4.D1" office:value-type="string">
              <text:h text:style-name="_5f_Tableau_5f_Centré_5f_Gras" text:outline-level="1"><text:span text:style-name="_5f_Caractères_5f_correction">m</text:span></text:h>
            </table:table-cell>
            <table:table-cell table:style-name="Table4.A1" office:value-type="string">
              <text:h text:style-name="_5f_Tableau_5f_Centré_5f_Gras" text:outline-level="1"><text:span text:style-name="_5f_Caractères_5f_correction">dm</text:span></text:h>
            </table:table-cell>
            <table:table-cell table:style-name="Table4.A1" office:value-type="string">
              <text:h text:style-name="_5f_Tableau_5f_Centré_5f_Gras" text:outline-level="1"><text:span text:style-name="_5f_Caractères_5f_correction">cm</text:span></text:h>
            </table:table-cell>
            <table:table-cell table:style-name="Table4.G1" office:value-type="string">
              <text:h text:style-name="_5f_Tableau_5f_Centré_5f_Gras" text:outline-level="1"><text:span text:style-name="_5f_Caractères_5f_correction">mm</text:span></text:h>
            </table:table-cell>
          </table:table-row>
        </table:table>
        <text:list xml:id="list181346732483087" text:continue-numbering="true" text:style-name="_5f_Numérotation_20_des_20_exercices">
          <text:list-item>
            <text:h text:style-name="P118" text:outline-level="1"><text:span text:style-name="_5f_Caractères">Complète :</text:span></text:h>
            <text:list>
              <text:list-item>
                <text:p text:style-name="P114"><text:span text:style-name="_5f_Caractères">1 km = </text:span><text:span text:style-name="_5f_Caractères_5f_correction">1 000</text:span><text:span text:style-name="_5f_Caractères"> m.</text:span></text:p>
              </text:list-item>
              <text:list-item>
                <text:p text:style-name="P114"><text:span text:style-name="_5f_Caractères">1 cm = </text:span><text:span text:style-name="_5f_Caractères_5f_correction">10</text:span><text:span text:style-name="_5f_Caractères"> mm </text:span></text:p>
              </text:list-item>
              <text:list-item>
                <text:p text:style-name="P114"><text:span text:style-name="_5f_Caractères"><text:s/>1 m = </text:span><text:span text:style-name="_5f_Caractères_5f_correction">100</text:span><text:span text:style-name="_5f_Caractères"> cm</text:span></text:p>
              </text:list-item>
              <text:list-item>
                <text:p text:style-name="P114"><text:span text:style-name="_5f_Caractères">1 dam <text:s/>= </text:span><text:span text:style-name="_5f_Caractères_5f_correction">10</text:span><text:span text:style-name="_5f_Caractères"> m</text:span></text:p>
              </text:list-item>
            </text:list>
          </text:list-item>
          <text:list-item>
            <text:h text:style-name="P118" text:outline-level="1"><text:span text:style-name="_5f_Caractères">Complète :</text:span></text:h>
          </text:list-item>
        </text:list>
        <text:section text:style-name="Sect2" text:name="Section2">
          <text:list xml:id="list181346687476519" text:continue-numbering="true" text:style-name="_5f_Numérotation_20_des_20_exercices">
            <text:list-item>
              <text:list>
                <text:list-item>
                  <text:p text:style-name="P117"><text:span text:style-name="_5f_Caractères">3 km = </text:span><text:span text:style-name="_5f_Caractères_5f_correction">3 000</text:span><text:span text:style-name="_5f_Caractères"> m </text:span></text:p>
                </text:list-item>
                <text:list-item>
                  <text:p text:style-name="P117"><text:span text:style-name="_5f_Caractères">5 mm = </text:span><text:span text:style-name="_5f_Caractères_5f_correction">0,00</text:span><text:span text:style-name="_5f_Caractères">5 m</text:span></text:p>
                </text:list-item>
                <text:list-item>
                  <text:p text:style-name="P117"><text:span text:style-name="_5f_Caractères">2 cm = </text:span><text:span text:style-name="_5f_Caractères_5f_correction">0,02</text:span><text:span text:style-name="_5f_Caractères"> m</text:span></text:p>
                </text:list-item>
                <text:list-item>
                  <text:p text:style-name="P117"><text:span text:style-name="_5f_Caractères">3 m = </text:span><text:span text:style-name="_5f_Caractères_5f_correction">0,003</text:span><text:span text:style-name="_5f_Caractères"> km</text:span></text:p>
                </text:list-item>
                <text:list-item>
                  <text:p text:style-name="P117"><text:span text:style-name="_5f_Caractères">7 m = </text:span><text:span text:style-name="_5f_Caractères_5f_correction">700</text:span><text:span text:style-name="_5f_Caractères"> cm</text:span></text:p>
                </text:list-item>
                <text:list-item>
                  <text:p text:style-name="P117"><text:span text:style-name="_5f_Caractères">5 cm = </text:span><text:span text:style-name="_5f_Caractères_5f_correction">0,5</text:span><text:span text:style-name="_5f_Caractères"> dm</text:span></text:p>
                </text:list-item>
              </text:list>
            </text:list-item>
          </text:list>
        </text:section>
        <text:list xml:id="list181346454889471" text:continue-numbering="true" text:style-name="_5f_Numérotation_20_des_20_exercices">
          <text:list-item>
            <text:h text:style-name="P118" text:outline-level="1"><text:span text:style-name="_5f_Caractères"><text:s/>Complète :</text:span></text:h>
            <text:list>
              <text:list-item>
                <text:p text:style-name="P117"><text:span text:style-name="_5f_Caractères">3,25 km = </text:span><text:span text:style-name="_5f_Caractères_5f_correction">3 250</text:span><text:span text:style-name="_5f_Caractères"> m</text:span></text:p>
              </text:list-item>
              <text:list-item>
                <text:p text:style-name="P117"><text:span text:style-name="_5f_Caractères_5f_correction">5 610</text:span><text:span text:style-name="_5f_Caractères"> cm = 56,1 m</text:span></text:p>
              </text:list-item>
              <text:list-item>
                <text:p text:style-name="P117"><text:span text:style-name="_5f_Caractères">2,8 mm = </text:span><text:span text:style-name="_5f_Caractères_5f_correction">0,002 8</text:span><text:span text:style-name="_5f_Caractères"> m</text:span></text:p>
              </text:list-item>
              <text:list-item>
                <text:p text:style-name="P117"><text:span text:style-name="_5f_Caractères">0,035 km = </text:span><text:span text:style-name="_5f_Caractères_5f_correction">3 500</text:span><text:span text:style-name="_5f_Caractères"> cm</text:span></text:p>
              </text:list-item>
              <text:list-item>
                <text:p text:style-name="P117"><text:span text:style-name="_5f_Caractères">4,7 m = </text:span><text:span text:style-name="_5f_Caractères_5f_correction">470</text:span><text:span text:style-name="_5f_Caractères"> cm</text:span></text:p>
              </text:list-item>
              <text:list-item>
                <text:p text:style-name="P117"><text:span text:style-name="_5f_Caractères_5f_correction">4 700 000</text:span><text:span text:style-name="_5f_Caractères"> cm = 47 km</text:span></text:p>
              </text:list-item>
            </text:list>
          </text:list-item>
          <text:list-item>
            <text:h text:style-name="P118" text:outline-level="1"><text:span text:style-name="_5f_Caractères"><text:s/>Je suis un rectangle ABCD.</text:span></text:h>
          </text:list-item>
        </text:list>
        <text:h text:style-name="_5f_Paragraphe" text:outline-level="1"><draw:g text:anchor-type="paragraph" draw:z-index="345" draw:name="DrawObject1" draw:style-name="gr27"><draw:path draw:name="Forme1" draw:style-name="gr28" draw:text-style-name="P129" svg:width="2.568cm" svg:height="2.844cm" svg:x="5.449cm" svg:y="0.604cm" svg:viewBox="0 0 2569 2845" svg:d="M2490 740c-155-40-300-109-441-176-150-72-289-168-441-235s-344-92-441-220c-215-284-270 65-309 176-53 154-128 300-206 441-79 145-129 301-220 441-91 139-171 288-235 441-60 145-300 307-146 441 117 103 300 105 441 177 162 82 299 208 441 322 131 107 289 180 440 265 232 129 205-169 265-265 88-141 150-297 235-441 87-148 216-277 278-441 60-155 185-284 237-441 50-153 211-262 176-441l-104-58z"><text:p/></draw:path><draw:frame draw:name="Shape11" draw:style-name="gr29" draw:text-style-name="P128" svg:width="0.623cm" svg:height="0.493cm" svg:x="6.431cm" svg:y="0.111cm"><draw:text-box><text:p text:style-name="P127"><text:span text:style-name="T190">A</text:span></text:p></draw:text-box></draw:frame><draw:frame draw:name="Shape11_0" draw:style-name="gr29" draw:text-style-name="P128" svg:width="0.623cm" svg:height="0.493cm" svg:x="8.079cm" svg:y="1.095cm"><draw:text-box><text:p text:style-name="P127"><text:span text:style-name="T190">B</text:span></text:p></draw:text-box></draw:frame><draw:frame draw:name="Shape11_1" draw:style-name="gr29" draw:text-style-name="P128" svg:width="0.623cm" svg:height="0.493cm" svg:x="6.944cm" svg:y="3.448cm"><draw:text-box><text:p text:style-name="P127"><text:span text:style-name="T190">C</text:span></text:p></draw:text-box></draw:frame><draw:frame draw:name="Shape11_2" draw:style-name="gr29" draw:text-style-name="P128" svg:width="0.623cm" svg:height="0.493cm" svg:x="5.117cm" svg:y="2.393cm"><draw:text-box><text:p text:style-name="P127"><text:span text:style-name="T190">D</text:span></text:p></draw:text-box></draw:frame><draw:polyline draw:name="Shape12" draw:style-name="gr30" draw:text-style-name="P120" svg:width="0.322cm" svg:height="0.048cm" draw:transform="rotate (-0.404916386462684) translate (6.31119444444444cm 0.913694444444444cm)" svg:viewBox="0 0 323 49" draw:points="0,0 138,18 293,49 323,15"><text:p/></draw:polyline><draw:polyline draw:name="Shape12_0" draw:style-name="gr30" draw:text-style-name="P120" svg:width="0.322cm" svg:height="0.048cm" draw:transform="rotate (-0.404916386462684) translate (5.588cm 2.27894444444444cm)" svg:viewBox="0 0 323 49" draw:points="0,0 138,18 293,49 323,15"><text:p/></draw:polyline><draw:polyline draw:name="Shape12_1" draw:style-name="gr30" draw:text-style-name="P120" svg:width="0.322cm" svg:height="0.048cm" draw:transform="rotate (-0.404916386462684) translate (6.79273611111111cm 3.02054166666667cm)" svg:viewBox="0 0 323 49" draw:points="0,0 138,18 293,49 323,15"><text:p/></draw:polyline><draw:polyline draw:name="Shape12_2" draw:style-name="gr30" draw:text-style-name="P120" svg:width="0.322cm" svg:height="0.048cm" draw:transform="rotate (-0.404916386462684) translate (7.62529166666666cm 1.52576388888889cm)" svg:viewBox="0 0 323 49" draw:points="0,0 138,18 293,49 323,15"><text:p/></draw:polyline><draw:polyline draw:name="Shape12_3" draw:style-name="gr30" draw:text-style-name="P120" svg:width="0.301cm" svg:height="0.048cm" draw:transform="rotate (-0.404916386462684) translate (7.28309722222222cm 2.45886111111111cm)" svg:viewBox="0 0 302 49" draw:points="0,0 138,18 293,49 302,45"><text:p/></draw:polyline><draw:polyline draw:name="Shape12_4" draw:style-name="gr30" draw:text-style-name="P120" svg:width="0.296cm" svg:height="0.048cm" draw:transform="rotate (-0.404916386462684) translate (7.36247222222222cm 2.37948611111111cm)" svg:viewBox="0 0 297 49" draw:points="0,0 138,18 293,49 297,47"><text:p/></draw:polyline><draw:polyline draw:name="Shape12_5" draw:style-name="gr30" draw:text-style-name="P120" svg:width="0.296cm" svg:height="0.048cm" draw:transform="rotate (-0.404916386462684) translate (5.73616666666667cm 1.63688888888889cm)" svg:viewBox="0 0 297 49" draw:points="0,0 138,18 293,49 297,47"><text:p/></draw:polyline><draw:polyline draw:name="Shape12_6" draw:style-name="gr30" draw:text-style-name="P120" svg:width="0.299cm" svg:height="0.048cm" draw:transform="rotate (-0.404916386462684) translate (5.80672222222222cm 1.53634722222222cm)" svg:viewBox="0 0 300 49" draw:points="0,0 138,18 293,49 300,46"><text:p/></draw:polyline><draw:polyline draw:name="Shape12_7" draw:style-name="gr30" draw:text-style-name="P120" svg:width="0.292cm" svg:height="0.053cm" draw:transform="rotate (-2.73754893175311) translate (7.3129910049072cm 1.00119123969085cm)" svg:viewBox="0 0 293 54" draw:points="293,0 155,18 0,49 11,54"><text:p/></draw:polyline><draw:polyline draw:name="Shape12_8" draw:style-name="gr30" draw:text-style-name="P120" svg:width="0.33cm" svg:height="0.048cm" draw:transform="rotate (-2.73754893175311) translate (6.31188730714856cm 2.94444271862694cm)" svg:viewBox="0 0 331 49" draw:points="331,0 193,18 37,49 0,33"><text:p/></draw:polyline><draw:polyline draw:name="Shape12_9" draw:style-name="gr30" draw:text-style-name="P120" svg:width="0.322cm" svg:height="0.048cm" draw:transform="rotate (-1.89019157990986) translate (6.74126205781275cm 0.771539118076067cm)" svg:viewBox="0 0 323 49" draw:points="0,0 138,18 293,49 323,15"><text:p/></draw:polyline><draw:polyline draw:name="Shape12_10" draw:style-name="gr30" draw:text-style-name="P120" svg:width="0.358cm" svg:height="0.066cm" draw:transform="rotate (-1.89019157990986) translate (5.82688888888889cm 2.39259722222222cm)" svg:viewBox="0 0 359 67" draw:points="0,0 139,17 295,49 359,67"><text:p/></draw:polyline><draw:polyline draw:name="Shape12_11" draw:style-name="gr30" draw:text-style-name="P120" svg:width="0.322cm" svg:height="0.048cm" draw:transform="rotate (-1.89019157990986) translate (6.79241483559052cm 3.02126134029829cm)" svg:viewBox="0 0 323 49" draw:points="0,0 138,18 293,49 323,15"><text:p/></draw:polyline><draw:polyline draw:name="Shape12_12" draw:style-name="gr30" draw:text-style-name="P120" svg:width="0.322cm" svg:height="0.048cm" draw:transform="rotate (-1.89019157990986) translate (7.7643176133683cm 1.22309467363163cm)" svg:viewBox="0 0 323 49" draw:points="0,0 138,18 293,49 323,15"><text:p/></draw:polyline></draw:g><text:span text:style-name="_5f_Caractères">[AB] mesure 36 mm et [BC] mesure 4 cm.</text:span></text:h>
        <text:list xml:id="list181347628741620" text:continue-numbering="true" text:style-name="_5f_Numérotation_20_des_20_exercices">
          <text:list-item>
            <text:list>
              <text:list-item>
                <text:p text:style-name="P117"><text:span text:style-name="_5f_Caractères">Faire un dessin à main levée.</text:span></text:p>
              </text:list-item>
            </text:list>
          </text:list-item>
        </text:list>
        <text:h text:style-name="_5f_Paragraphe" text:outline-level="1"/>
        <text:h text:style-name="_5f_Paragraphe" text:outline-level="1"><text:span text:style-name="_5f_Caractères"/></text:h>
        <text:list xml:id="list181347729481074" text:continue-numbering="true" text:style-name="_5f_Numérotation_20_des_20_exercices">
          <text:list-item>
            <text:list>
              <text:list-item>
                <text:p text:style-name="P117"><text:span text:style-name="_5f_Caractères">Quel est son périmètre ?</text:span></text:p>
              </text:list-item>
            </text:list>
          </text:list-item>
        </text:list>
        <text:h text:style-name="_5f_Paragraphe_5f_Correction" text:outline-level="1"><text:span text:style-name="_5f_Caractères_5f_correction">P = 3,6 + 4 + 3,6 + 4 </text:span></text:h>
        <text:h text:style-name="_5f_Paragraphe_5f_Correction" text:outline-level="1"><text:span text:style-name="_5f_Caractères_5f_correction">p = 15,2 cm</text:span></text:h>
        <text:list xml:id="list181348464271444" text:continue-numbering="true" text:style-name="_5f_Numérotation_20_des_20_exercices">
          <text:list-item>
            <text:h text:style-name="P118" text:outline-level="1"><text:span text:style-name="_5f_Caractères"><text:s/>Je suis un triangle ABC isocèle en A.</text:span></text:h>
          </text:list-item>
        </text:list>
        <text:h text:style-name="_5f_Paragraphe" text:outline-level="1"><text:span text:style-name="_5f_Caractères">[AB] mesure 4,3 cm et [BC] mesure 0,02 m. </text:span></text:h>
        <text:list xml:id="list181347812050023" text:continue-numbering="true" text:style-name="_5f_Numérotation_20_des_20_exercices">
          <text:list-item>
            <text:list>
              <text:list-item>
                <text:p text:style-name="P117"><text:span text:style-name="_5f_Caractères">Faire un dessin à main levée.</text:span></text:p>
              </text:list-item>
            </text:list>
          </text:list-item>
        </text:list>
        <text:h text:style-name="_5f_Paragraphe" text:outline-level="1"><draw:path text:anchor-type="paragraph" draw:z-index="199" draw:name="Forme14" draw:style-name="gr38" draw:text-style-name="P129" svg:width="2.227cm" svg:height="2.339cm" svg:x="2.628cm" svg:y="0.102cm" svg:viewBox="0 0 2228 2340" svg:d="M30 2251c-4-148 23-294 58-441 37-155 98-296 148-441 51-146 126-289 161-440 35-152 69-304 104-457 34-148-11-341 102-441 130-115 284 126 441 176 156 49 293 150 441 221 143 68 309 96 441 192 85 61 535 156 147 279-179 56-318 201-411 352-101 163-242 309-411 383-161 70-295 174-441 265-151 93-306 180-441 292l-149 105-146 44-74-119z"><text:p/></draw:path><draw:frame text:anchor-type="paragraph" draw:z-index="351" draw:name="Shape11_4" draw:style-name="gr25" draw:text-style-name="P128" svg:width="0.623cm" svg:height="0.493cm" svg:x="2.893cm" svg:y="-0.183cm"><draw:text-box><text:p text:style-name="P127"><text:span text:style-name="T190">B</text:span></text:p></draw:text-box></draw:frame><text:span text:style-name="_5f_Caractères"/></text:h>
        <text:h text:style-name="_5f_Paragraphe" text:outline-level="1"><draw:frame text:anchor-type="paragraph" draw:z-index="352" draw:name="Shape11_5" draw:style-name="gr25" draw:text-style-name="P128" svg:width="0.623cm" svg:height="0.493cm" svg:x="4.928cm" svg:y="0.102cm"><draw:text-box><text:p text:style-name="P127"><text:span text:style-name="T190">C</text:span></text:p></draw:text-box></draw:frame><text:span text:style-name="_5f_Caractères"/></text:h>
        <text:h text:style-name="_5f_Paragraphe" text:outline-level="1"><draw:polyline text:anchor-type="paragraph" draw:z-index="348" draw:name="Shape12_15" draw:style-name="gr26" draw:text-style-name="P120" svg:width="0.301cm" svg:height="0.048cm" draw:transform="rotate (-0.404916386462684) translate (2.83633333333333cm 0.104069444444444cm)" svg:viewBox="0 0 302 49" draw:points="0,0 138,18 293,49 302,45"><text:p/></draw:polyline><draw:polyline text:anchor-type="paragraph" draw:z-index="349" draw:name="Shape12_16" draw:style-name="gr26" draw:text-style-name="P120" svg:width="0.301cm" svg:height="0.048cm" draw:transform="rotate (-0.404916386462684) translate (2.88395833333333cm -0.00529166666666667cm)" svg:viewBox="0 0 302 49" draw:points="0,0 138,18 293,49 302,45"><text:p/></draw:polyline></text:h>
        <text:h text:style-name="_5f_Paragraphe" text:outline-level="1"><draw:polyline text:anchor-type="paragraph" draw:z-index="346" draw:name="Shape12_13" draw:style-name="gr26" draw:text-style-name="P120" svg:width="0.301cm" svg:height="0.048cm" draw:transform="rotate (-0.404916386462684) translate (3.53836111111111cm 0.271638888888889cm)" svg:viewBox="0 0 302 49" draw:points="0,0 138,18 293,49 302,45"><text:p/></draw:polyline><draw:polyline text:anchor-type="paragraph" draw:z-index="347" draw:name="Shape12_14" draw:style-name="gr26" draw:text-style-name="P120" svg:width="0.301cm" svg:height="0.048cm" draw:transform="rotate (-0.404916386462684) translate (3.62479166666667cm 0.192263888888886cm)" svg:viewBox="0 0 302 49" draw:points="0,0 138,18 293,49 302,45"><text:p/></draw:polyline></text:h>
        <text:h text:style-name="_5f_Paragraphe" text:outline-level="1"><draw:frame text:anchor-type="paragraph" draw:z-index="350" draw:name="Shape11_3" draw:style-name="gr25" draw:text-style-name="P128" svg:width="0.623cm" svg:height="0.493cm" svg:x="2.364cm" svg:y="0.31cm"><draw:text-box><text:p text:style-name="P127"><text:span text:style-name="T190">A</text:span></text:p></draw:text-box></draw:frame><text:span text:style-name="_5f_Caractères"/></text:h>
        <text:list xml:id="list181347528476719" text:continue-numbering="true" text:style-name="_5f_Numérotation_20_des_20_exercices">
          <text:list-item>
            <text:list>
              <text:list-item>
                <text:p text:style-name="P117"><text:span text:style-name="_5f_Caractères">Combien mesure mon périmètre ?</text:span></text:p>
              </text:list-item>
            </text:list>
          </text:list-item>
        </text:list>
        <text:h text:style-name="_5f_Paragraphe_5f_Correction" text:outline-level="1"><text:span text:style-name="_5f_Caractères">P = 4,3 + 4,3 + 2</text:span></text:h>
        <text:h text:style-name="_5f_Paragraphe_5f_Correction" text:outline-level="1"><text:span text:style-name="_5f_Caractères">p = 10,6 cm</text:span></text:h>
        <text:list xml:id="list181346920849127" text:continue-numbering="true" text:style-name="_5f_Numérotation_20_des_20_exercices">
          <text:list-item>
            <text:h text:style-name="P118" text:outline-level="1"><text:span text:style-name="_5f_Caractères">Reproduis chaque figure en taille réelle, puis calcule le périmètre de chaque figure.</text:span></text:h>
          </text:list-item>
        </text:list>
        <text:h text:style-name="_5f_Paragraphe" text:outline-level="1"><draw:g text:anchor-type="as-char" draw:z-index="196" draw:name="Shape14" draw:style-name="gr39"><draw:g draw:style-name="gr40"><draw:frame draw:style-name="gr41" draw:text-style-name="P136" svg:width="1.101cm" svg:height="0.481cm" svg:x="1.365cm" svg:y="0.725cm"><draw:text-box><text:p text:style-name="P135"><text:span text:style-name="T191">F</text:span><text:span text:style-name="T191">i</text:span><text:span text:style-name="T191">g</text:span><text:span text:style-name="T191">.</text:span><text:span text:style-name="T191"> </text:span><text:span text:style-name="T191">1</text:span></text:p></draw:text-box></draw:frame><draw:g draw:style-name="gr40"><draw:line draw:style-name="gr42" draw:text-style-name="P137" svg:x1="0.001cm" svg:y1="0cm" svg:x2="0.001cm" svg:y2="5.144cm"><text:p/></draw:line><draw:line draw:style-name="gr42" draw:text-style-name="P137" svg:x1="0.644cm" svg:y1="0cm" svg:x2="0.644cm" svg:y2="5.144cm"><text:p/></draw:line><draw:line draw:style-name="gr42" draw:text-style-name="P137" svg:x1="1.286cm" svg:y1="0cm" svg:x2="1.286cm" svg:y2="5.144cm"><text:p/></draw:line><draw:line draw:style-name="gr42" draw:text-style-name="P137" svg:x1="1.93cm" svg:y1="0cm" svg:x2="1.93cm" svg:y2="5.144cm"><text:p/></draw:line><draw:line draw:style-name="gr42" draw:text-style-name="P137" svg:x1="2.572cm" svg:y1="0cm" svg:x2="2.572cm" svg:y2="5.144cm"><text:p/></draw:line><draw:line draw:style-name="gr42" draw:text-style-name="P137" svg:x1="3.215cm" svg:y1="0cm" svg:x2="3.215cm" svg:y2="5.144cm"><text:p/></draw:line><draw:line draw:style-name="gr42" draw:text-style-name="P137" svg:x1="3.857cm" svg:y1="0cm" svg:x2="3.857cm" svg:y2="5.144cm"><text:p/></draw:line><draw:line draw:style-name="gr42" draw:text-style-name="P137" svg:x1="4.5cm" svg:y1="0cm" svg:x2="4.5cm" svg:y2="5.144cm"><text:p/></draw:line><draw:line draw:style-name="gr42" draw:text-style-name="P137" svg:x1="5.144cm" svg:y1="0cm" svg:x2="5.144cm" svg:y2="5.144cm"><text:p/></draw:line><draw:line draw:style-name="gr42" draw:text-style-name="P137" svg:x1="5.786cm" svg:y1="0cm" svg:x2="5.786cm" svg:y2="5.144cm"><text:p/></draw:line><draw:line draw:style-name="gr42" draw:text-style-name="P137" svg:x1="6.429cm" svg:y1="0cm" svg:x2="6.429cm" svg:y2="5.144cm"><text:p/></draw:line><draw:line draw:style-name="gr42" draw:text-style-name="P137" svg:x1="7.071cm" svg:y1="0cm" svg:x2="7.071cm" svg:y2="5.144cm"><text:p/></draw:line><draw:line draw:style-name="gr42" draw:text-style-name="P137" svg:x1="7.715cm" svg:y1="0cm" svg:x2="7.715cm" svg:y2="5.144cm"><text:p/></draw:line><draw:line draw:style-name="gr42" draw:text-style-name="P137" svg:x1="8.357cm" svg:y1="0cm" svg:x2="8.357cm" svg:y2="5.144cm"><text:p/></draw:line><draw:line draw:style-name="gr42" draw:text-style-name="P137" svg:x1="9cm" svg:y1="0cm" svg:x2="9cm" svg:y2="5.144cm"><text:p/></draw:line><draw:line draw:style-name="gr42" draw:text-style-name="P137" svg:x1="0.001cm" svg:y1="0cm" svg:x2="9cm" svg:y2="0cm"><text:p/></draw:line><draw:line draw:style-name="gr42" draw:text-style-name="P137" svg:x1="0.001cm" svg:y1="0.647cm" svg:x2="9cm" svg:y2="0.647cm"><text:p/></draw:line><draw:line draw:style-name="gr42" draw:text-style-name="P137" svg:x1="0.001cm" svg:y1="1.289cm" svg:x2="9cm" svg:y2="1.289cm"><text:p/></draw:line><draw:line draw:style-name="gr42" draw:text-style-name="P137" svg:x1="0.001cm" svg:y1="1.931cm" svg:x2="9cm" svg:y2="1.931cm"><text:p/></draw:line><draw:line draw:style-name="gr42" draw:text-style-name="P137" svg:x1="0.001cm" svg:y1="2.575cm" svg:x2="9cm" svg:y2="2.575cm"><text:p/></draw:line><draw:line draw:style-name="gr42" draw:text-style-name="P137" svg:x1="0.001cm" svg:y1="3.217cm" svg:x2="9cm" svg:y2="3.217cm"><text:p/></draw:line><draw:line draw:style-name="gr42" draw:text-style-name="P137" svg:x1="0.001cm" svg:y1="3.859cm" svg:x2="9cm" svg:y2="3.859cm"><text:p/></draw:line><draw:line draw:style-name="gr42" draw:text-style-name="P137" svg:x1="0.001cm" svg:y1="4.501cm" svg:x2="9cm" svg:y2="4.501cm"><text:p/></draw:line><draw:line draw:style-name="gr42" draw:text-style-name="P137" svg:x1="0.001cm" svg:y1="5.148cm" svg:x2="9cm" svg:y2="5.148cm"><text:p/></draw:line></draw:g><draw:g draw:style-name="gr40"><draw:ellipse draw:style-name="gr43" draw:text-style-name="P138" svg:width="1.287cm" svg:height="1.285cm" svg:x="4.501cm" svg:y="0.646cm" draw:kind="arc" draw:start-angle="0" draw:end-angle="270"><text:p/></draw:ellipse><draw:circle draw:style-name="gr44" draw:text-style-name="P138" svg:width="1.285cm" svg:height="1.285cm" svg:x="5.786cm" svg:y="0.646cm" draw:kind="arc" draw:start-angle="-180" draw:end-angle="0"><text:p/></draw:circle><draw:ellipse draw:style-name="gr45" draw:text-style-name="P138" svg:width="1.287cm" svg:height="1.288cm" svg:x="4.501cm" svg:y="1.928cm" draw:kind="arc" draw:start-angle="-90" draw:end-angle="90"><text:p/></draw:ellipse><draw:circle draw:style-name="gr46" draw:text-style-name="P138" svg:width="1.287cm" svg:height="1.287cm" svg:x="4.501cm" svg:y="3.216cm" draw:kind="arc" draw:start-angle="90" draw:end-angle="360"><text:p/></draw:circle><draw:ellipse draw:style-name="gr47" draw:text-style-name="P138" svg:width="1.285cm" svg:height="1.287cm" svg:x="5.786cm" svg:y="3.216cm" draw:kind="arc" draw:start-angle="0" draw:end-angle="180"><text:p/></draw:ellipse><draw:ellipse draw:style-name="gr48" draw:text-style-name="P138" svg:width="1.288cm" svg:height="1.287cm" svg:x="7.068cm" svg:y="3.216cm" draw:kind="arc" draw:start-angle="-180" draw:end-angle="90"><text:p/></draw:ellipse><draw:circle draw:style-name="gr49" draw:text-style-name="P138" svg:width="1.288cm" svg:height="1.288cm" svg:x="7.068cm" svg:y="1.928cm" draw:kind="arc" draw:start-angle="90" draw:end-angle="270"><text:p/></draw:circle><draw:ellipse draw:style-name="gr50" draw:text-style-name="P138" svg:width="1.288cm" svg:height="1.285cm" svg:x="7.068cm" svg:y="0.646cm" draw:kind="arc" draw:start-angle="-90" draw:end-angle="180"><text:p/></draw:ellipse></draw:g><draw:g draw:style-name="gr40"><draw:ellipse draw:style-name="gr51" draw:text-style-name="P138" svg:width="1.29cm" svg:height="1.287cm" draw:transform="rotate (-3.14159265358979) translate (2.57704166666667cm 1.93041666666667cm)" draw:kind="arc" draw:start-angle="0" draw:end-angle="180"><text:p/></draw:ellipse><draw:circle draw:style-name="gr52" draw:text-style-name="P138" svg:width="1.287cm" svg:height="1.287cm" draw:transform="rotate (-3.14159265358979) translate (3.21556944444444cm 1.28836111111111cm)" draw:kind="arc" draw:start-angle="90" draw:end-angle="360"><text:p/></draw:circle><draw:circle draw:style-name="gr53" draw:text-style-name="P138" svg:width="1.287cm" svg:height="1.287cm" draw:transform="rotate (-3.14159265358979) translate (1.93145833333333cm 1.28836111111111cm)" draw:kind="arc" draw:start-angle="-180" draw:end-angle="90"><text:p/></draw:circle></draw:g><draw:g draw:style-name="gr40"><draw:ellipse draw:style-name="gr54" draw:text-style-name="P138" svg:width="1.288cm" svg:height="1.285cm" svg:x="0.637cm" svg:y="2.575cm" draw:kind="arc" draw:start-angle="0" draw:end-angle="270"><text:p/></draw:ellipse><draw:ellipse draw:style-name="gr55" draw:text-style-name="P138" svg:width="1.287cm" svg:height="1.285cm" svg:x="1.923cm" svg:y="2.575cm" draw:kind="arc" draw:start-angle="-90" draw:end-angle="180"><text:p/></draw:ellipse><draw:ellipse draw:style-name="gr56" draw:text-style-name="P138" svg:width="1.288cm" svg:height="1.29cm" svg:x="0.637cm" svg:y="3.856cm" draw:kind="arc" draw:start-angle="90" draw:end-angle="360"><text:p/></draw:ellipse><draw:ellipse draw:style-name="gr57" draw:text-style-name="P138" svg:width="1.287cm" svg:height="1.29cm" svg:x="1.923cm" svg:y="3.856cm" draw:kind="arc" draw:start-angle="-180" draw:end-angle="90"><text:p/></draw:ellipse></draw:g><draw:frame draw:style-name="gr58" draw:text-style-name="P136" svg:width="1.1cm" svg:height="0.479cm" svg:x="5.883cm" svg:y="2.348cm"><draw:text-box><text:p text:style-name="P135"><text:span text:style-name="T191">F</text:span><text:span text:style-name="T191">i</text:span><text:span text:style-name="T191">g</text:span><text:span text:style-name="T191">.</text:span><text:span text:style-name="T191"> </text:span><text:span text:style-name="T191">3</text:span></text:p></draw:text-box></draw:frame><draw:frame draw:style-name="gr41" draw:text-style-name="P136" svg:width="1.101cm" svg:height="0.481cm" svg:x="1.365cm" svg:y="3.627cm"><draw:text-box><text:p text:style-name="P135"><text:span text:style-name="T191">F</text:span><text:span text:style-name="T191">i</text:span><text:span text:style-name="T191">g</text:span><text:span text:style-name="T191">.</text:span><text:span text:style-name="T191"> </text:span><text:span text:style-name="T191">2</text:span></text:p></draw:text-box></draw:frame></draw:g><draw:line draw:style-name="gr59" draw:text-style-name="P139" svg:x1="3.215cm" svg:y1="1.931cm" svg:x2="3.857cm" svg:y2="1.931cm"><text:p/></draw:line><draw:frame draw:style-name="gr60" draw:text-style-name="P141" svg:width="0.713cm" svg:height="0.38cm" svg:x="3.187cm" svg:y="1.97cm"><draw:text-box><text:p text:style-name="P140"><text:span text:style-name="T192">2</text:span><text:span text:style-name="T192"> </text:span><text:span text:style-name="T192">c</text:span><text:span text:style-name="T192">m</text:span></text:p></draw:text-box></draw:frame></draw:g></text:h>
        <text:h text:style-name="_5f_Paragraphe" text:outline-level="1"><draw:g text:anchor-type="paragraph" draw:z-index="353" draw:name="Shape13" draw:style-name="gr7"><draw:ellipse draw:style-name="gr22" draw:text-style-name="P125" svg:width="4.014cm" svg:height="4.003cm" draw:transform="rotate (-3.14159265358979) translate (6.17713888888889cm 6.36940277777778cm)" draw:kind="arc" draw:start-angle="0" draw:end-angle="180"><text:p/></draw:ellipse><draw:ellipse draw:style-name="gr23" draw:text-style-name="P125" svg:width="4.005cm" svg:height="4.003cm" draw:transform="rotate (-3.14159265358979) translate (8.16680555555556cm 4.37268055555556cm)" draw:kind="arc" draw:start-angle="90" draw:end-angle="360"><text:p/></draw:ellipse><draw:circle draw:style-name="gr24" draw:text-style-name="P125" svg:width="4.003cm" svg:height="4.003cm" draw:transform="rotate (-3.14159265358979) translate (4.16806944444445cm 4.37268055555556cm)" draw:kind="arc" draw:start-angle="-180" draw:end-angle="90"><text:p/></draw:circle></draw:g></text:h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><draw:frame text:anchor-type="paragraph" draw:z-index="354" draw:name="Shape15" draw:style-name="gr21" draw:text-style-name="P124" svg:width="1.733cm" svg:height="0.757cm" svg:x="3.23cm" svg:y="0.199cm"><draw:text-box><text:p text:style-name="P126"><text:span text:style-name="T189">Fig</text:span><text:span text:style-name="T189">. 1</text:span></text:p></draw:text-box></draw:frame></text:h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><draw:g text:anchor-type="paragraph" draw:z-index="355" draw:name="Shape16" draw:style-name="gr7"><draw:ellipse draw:style-name="gr17" draw:text-style-name="P125" svg:width="4.007cm" svg:height="3.998cm" svg:x="0.083cm" svg:y="0.326cm" draw:kind="arc" draw:start-angle="0" draw:end-angle="270"><text:p/></draw:ellipse><draw:ellipse draw:style-name="gr18" draw:text-style-name="P125" svg:width="4.005cm" svg:height="3.998cm" svg:x="4.084cm" svg:y="0.326cm" draw:kind="arc" draw:start-angle="-90" draw:end-angle="180"><text:p/></draw:ellipse><draw:ellipse draw:style-name="gr19" draw:text-style-name="P125" svg:width="4.007cm" svg:height="4.015cm" svg:x="0.083cm" svg:y="4.311cm" draw:kind="arc" draw:start-angle="90" draw:end-angle="360"><text:p/></draw:ellipse><draw:ellipse draw:style-name="gr20" draw:text-style-name="P125" svg:width="4.005cm" svg:height="4.015cm" svg:x="4.084cm" svg:y="4.311cm" draw:kind="arc" draw:start-angle="-180" draw:end-angle="90"><text:p/></draw:ellipse></draw:g></text:h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><draw:frame text:anchor-type="paragraph" draw:z-index="356" draw:name="Shape17" draw:style-name="gr16" draw:text-style-name="P124" svg:width="1.733cm" svg:height="0.757cm" svg:x="3.064cm" svg:y="0.367cm"><draw:text-box><text:p text:style-name="P126"><text:span text:style-name="T189">F</text:span><text:span text:style-name="T189">i</text:span><text:span text:style-name="T189">g</text:span><text:span text:style-name="T189">.</text:span><text:span text:style-name="T189"> </text:span><text:span text:style-name="T189">2</text:span></text:p></draw:text-box></draw:frame></text:h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P113" text:outline-level="1"/>
        <text:h text:style-name="_5f_Paragraphe" text:outline-level="1"><draw:g text:anchor-type="paragraph" draw:z-index="357" draw:name="Shape18" draw:style-name="gr7"><draw:ellipse draw:style-name="gr8" draw:text-style-name="P125" svg:width="4.007cm" svg:height="4cm" svg:x="0.099cm" svg:y="0.134cm" draw:kind="arc" draw:start-angle="0" draw:end-angle="270"><text:p/></draw:ellipse><draw:ellipse draw:style-name="gr9" draw:text-style-name="P125" svg:width="4.001cm" svg:height="4cm" svg:x="4.098cm" svg:y="0.134cm" draw:kind="arc" draw:start-angle="-180" draw:end-angle="0"><text:p/></draw:ellipse><draw:ellipse draw:style-name="gr10" draw:text-style-name="P125" svg:width="4.007cm" svg:height="4.008cm" svg:x="0.099cm" svg:y="4.127cm" draw:kind="arc" draw:start-angle="-90" draw:end-angle="90"><text:p/></draw:ellipse><draw:circle draw:style-name="gr11" draw:text-style-name="P125" svg:width="4.007cm" svg:height="4.007cm" svg:x="0.099cm" svg:y="8.133cm" draw:kind="arc" draw:start-angle="90" draw:end-angle="360"><text:p/></draw:circle><draw:ellipse draw:style-name="gr12" draw:text-style-name="P125" svg:width="4.001cm" svg:height="4.007cm" svg:x="4.098cm" svg:y="8.133cm" draw:kind="arc" draw:start-angle="0" draw:end-angle="180"><text:p/></draw:ellipse><draw:ellipse draw:style-name="gr13" draw:text-style-name="P125" svg:width="4.012cm" svg:height="4.007cm" svg:x="8.088cm" svg:y="8.133cm" draw:kind="arc" draw:start-angle="-180" draw:end-angle="90"><text:p/></draw:ellipse><draw:ellipse draw:style-name="gr14" draw:text-style-name="P125" svg:width="4.012cm" svg:height="4.008cm" svg:x="8.088cm" svg:y="4.127cm" draw:kind="arc" draw:start-angle="90" draw:end-angle="270"><text:p/></draw:ellipse><draw:ellipse draw:style-name="gr15" draw:text-style-name="P125" svg:width="4.012cm" svg:height="4cm" svg:x="8.088cm" svg:y="0.134cm" draw:kind="arc" draw:start-angle="-90" draw:end-angle="180"><text:p/></draw:ellipse></draw:g></text:h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><draw:frame text:anchor-type="paragraph" draw:z-index="358" draw:name="Shape19" draw:style-name="gr6" draw:text-style-name="P124" svg:width="1.731cm" svg:height="0.754cm" svg:x="5.359cm" svg:y="0.325cm"><draw:text-box><text:p text:style-name="P123"><text:span text:style-name="T189">F</text:span><text:span text:style-name="T189">i</text:span><text:span text:style-name="T189">g</text:span><text:span text:style-name="T189">.</text:span><text:span text:style-name="T189"> </text:span><text:span text:style-name="T189">3</text:span></text:p></draw:text-box></draw:frame></text:h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list xml:id="list2066966771" text:style-name="_5f_Numérotation_20_des_20_exercices">
          <text:list-item>
            <text:list>
              <text:list-item>
                <text:p text:style-name="P115"><text:span text:style-name="_5f_Caractères">La figure 1 est composée de trois-quart d'un premier cercle </text:span><text:span text:style-name="_5f_Caractères"><text:span text:style-name="T185">de diamètre 4 cm </text:span></text:span><text:span text:style-name="_5f_Caractères">+ trois quart d'un deuxième cercle </text:span><text:span text:style-name="_5f_Caractères"><text:span text:style-name="T185">de diamètre 4 cm</text:span></text:span><text:span text:style-name="_5f_Caractères"> et de la moitié d'un troisième cercle </text:span><text:span text:style-name="_5f_Caractères"><text:span text:style-name="T185">de diamètre 4 cm</text:span></text:span><text:span text:style-name="_5f_Caractères">.</text:span></text:p>
              </text:list-item>
            </text:list>
          </text:list-item>
        </text:list>
        <text:h text:style-name="P103" text:outline-level="1"><text:span text:style-name="_5f_Caractères">P=</text:span><text:span text:style-name="_5f_Caractères"><text:span text:style-name="T184">[</text:span></text:span><text:span text:style-name="_5f_Caractères">d </text:span><text:span text:style-name="_5f_Caractères_5f_correction"><text:span text:style-name="T154">×</text:span></text:span><text:span text:style-name="_5f_Caractères"><text:span text:style-name="T184"> </text:span></text:span><text:span text:style-name="_5f_Caractères"><text:s/>π </text:span><text:span text:style-name="_5f_Caractères_5f_correction"><text:span text:style-name="T154">×</text:span></text:span><text:span text:style-name="_5f_Caractères"><text:span text:style-name="T185"> (</text:span></text:span><text:span text:style-name="_5f_Caractères">3 </text:span><text:span text:style-name="_5f_Caractères_5f_correction"><text:span text:style-name="T186">÷</text:span></text:span><text:span text:style-name="_5f_Caractères"> </text:span><text:span text:style-name="_5f_Caractères"><text:span text:style-name="T185">4</text:span></text:span><text:span text:style-name="_5f_Caractères">)</text:span><text:span text:style-name="_5f_Caractères"><text:span text:style-name="T185">]</text:span></text:span><text:span text:style-name="_5f_Caractères">+</text:span><text:span text:style-name="_5f_Caractères"><text:span text:style-name="T184">[</text:span></text:span><text:span text:style-name="_5f_Caractères">d </text:span><text:span text:style-name="_5f_Caractères_5f_correction"><text:span text:style-name="T154">×</text:span></text:span><text:span text:style-name="_5f_Caractères"> π <text:s/></text:span><text:span text:style-name="_5f_Caractères_5f_correction"><text:span text:style-name="T154">×</text:span></text:span><text:span text:style-name="_5f_Caractères"><text:span text:style-name="T185"> (</text:span></text:span><text:span text:style-name="_5f_Caractères">3 </text:span><text:span text:style-name="_5f_Caractères_5f_correction"><text:span text:style-name="T186">÷</text:span></text:span><text:span text:style-name="_5f_Caractères"> </text:span><text:span text:style-name="_5f_Caractères"><text:span text:style-name="T185">4</text:span></text:span><text:span text:style-name="_5f_Caractères">)</text:span><text:span text:style-name="_5f_Caractères"><text:span text:style-name="T184">]</text:span></text:span><text:span text:style-name="_5f_Caractères">+(d </text:span><text:span text:style-name="_5f_Caractères_5f_correction"><text:span text:style-name="T154">×</text:span></text:span><text:span text:style-name="_5f_Caractères"> π </text:span><text:span text:style-name="_5f_Caractères_5f_correction"><text:span text:style-name="T186">÷</text:span></text:span><text:span text:style-name="_5f_Caractères"> 2)</text:span></text:h>
        <text:h text:style-name="P103" text:outline-level="1"><text:span text:style-name="_5f_Caractères">P=</text:span><text:span text:style-name="_5f_Caractères"><text:span text:style-name="T184">[</text:span></text:span><text:span text:style-name="_5f_Caractères">4 </text:span><text:span text:style-name="_5f_Caractères_5f_correction"><text:span text:style-name="T154">×</text:span></text:span><text:span text:style-name="_5f_Caractères"> π </text:span><text:span text:style-name="_5f_Caractères_5f_correction"><text:span text:style-name="T154">×</text:span></text:span><text:span text:style-name="_5f_Caractères"><text:span text:style-name="T185"> (</text:span></text:span><text:span text:style-name="_5f_Caractères">3 </text:span><text:span text:style-name="_5f_Caractères_5f_correction"><text:span text:style-name="T186">÷</text:span></text:span><text:span text:style-name="_5f_Caractères"> </text:span><text:span text:style-name="_5f_Caractères"><text:span text:style-name="T185">4</text:span></text:span><text:span text:style-name="_5f_Caractères">)</text:span><text:span text:style-name="_5f_Caractères"><text:span text:style-name="T184">]</text:span></text:span><text:span text:style-name="_5f_Caractères">+</text:span><text:span text:style-name="_5f_Caractères"><text:span text:style-name="T184">[</text:span></text:span><text:span text:style-name="_5f_Caractères">4 </text:span><text:span text:style-name="_5f_Caractères_5f_correction"><text:span text:style-name="T154">×</text:span></text:span><text:span text:style-name="_5f_Caractères"> π </text:span><text:span text:style-name="_5f_Caractères_5f_correction"><text:span text:style-name="T154">×</text:span></text:span><text:span text:style-name="_5f_Caractères"><text:span text:style-name="T185"> (</text:span></text:span><text:span text:style-name="_5f_Caractères">3 </text:span><text:span text:style-name="_5f_Caractères_5f_correction"><text:span text:style-name="T186">÷</text:span></text:span><text:span text:style-name="_5f_Caractères"> </text:span><text:span text:style-name="_5f_Caractères"><text:span text:style-name="T185">4</text:span></text:span><text:span text:style-name="_5f_Caractères">)</text:span><text:span text:style-name="_5f_Caractères"><text:span text:style-name="T184">]</text:span></text:span><text:span text:style-name="_5f_Caractères">+(</text:span><text:span text:style-name="_5f_Caractères"><text:span text:style-name="T184">4</text:span></text:span><text:span text:style-name="_5f_Caractères"> </text:span><text:span text:style-name="_5f_Caractères_5f_correction"><text:span text:style-name="T154">×</text:span></text:span><text:span text:style-name="_5f_Caractères"> π </text:span><text:span text:style-name="_5f_Caractères_5f_correction"><text:span text:style-name="T186">÷</text:span></text:span><text:span text:style-name="_5f_Caractères"> 2)</text:span></text:h>
        <text:h text:style-name="_5f_Paragraphe_5f_Correction" text:outline-level="1"><text:span text:style-name="_5f_Caractères">soit environ 25,1 cm.</text:span></text:h>
        <text:list xml:id="list181348545527265" text:continue-numbering="true" text:style-name="_5f_Numérotation_20_des_20_exercices">
          <text:list-item>
            <text:list>
              <text:list-item>
                <text:p text:style-name="P115"><text:span text:style-name="_5f_Caractères">La figure 2 est composée de quatre parties identiques : trois-quart d'un cercle de </text:span><text:span text:style-name="_5f_Caractères"><text:span text:style-name="T185">diamètre <text:line-break/>4 cm</text:span></text:span><text:span text:style-name="_5f_Caractères">.</text:span></text:p>
              </text:list-item>
            </text:list>
          </text:list-item>
        </text:list>
        <text:h text:style-name="P103" text:outline-level="1"><text:span text:style-name="_5f_Caractères_5f_correction">P=</text:span><text:span text:style-name="_5f_Caractères_5f_correction"><text:span text:style-name="T184">[</text:span></text:span><text:span text:style-name="_5f_Caractères_5f_correction">d </text:span><text:span text:style-name="_5f_Caractères_5f_correction"><text:span text:style-name="T154">×</text:span></text:span><text:span text:style-name="_5f_Caractères"><text:span text:style-name="T184"> </text:span></text:span><text:span text:style-name="_5f_Caractères"><text:s/>π </text:span><text:span text:style-name="_5f_Caractères_5f_correction"><text:span text:style-name="T154">×</text:span></text:span><text:span text:style-name="_5f_Caractères"><text:span text:style-name="T185"> (</text:span></text:span><text:span text:style-name="_5f_Caractères">3 </text:span><text:span text:style-name="_5f_Caractères_5f_correction"><text:span text:style-name="T186">÷</text:span></text:span><text:span text:style-name="_5f_Caractères"> </text:span><text:span text:style-name="_5f_Caractères"><text:span text:style-name="T185">4</text:span></text:span><text:span text:style-name="_5f_Caractères">)</text:span><text:span text:style-name="_5f_Caractères_5f_correction"><text:span text:style-name="T184">]</text:span></text:span><text:span text:style-name="_5f_Caractères_5f_correction"> </text:span><text:span text:style-name="_5f_Caractères_5f_correction"><text:span text:style-name="T154">× </text:span></text:span><text:span text:style-name="_5f_Caractères_5f_correction">4</text:span></text:h>
        <text:h text:style-name="P103" text:outline-level="1"><text:span text:style-name="_5f_Caractères_5f_correction">P=</text:span><text:span text:style-name="_5f_Caractères_5f_correction"><text:span text:style-name="T184">[</text:span></text:span><text:span text:style-name="_5f_Caractères_5f_correction">4</text:span><text:span text:style-name="_5f_Caractères_5f_correction"><text:span text:style-name="T154">×</text:span></text:span><text:span text:style-name="_5f_Caractères"><text:span text:style-name="T184"> </text:span></text:span><text:span text:style-name="_5f_Caractères"><text:s/>π </text:span><text:span text:style-name="_5f_Caractères_5f_correction"><text:span text:style-name="T154">×</text:span></text:span><text:span text:style-name="_5f_Caractères"><text:span text:style-name="T185"> (</text:span></text:span><text:span text:style-name="_5f_Caractères">3 </text:span><text:span text:style-name="_5f_Caractères_5f_correction"><text:span text:style-name="T186">÷</text:span></text:span><text:span text:style-name="_5f_Caractères"> </text:span><text:span text:style-name="_5f_Caractères"><text:span text:style-name="T185">4</text:span></text:span><text:span text:style-name="_5f_Caractères">)</text:span><text:span text:style-name="_5f_Caractères_5f_correction"><text:span text:style-name="T184">] </text:span></text:span><text:span text:style-name="_5f_Caractères_5f_correction"><text:span text:style-name="T154">×</text:span></text:span><text:span text:style-name="_5f_Caractères_5f_correction"><text:span text:style-name="T185"> </text:span></text:span><text:span text:style-name="_5f_Caractères_5f_correction">4</text:span></text:h>
        <text:h text:style-name="_5f_Paragraphe_5f_Correction" text:outline-level="1"><text:span text:style-name="_5f_Caractères_5f_correction">soit environ 37,7 cm.</text:span></text:h>
        <text:list xml:id="list181348347366388" text:continue-numbering="true" text:style-name="_5f_Numérotation_20_des_20_exercices">
          <text:list-item>
            <text:list>
              <text:list-item>
                <text:p text:style-name="P115"><text:span text:style-name="_5f_Caractères">La figure 3 est composée de quatre parties identiques : trois-quart d'un cercle de rayon 2 cm suivi de la moitié d'un cercle de </text:span><text:span text:style-name="_5f_Caractères"><text:span text:style-name="T185">diamètre <text:line-break/>4 cm</text:span></text:span><text:span text:style-name="_5f_Caractères">.</text:span></text:p>
              </text:list-item>
            </text:list>
          </text:list-item>
        </text:list>
        <text:h text:style-name="P103" text:outline-level="1"><text:span text:style-name="_5f_Caractères">P=</text:span><text:span text:style-name="_5f_Caractères"><text:span text:style-name="T185">{</text:span></text:span><text:span text:style-name="_5f_Caractères">[d </text:span><text:span text:style-name="_5f_Caractères_5f_correction"><text:span text:style-name="T154">×</text:span></text:span><text:span text:style-name="_5f_Caractères"> π </text:span><text:span text:style-name="_5f_Caractères_5f_correction"><text:span text:style-name="T154">×</text:span></text:span><text:span text:style-name="_5f_Caractères"><text:span text:style-name="T185"> (</text:span></text:span><text:span text:style-name="_5f_Caractères">3 </text:span><text:span text:style-name="_5f_Caractères_5f_correction"><text:span text:style-name="T186">÷</text:span></text:span><text:span text:style-name="_5f_Caractères"> </text:span><text:span text:style-name="_5f_Caractères"><text:span text:style-name="T185">4</text:span></text:span><text:span text:style-name="_5f_Caractères">)</text:span><text:span text:style-name="_5f_Caractères_5f_correction"><text:span text:style-name="T184">]</text:span></text:span><text:span text:style-name="_5f_Caractères">+(d </text:span><text:span text:style-name="_5f_Caractères_5f_correction"><text:span text:style-name="T154">×</text:span></text:span><text:span text:style-name="_5f_Caractères"> π </text:span><text:span text:style-name="_5f_Caractères_5f_correction"><text:span text:style-name="T186">÷</text:span></text:span><text:span text:style-name="_5f_Caractères"> 2)</text:span><text:span text:style-name="_5f_Caractères"><text:span text:style-name="T185">}</text:span></text:span><text:span text:style-name="_5f_Caractères"> </text:span><text:span text:style-name="_5f_Caractères_5f_correction"><text:span text:style-name="T154">×</text:span></text:span><text:span text:style-name="_5f_Caractères"><text:span text:style-name="T185"> </text:span></text:span><text:span text:style-name="_5f_Caractères">4</text:span></text:h>
        <text:h text:style-name="P103" text:outline-level="1"><text:span text:style-name="_5f_Caractères">P=</text:span><text:span text:style-name="_5f_Caractères"><text:span text:style-name="T185">{</text:span></text:span><text:span text:style-name="_5f_Caractères">[4 </text:span><text:span text:style-name="_5f_Caractères_5f_correction"><text:span text:style-name="T154">×</text:span></text:span><text:span text:style-name="_5f_Caractères"> π </text:span><text:span text:style-name="_5f_Caractères_5f_correction"><text:span text:style-name="T154">×</text:span></text:span><text:span text:style-name="_5f_Caractères"><text:span text:style-name="T185"> (</text:span></text:span><text:span text:style-name="_5f_Caractères">3 </text:span><text:span text:style-name="_5f_Caractères_5f_correction"><text:span text:style-name="T186">÷</text:span></text:span><text:span text:style-name="_5f_Caractères"> </text:span><text:span text:style-name="_5f_Caractères"><text:span text:style-name="T185">4</text:span></text:span><text:span text:style-name="_5f_Caractères">)</text:span><text:span text:style-name="_5f_Caractères_5f_correction"><text:span text:style-name="T184">]</text:span></text:span><text:span text:style-name="_5f_Caractères">+(4 </text:span><text:span text:style-name="_5f_Caractères_5f_correction"><text:span text:style-name="T154">×</text:span></text:span><text:span text:style-name="_5f_Caractères"> π </text:span><text:span text:style-name="_5f_Caractères_5f_correction"><text:span text:style-name="T186">÷</text:span></text:span><text:span text:style-name="_5f_Caractères"> 2)</text:span><text:span text:style-name="_5f_Caractères"><text:span text:style-name="T185">}</text:span></text:span><text:span text:style-name="_5f_Caractères"> </text:span><text:span text:style-name="_5f_Caractères_5f_correction"><text:span text:style-name="T154">×</text:span></text:span><text:span text:style-name="_5f_Caractères"><text:span text:style-name="T185"> </text:span></text:span><text:span text:style-name="_5f_Caractères">4</text:span></text:h>
        <text:h text:style-name="_5f_Paragraphe_5f_Correction" text:outline-level="1"><text:span text:style-name="_5f_Caractères">soit environ 62,8 cm.</text:span></text:h>
        <text:p text:style-name="_5f_Paragraphe_5f_Réponse_5f_Pointillés_5f_Grisés"><text:span text:style-name="_5f_pointillés_20_gris"/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Lucida Sans1" svg:font-family="'Lucida Sans'" style:font-pitch="variable"/>
    <style:font-face style:name="Lucida Sans Unicode1" svg:font-family="'Lucida Sans Unicode'" style:font-pitch="variable"/>
    <style:font-face style:name="MS Gothic" svg:font-family="'MS Gothic'" style:font-pitch="variable"/>
    <style:font-face style:name="SimSun1" svg:font-family="SimSun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4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84D992FE4BA6D708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2" draw:display-name="Bitmape 2" xlink:href="Pictures/1000000000000462000000589ACB62EABBDEC345.png" xlink:type="simple" xlink:show="embed" xlink:actuate="onLoad"/>
    <draw:fill-image draw:name="Bitmape_20_3" draw:display-name="Bitmape 3" xlink:href="Pictures/1000020100000A26000000ECB5CB7417BB67109D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3cm" draw:dots2="1" draw:dots2-length="0.003cm" draw:distance="0.003cm"/>
    <draw:stroke-dash draw:name="Dash_20_7404" draw:display-name="Dash 7404" draw:style="rect" draw:dots1="1" draw:dots1-length="0.003cm" draw:dots2="1" draw:dots2-length="0.003cm" draw:distance="0.003cm"/>
    <draw:stroke-dash draw:name="Dash_20_7405" draw:display-name="Dash 7405" draw:style="rect" draw:dots1="1" draw:dots1-length="0.003cm" draw:dots2="1" draw:dots2-length="0.003cm" draw:distance="0.003cm"/>
    <draw:stroke-dash draw:name="Dash_20_7406" draw:display-name="Dash 7406" draw:style="rect" draw:dots1="1" draw:dots1-length="0.003cm" draw:dots2="1" draw:dots2-length="0.003cm" draw:distance="0.003cm"/>
    <draw:stroke-dash draw:name="Dash_20_7407" draw:display-name="Dash 7407" draw:style="rect" draw:dots1="1" draw:dots1-length="0.003cm" draw:dots2="1" draw:dots2-length="0.003cm" draw:distance="0.003cm"/>
    <draw:stroke-dash draw:name="Dash_20_7408" draw:display-name="Dash 7408" draw:style="rect" draw:dots1="1" draw:dots1-length="0.003cm" draw:dots2="1" draw:dots2-length="0.003cm" draw:distance="0.003cm"/>
    <draw:stroke-dash draw:name="Dash_20_7409" draw:display-name="Dash 7409" draw:style="rect" draw:dots1="1" draw:dots1-length="0.003cm" draw:dots2="1" draw:dots2-length="0.003cm" draw:distance="0.003cm"/>
    <draw:stroke-dash draw:name="Dash_20_7410" draw:display-name="Dash 7410" draw:style="rect" draw:dots1="1" draw:dots1-length="0.003cm" draw:dots2="1" draw:dots2-length="0.003cm" draw:distance="0.003cm"/>
    <draw:stroke-dash draw:name="Dash_20_7411" draw:display-name="Dash 7411" draw:style="rect" draw:dots1="1" draw:dots1-length="0.003cm" draw:dots2="1" draw:dots2-length="0.003cm" draw:distance="0.003cm"/>
    <draw:stroke-dash draw:name="Dash_20_7412" draw:display-name="Dash 7412" draw:style="rect" draw:dots1="1" draw:dots1-length="0.003cm" draw:dots2="1" draw:dots2-length="0.003cm" draw:distance="0.003cm"/>
    <draw:stroke-dash draw:name="Dash_20_7413" draw:display-name="Dash 7413" draw:style="rect" draw:dots1="1" draw:dots1-length="0.003cm" draw:dots2="1" draw:dots2-length="0.003cm" draw:distance="0.003cm"/>
    <draw:stroke-dash draw:name="Dash_20_7414" draw:display-name="Dash 7414" draw:style="rect" draw:dots1="1" draw:dots1-length="0.003cm" draw:dots2="1" draw:dots2-length="0.003cm" draw:distance="0.003cm"/>
    <draw:stroke-dash draw:name="Dash_20_7415" draw:display-name="Dash 7415" draw:style="rect" draw:dots1="1" draw:dots1-length="0.003cm" draw:dots2="1" draw:dots2-length="0.003cm" draw:distance="0.003cm"/>
    <draw:stroke-dash draw:name="Dash_20_7416" draw:display-name="Dash 7416" draw:style="rect" draw:dots1="1" draw:dots1-length="0.003cm" draw:dots2="1" draw:dots2-length="0.003cm" draw:distance="0.003cm"/>
    <draw:stroke-dash draw:name="Dash_20_7417" draw:display-name="Dash 7417" draw:style="rect" draw:dots1="1" draw:dots1-length="0.003cm" draw:dots2="1" draw:dots2-length="0.003cm" draw:distance="0.003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ffffff" loext:opacity="100%" style:font-name="Bitstream Vera Sans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ffffff" loext:opacity="100%" style:font-name="Bitstream Vera Sans2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4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Character_5f_20_5f_style" style:display-name="Character_20_style" style:family="text"/>
    <style:style style:name="MATH" style:family="text">
      <style:text-properties style:font-name="Times New Roman" fo:font-family="'Times New Roman'" style:font-family-generic="roman" style:font-pitch="variable" fo:font-size="13pt" fo:font-style="italic" officeooo:rsid="000f3f68" fo:background-color="transparent" style:font-size-asian="13pt" style:font-style-asian="italic" style:font-size-complex="13pt" style:font-style-complex="italic" loext:shadow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2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2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2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2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2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2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2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2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2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2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2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2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2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2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2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2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2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2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2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2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2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2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2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2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2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2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2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2"/>
      </text:list-level-style-bullet>
    </text:list-style>
    <text:list-style style:name="Num_5f_Exo" style:display-name="Num_Exo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_20_livrets" style:display-name="_Numérotation des exercices livrets">
      <text:list-level-style-number text:level="1" text:style-name="Character_5f_20_5f_style" style:num-format="1">
        <style:list-level-properties text:min-label-distance="0.2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text-align="center"/>
    </style:style>
    <style:style style:name="MP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4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5" style:family="paragraph" style:parent-style-name="Footer">
      <style:text-properties officeooo:rsid="00178920" officeooo:paragraph-rsid="00178920"/>
    </style:style>
    <style:style style:name="MP6" style:family="paragraph" style:parent-style-name="Footer">
      <style:text-properties officeooo:paragraph-rsid="00c384cf"/>
    </style:style>
    <style:style style:name="MP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 style:parent-style-name="_5f_Header_20_G_20_page_20_paire_20__28_G_29_">
      <style:text-properties officeooo:paragraph-rsid="0334a5be"/>
    </style:style>
    <style:style style:name="MP10" style:family="paragraph" style:parent-style-name="_5f_Header_20_G_20_page_20_paire_20__28_G_29_">
      <style:paragraph-properties fo:text-align="start" style:justify-single-word="false"/>
    </style:style>
    <style:style style:name="MP11" style:family="paragraph" style:parent-style-name="Footer">
      <style:text-properties officeooo:paragraph-rsid="030c4d7d"/>
    </style:style>
    <style:style style:name="MP12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13" style:family="paragraph" style:parent-style-name="Footer">
      <style:text-properties officeooo:paragraph-rsid="00863005"/>
    </style:style>
    <style:style style:name="MP1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MP1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ae4cab"/>
    </style:style>
    <style:style style:name="MP16" style:family="paragraph" style:parent-style-name="_5f_Footer_20_page_20_impaire_20__28_D_29_">
      <style:text-properties fo:text-transform="uppercase" fo:color="#ffffff" loext:opacity="100%" style:font-name="Bitstream Vera Sans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7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1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MP19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2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MP21" style:family="paragraph">
      <loext:graphic-properties draw:fill="solid" draw:fill-color="#d7e12c"/>
    </style:style>
    <style:style style:name="MP22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2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MP24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2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P26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2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MP28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2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MP30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31" style:family="paragraph" style:parent-style-name="Header">
      <style:paragraph-properties fo:text-align="start" style:justify-single-word="false"/>
      <style:text-properties officeooo:paragraph-rsid="0289fb01"/>
    </style:style>
    <style:style style:name="MP32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33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34" style:family="paragraph" style:parent-style-name="Footer">
      <style:text-properties officeooo:paragraph-rsid="00d4df5c"/>
    </style:style>
    <style:style style:name="MP35" style:family="paragraph" style:parent-style-name="_5f_Header_20_N_20_page_20_impaire_20__28_D_29_">
      <style:paragraph-properties fo:text-align="start" style:justify-single-word="false"/>
    </style:style>
    <style:style style:name="MP36" style:family="paragraph" style:parent-style-name="Footer">
      <style:paragraph-properties fo:text-align="end" style:justify-single-word="false"/>
      <style:text-properties officeooo:paragraph-rsid="00d4df5c"/>
    </style:style>
    <style:style style:name="MP37" style:family="paragraph" style:parent-style-name="Footer">
      <style:paragraph-properties fo:text-align="start" style:justify-single-word="false"/>
      <style:text-properties officeooo:paragraph-rsid="00d4df5c"/>
    </style:style>
    <style:style style:name="MP38" style:family="paragraph" style:parent-style-name="_5f_Header_20_G_20_page_20_impaire_20__28_D_29_">
      <style:text-properties officeooo:paragraph-rsid="01259ec2"/>
    </style:style>
    <style:style style:name="MP39" style:family="paragraph" style:parent-style-name="_5f_Header_20_G_20_page_20_paire_20__28_G_29_">
      <style:text-properties officeooo:paragraph-rsid="00eb2abc"/>
    </style:style>
    <style:style style:name="MP4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fo:font-size="9pt" style:font-size-asian="9pt" style:font-size-complex="9pt"/>
    </style:style>
    <style:style style:name="MP4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4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4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45" style:family="paragraph" style:parent-style-name="Header">
      <style:paragraph-properties fo:text-align="center" style:justify-single-word="false"/>
      <style:text-properties officeooo:paragraph-rsid="00ab054e"/>
    </style:style>
    <style:style style:name="MP46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47" style:family="paragraph" style:parent-style-name="_5f_Header_20_M_20_page_20_impaire_20__28_D_29_">
      <style:text-properties fo:font-size="16pt" style:font-size-asian="16pt" style:font-size-complex="16pt"/>
    </style:style>
    <style:style style:name="MP48" style:family="paragraph" style:parent-style-name="_5f_Footer_20_page_20_impaire_20__28_D_29_">
      <style:paragraph-properties fo:text-align="start" style:justify-single-word="false"/>
    </style:style>
    <style:style style:name="MP49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50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51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52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53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54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55" style:family="paragraph" style:parent-style-name="Footer">
      <style:text-properties officeooo:paragraph-rsid="010f7046"/>
    </style:style>
    <style:style style:name="MP56" style:family="paragraph" style:parent-style-name="Footer">
      <style:text-properties officeooo:paragraph-rsid="01120261"/>
    </style:style>
    <style:style style:name="MP57" style:family="paragraph" style:parent-style-name="Footer">
      <style:text-properties officeooo:paragraph-rsid="008d016c"/>
    </style:style>
    <style:style style:name="MP58" style:family="paragraph" style:parent-style-name="Header">
      <style:text-properties officeooo:paragraph-rsid="00134d68"/>
    </style:style>
    <style:style style:name="MP59" style:family="paragraph" style:parent-style-name="_5f_Footer_20_page_20_impaire_20__28_D_29_">
      <style:text-properties officeooo:paragraph-rsid="001514ca"/>
    </style:style>
    <style:style style:name="MP60" style:family="paragraph" style:parent-style-name="Header">
      <style:paragraph-properties fo:margin-left="0cm" fo:margin-right="0cm" fo:text-indent="0cm" style:auto-text-indent="false"/>
    </style:style>
    <style:style style:name="MP61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62" style:family="paragraph" style:parent-style-name="_5f_Header_20_N_20_page_20_impaire_20__28_D_29_">
      <style:text-properties officeooo:rsid="027aa87d" officeooo:paragraph-rsid="027aa87d"/>
    </style:style>
    <style:style style:name="MP63" style:family="paragraph" style:parent-style-name="_5f_Header_20_N_20_page_20_impaire_20__28_D_29_">
      <style:text-properties officeooo:rsid="0277791e" officeooo:paragraph-rsid="0277791e"/>
    </style:style>
    <style:style style:name="MP64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65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66" style:family="paragraph" style:parent-style-name="Footer">
      <style:text-properties officeooo:rsid="0242edd8" officeooo:paragraph-rsid="0242edd8"/>
    </style:style>
    <style:style style:name="MP67" style:family="paragraph" style:parent-style-name="Footer">
      <style:paragraph-properties fo:text-align="start" style:justify-single-word="false"/>
      <style:text-properties officeooo:paragraph-rsid="0211dd7e"/>
    </style:style>
    <style:style style:name="MP68" style:family="paragraph" style:parent-style-name="Header">
      <style:paragraph-properties fo:text-align="start" style:justify-single-word="false"/>
      <style:text-properties officeooo:paragraph-rsid="0211dd7e"/>
    </style:style>
    <style:style style:name="MP6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MP70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71" style:family="paragraph" style:parent-style-name="Footer">
      <style:text-properties officeooo:paragraph-rsid="00a59a60"/>
    </style:style>
    <style:style style:name="MP72" style:family="paragraph" style:parent-style-name="Footer">
      <style:text-properties officeooo:paragraph-rsid="004274bc"/>
    </style:style>
    <style:style style:name="MP73" style:family="paragraph" style:parent-style-name="Header">
      <style:paragraph-properties fo:text-align="center" style:justify-single-word="false"/>
      <style:text-properties officeooo:paragraph-rsid="00c10aa6"/>
    </style:style>
    <style:style style:name="MP74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75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6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77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78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79" style:family="paragraph" style:parent-style-name="Footer">
      <style:text-properties officeooo:paragraph-rsid="00d8520c"/>
    </style:style>
    <style:style style:name="MP80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81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82" style:family="paragraph" style:parent-style-name="Footer">
      <style:text-properties officeooo:paragraph-rsid="002aa84d"/>
    </style:style>
    <style:style style:name="MP83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4" style:family="paragraph">
      <loext:graphic-properties draw:fill="solid" draw:fill-color="#7fb241"/>
    </style:style>
    <style:style style:name="MP85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P8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MP87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88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9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9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MP91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92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93" style:family="paragraph" style:parent-style-name="_5f_Header_20_G_20_page_20_impaire_20__28_D_29_">
      <style:text-properties officeooo:paragraph-rsid="00c87b35"/>
    </style:style>
    <style:style style:name="MP9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MP95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MP97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98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9" style:family="paragraph" style:parent-style-name="Footer">
      <style:text-properties officeooo:rsid="001f8a2d" officeooo:paragraph-rsid="00bd36bc"/>
    </style:style>
    <style:style style:name="MP100" style:family="paragraph" style:parent-style-name="Header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101" style:family="paragraph" style:parent-style-name="_5f_Header_20_G_20_page_20_impaire_20__28_D_29_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102" style:family="paragraph" style:parent-style-name="Footer">
      <style:text-properties officeooo:rsid="011350d1" officeooo:paragraph-rsid="011350d1"/>
    </style:style>
    <style:style style:name="MP103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04" style:family="paragraph">
      <loext:graphic-properties draw:fill="solid" draw:fill-color="#1ca2b8"/>
    </style:style>
    <style:style style:name="MP105" style:family="paragraph" style:parent-style-name="Footer">
      <style:text-properties officeooo:rsid="001f8a2d" officeooo:paragraph-rsid="002b33ed"/>
    </style:style>
    <style:style style:name="MP106" style:family="paragraph" style:parent-style-name="Footer">
      <style:text-properties officeooo:rsid="0096b4e2" officeooo:paragraph-rsid="0096b4e2"/>
    </style:style>
    <style:style style:name="MP107" style:family="paragraph" style:parent-style-name="_5f_Header_20_G_20_page_20_impaire_20__28_D_29_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8" style:family="paragraph" style:parent-style-name="Footer">
      <style:text-properties officeooo:paragraph-rsid="0096b4e2"/>
    </style:style>
    <style:style style:name="MP109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110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11" style:family="paragraph" style:parent-style-name="Footer">
      <style:text-properties officeooo:paragraph-rsid="02a682f9"/>
    </style:style>
    <style:style style:name="MP112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13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14" style:family="paragraph" style:parent-style-name="Header">
      <style:paragraph-properties fo:text-align="start" style:justify-single-word="false"/>
      <style:text-properties officeooo:paragraph-rsid="02a56131"/>
    </style:style>
    <style:style style:name="MP115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16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17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2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8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P119" style:family="paragraph">
      <loext:graphic-properties draw:fill="solid" draw:fill-color="#d62e4e"/>
    </style:style>
    <style:style style:name="MP120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21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T1" style:family="text">
      <style:text-properties officeooo:rsid="0315af39"/>
    </style:style>
    <style:style style:name="MT2" style:family="text">
      <style:text-properties fo:font-variant="small-caps" fo:color="#d7e12c" loext:opacity="100%" style:font-name="Bitstream Vera Sans2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3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4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5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MT6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7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8" style:family="text">
      <style:text-properties officeooo:rsid="0334a5be"/>
    </style:style>
    <style:style style:name="MT9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10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1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12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13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MT14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15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16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MT17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MT18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MT19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20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21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MT22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MT23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24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25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26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27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MT28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29" style:family="text">
      <style:text-properties officeooo:rsid="0160d7ef"/>
    </style:style>
    <style:style style:name="MT30" style:family="text">
      <style:text-properties officeooo:rsid="0072f07f"/>
    </style:style>
    <style:style style:name="MT31" style:family="text">
      <style:text-properties officeooo:rsid="0268e0aa"/>
    </style:style>
    <style:style style:name="MT32" style:family="text">
      <style:text-properties officeooo:rsid="026ec296"/>
    </style:style>
    <style:style style:name="MT33" style:family="text">
      <style:text-properties officeooo:rsid="0272f9e5"/>
    </style:style>
    <style:style style:name="MT34" style:family="text">
      <style:text-properties officeooo:rsid="02757f12"/>
    </style:style>
    <style:style style:name="MT35" style:family="text">
      <style:text-properties officeooo:rsid="02735980"/>
    </style:style>
    <style:style style:name="MT36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MT37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MT38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39" style:family="text">
      <style:text-properties fo:font-variant="small-caps" fo:color="#d7e12c" loext:opacity="100%" style:font-name="Bitstream Vera Sans2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40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41" style:family="text">
      <style:text-properties officeooo:rsid="01b6dc57"/>
    </style:style>
    <style:style style:name="MT42" style:family="text">
      <style:text-properties fo:font-variant="small-caps" fo:color="#d7e12c" loext:opacity="100%" style:font-name="Bitstream Vera Sans2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43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44" style:family="text">
      <style:text-properties fo:font-variant="small-caps" fo:color="#1ca2b8" loext:opacity="100%" style:font-name="Bitstream Vera Sans2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45" style:family="text">
      <style:text-properties officeooo:rsid="00b5d2d1"/>
    </style:style>
    <style:style style:name="MT46" style:family="text">
      <style:text-properties fo:font-variant="small-caps" fo:color="#1ca2b8" loext:opacity="100%" style:font-name="Bitstream Vera Sans2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47" style:family="text">
      <style:text-properties fo:font-variant="small-caps" fo:color="#1ca2b8" loext:opacity="100%" style:font-name="Bitstream Vera Sans2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48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49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50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51" style:family="text">
      <style:text-properties officeooo:rsid="015f088a"/>
    </style:style>
    <style:style style:name="MT52" style:family="text">
      <style:text-properties fo:font-variant="small-caps" fo:color="#d7e12c" loext:opacity="100%" style:font-name="Bitstream Vera Sans2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53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54" style:family="text">
      <style:text-properties fo:font-variant="small-caps" fo:color="#d7e12c" loext:opacity="100%" style:font-name="Bitstream Vera Sans2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55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56" style:family="text">
      <style:text-properties fo:font-variant="small-caps" fo:color="#d7e12c" loext:opacity="100%" style:font-name="Bitstream Vera Sans2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57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58" style:family="text">
      <style:text-properties officeooo:rsid="01f8729d"/>
    </style:style>
    <style:style style:name="MT59" style:family="text">
      <style:text-properties officeooo:rsid="010c4d3a"/>
    </style:style>
    <style:style style:name="MT60" style:family="text">
      <style:text-properties fo:font-variant="small-caps" fo:color="#9d0f89" loext:opacity="100%" style:font-name="Bitstream Vera Sans2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61" style:family="text">
      <style:text-properties fo:font-variant="small-caps" fo:color="#9d0f89" loext:opacity="100%" style:font-name="Bitstream Vera Sans2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62" style:family="text"/>
    <style:style style:name="MT63" style:family="text">
      <style:text-properties fo:font-size="16pt" style:font-size-asian="16pt" style:font-size-complex="16pt"/>
    </style:style>
    <style:style style:name="MT64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65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66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67" style:family="text">
      <style:text-properties fo:font-variant="small-caps" fo:color="#1ca2b8" loext:opacity="100%" style:font-name="Bitstream Vera Sans2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68" style:family="text">
      <style:text-properties officeooo:rsid="00b6801f"/>
    </style:style>
    <style:style style:name="MT69" style:family="text">
      <style:text-properties fo:font-variant="small-caps" fo:color="#9d0f89" loext:opacity="100%" style:font-name="Bitstream Vera Sans2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70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71" style:family="text">
      <style:text-properties fo:font-variant="small-caps" fo:color="#7fb241" loext:opacity="100%" style:font-name="Bitstream Vera Sans" fo:font-weight="bold" officeooo:rsid="00231aba"/>
    </style:style>
    <style:style style:name="MT72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MT73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MT74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75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76" style:family="text">
      <style:text-properties fo:font-variant="small-caps" fo:color="#9d0f89" loext:opacity="100%" style:font-name="Bitstream Vera Sans2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77" style:family="text">
      <style:text-properties officeooo:rsid="014407b5"/>
    </style:style>
    <style:style style:name="MT78" style:family="text">
      <style:text-properties fo:font-variant="small-caps" fo:color="#9d0f89" loext:opacity="100%" style:font-name="Bitstream Vera Sans2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79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80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81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82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MT83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84" style:family="text">
      <style:text-properties fo:font-variant="small-caps" fo:color="#7fb241" loext:opacity="100%" style:font-name="Bitstream Vera Sans3" fo:font-size="16pt" fo:font-style="normal" fo:text-shadow="none" fo:font-weight="bold" officeooo:rsid="008d016c" style:font-size-asian="16pt" style:font-style-asian="normal" style:font-size-complex="16pt" style:font-style-complex="normal"/>
    </style:style>
    <style:style style:name="MT85" style:family="text">
      <style:text-properties fo:font-variant="small-caps" fo:color="#7fb241" loext:opacity="100%" style:font-name="Bitstream Vera Sans2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86" style:family="text">
      <style:text-properties fo:font-variant="small-caps" fo:color="#7fb241" loext:opacity="100%" style:font-name="Bitstream Vera Sans3" fo:font-size="16pt" fo:font-style="normal" fo:text-shadow="none" fo:font-weight="bold" officeooo:rsid="017f1451" style:font-size-asian="16pt" style:font-style-asian="normal" style:font-size-complex="16pt" style:font-style-complex="normal"/>
    </style:style>
    <style:style style:name="MT87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88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MT89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90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91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92" style:family="text">
      <style:text-properties fo:font-variant="small-caps" fo:color="#d7e12c" loext:opacity="100%" style:font-name="Bitstream Vera Sans2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93" style:family="text">
      <style:text-properties fo:font-variant="small-caps" fo:color="#d7e12c" loext:opacity="100%" style:font-name="Bitstream Vera Sans2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94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95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96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97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98" style:family="text">
      <style:text-properties fo:font-variant="small-caps" fo:color="#d7e12c" loext:opacity="100%" style:font-name="Bitstream Vera Sans2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99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100" style:family="text">
      <style:text-properties fo:font-variant="small-caps" fo:color="#d7e12c" loext:opacity="100%" style:font-name="Bitstream Vera Sans2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101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102" style:family="text">
      <style:text-properties fo:font-variant="small-caps" fo:color="#d7e12c" loext:opacity="100%" style:font-name="Bitstream Vera Sans2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103" style:family="text">
      <style:text-properties fo:font-variant="small-caps" fo:color="#d7e12c" loext:opacity="100%" style:font-name="Bitstream Vera Sans2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104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105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106" style:family="text">
      <style:text-properties fo:font-variant="small-caps" fo:color="#d7e12c" loext:opacity="100%" style:font-name="Bitstream Vera Sans2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07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108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109" style:family="text">
      <style:text-properties fo:font-variant="small-caps" fo:color="#d7e12c" loext:opacity="100%" style:font-name="Bitstream Vera Sans2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10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111" style:family="text">
      <style:text-properties fo:font-variant="small-caps" fo:color="#d7e12c" loext:opacity="100%" style:font-name="Bitstream Vera Sans2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12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113" style:family="text">
      <style:text-properties fo:font-variant="small-caps" fo:color="#d7e12c" loext:opacity="100%" style:font-name="Bitstream Vera Sans2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14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115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116" style:family="text">
      <style:text-properties officeooo:rsid="008d016c"/>
    </style:style>
    <style:style style:name="MT117" style:family="text">
      <style:text-properties fo:font-variant="small-caps" fo:color="#1ca2b8" loext:opacity="100%" style:font-name="Bitstream Vera Sans2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8" style:family="text">
      <style:text-properties fo:font-variant="small-caps" fo:color="#1ca2b8" loext:opacity="100%" style:font-name="Bitstream Vera Sans2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9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120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21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T122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23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4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5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26" style:family="text">
      <style:text-properties fo:font-variant="small-caps" fo:color="#1ca2b8" loext:opacity="100%" style:font-name="Bitstream Vera Sans2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7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28" style:family="text">
      <style:text-properties officeooo:rsid="009e3fdd"/>
    </style:style>
    <style:style style:name="MT129" style:family="text">
      <style:text-properties fo:font-variant="small-caps" fo:color="#1ca2b8" loext:opacity="100%" style:font-name="Bitstream Vera Sans2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30" style:family="text">
      <style:text-properties fo:font-variant="small-caps" fo:color="#1ca2b8" loext:opacity="100%" style:font-name="Bitstream Vera Sans2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31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32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33" style:family="text">
      <style:text-properties fo:font-variant="small-caps" officeooo:rsid="0054f64f"/>
    </style:style>
    <style:style style:name="MT134" style:family="text">
      <style:text-properties fo:font-variant="small-caps"/>
    </style:style>
    <style:style style:name="MT135" style:family="text">
      <style:text-properties fo:font-variant="small-caps" fo:color="#1ca2b8" loext:opacity="100%" style:font-name="Bitstream Vera Sans2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6" style:family="text">
      <style:text-properties officeooo:rsid="00a4cf55"/>
    </style:style>
    <style:style style:name="MT137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8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9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40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41" style:family="text">
      <style:text-properties officeooo:rsid="005a3fa8"/>
    </style:style>
    <style:style style:name="MT142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T143" style:family="text">
      <style:text-properties officeooo:rsid="00415f3a"/>
    </style:style>
    <style:style style:name="MT144" style:family="text">
      <style:text-properties officeooo:rsid="00386ebd"/>
    </style:style>
    <style:style style:name="MT145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MT146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7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8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49" style:family="text">
      <style:text-properties officeooo:rsid="00a59a60"/>
    </style:style>
    <style:style style:name="MT150" style:family="text">
      <style:text-properties fo:font-variant="small-caps" fo:color="#1ca2b8" loext:opacity="100%" style:font-name="Bitstream Vera Sans2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51" style:family="text">
      <style:text-properties fo:font-variant="small-caps" fo:color="#1ca2b8" loext:opacity="100%" style:font-name="Bitstream Vera Sans2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52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53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54" style:family="text">
      <style:text-properties officeooo:rsid="01fe03f2"/>
    </style:style>
    <style:style style:name="MT155" style:family="text">
      <style:text-properties fo:font-variant="small-caps" officeooo:rsid="0096b4e2"/>
    </style:style>
    <style:style style:name="MT156" style:family="text">
      <style:text-properties fo:font-variant="small-caps" officeooo:rsid="00a847d5"/>
    </style:style>
    <style:style style:name="MT157" style:family="text">
      <style:text-properties officeooo:rsid="0096b4e2"/>
    </style:style>
    <style:style style:name="MT158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159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160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61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162" style:family="text">
      <style:text-properties officeooo:rsid="0032e83a"/>
    </style:style>
    <style:style style:name="MT163" style:family="text">
      <style:text-properties officeooo:rsid="002b33ed"/>
    </style:style>
    <style:style style:name="MT164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5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6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7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168" style:family="text">
      <style:text-properties fo:font-variant="small-caps" fo:color="#1ca2b8" loext:opacity="100%" style:font-name="Bitstream Vera Sans2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9" style:family="text">
      <style:text-properties fo:font-variant="small-caps" fo:color="#1ca2b8" loext:opacity="100%" style:font-name="Bitstream Vera Sans2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70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171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172" style:family="text">
      <style:text-properties fo:font-variant="small-caps" officeooo:rsid="007d7a6f"/>
    </style:style>
    <style:style style:name="MT173" style:family="text">
      <style:text-properties officeooo:rsid="00a59037"/>
    </style:style>
    <style:style style:name="MT174" style:family="text">
      <style:text-properties fo:font-variant="small-caps" fo:color="#1ca2b8" loext:opacity="100%" style:font-name="Bitstream Vera Sans2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5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176" style:family="text">
      <style:text-properties fo:font-variant="small-caps" officeooo:rsid="00990660"/>
    </style:style>
    <style:style style:name="MT177" style:family="text">
      <style:text-properties fo:font-variant="small-caps" officeooo:rsid="00b5d2d1"/>
    </style:style>
    <style:style style:name="MT178" style:family="text">
      <style:text-properties fo:font-variant="small-caps" officeooo:rsid="00b6801f"/>
    </style:style>
    <style:style style:name="MT179" style:family="text">
      <style:text-properties fo:font-variant="small-caps" fo:color="#1ca2b8" loext:opacity="100%" style:font-name="Bitstream Vera Sans2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80" style:family="text">
      <style:text-properties fo:font-variant="small-caps" fo:color="#1ca2b8" loext:opacity="100%" style:font-name="Bitstream Vera Sans2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81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82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83" style:family="text">
      <style:text-properties fo:font-variant="small-caps" fo:color="#1ca2b8" loext:opacity="100%" style:font-name="Bitstream Vera Sans2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4" style:family="text">
      <style:text-properties fo:font-variant="small-caps" fo:color="#1ca2b8" loext:opacity="100%" style:font-name="Bitstream Vera Sans2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1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8"/>
    <style:master-page style:name="Landscape" style:page-layout-name="Mpm9"/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343" draw:name="Shape3_35" draw:style-name="Mgr1" draw:text-style-name="MP1" svg:x1="11.344cm" svg:y1="0.358cm" svg:x2="20.497cm" svg:y2="0.36cm"><text:p/></draw:line><text:span text:style-name="MT1">Angles </text:span>: Nommer un angle</text:p>
      </style:header>
      <style:footer>
        <text:p text:style-name="MP2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40" draw:name="Shape4_1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41" draw:name="Shape4_18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42" draw:name="Shape4_18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9"><draw:line text:anchor-type="paragraph" draw:z-index="339" draw:name="Shape3_33" draw:style-name="Mgr1" draw:text-style-name="MP1" svg:x1="15.12cm" svg:y1="0.36cm" svg:x2="20.496cm" svg:y2="0.36cm"><text:p/></draw:line><text:s/><text:span text:style-name="MT5">Angles</text:span> : <text:span text:style-name="MT6">Comprendre la notion d’angle</text:span></text:p>
      </style:header>
      <style:footer>
        <text:p text:style-name="MP5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/text:p>
      </style:footer>
      <style:footer-left>
        <text:p text:style-name="MP5"><draw:frame draw:style-name="Mfr1" draw:name="Frame9111112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7">Angles</text:span><text:span text:style-name="MT4"> : </text:span><text:span text:style-name="MT7">Comprendre la notion d’angle</text:span></text:p></draw:text-box></draw:frame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337" draw:name="Shape3_19" draw:style-name="Mgr1" draw:text-style-name="MP1" svg:x1="15.12cm" svg:y1="0.36cm" svg:x2="20.496cm" svg:y2="0.36cm"><text:p/></draw:line><text:s/><text:span text:style-name="MT8">Angles : </text:span>Angles : <text:span text:style-name="MT6">Comprendre la notion d’angle</text:span></text:p>
      </style:header>
      <style:header-left>
        <text:p text:style-name="MP10"><draw:line text:anchor-type="paragraph" draw:z-index="338" draw:name="Shape3_29" draw:style-name="Mgr1" draw:text-style-name="MP1" svg:x1="15.12cm" svg:y1="0.36cm" svg:x2="20.496cm" svg:y2="0.36cm"><text:p/></draw:line>Angles : <text:span text:style-name="MT6">Comprendre la notion d’angle</text:span></text:p>
      </style:header-left>
      <style:footer>
        <text:h text:style-name="_5f_Footer_20_page_20_paire_20__28_G_29_" text:outline-level="1"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">Angles : </text:span><text:span text:style-name="MT10">Comprendre la notion d’angle</text:span></text:h></draw:text-box></draw:frame><draw:frame draw:style-name="Mfr3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2">Comprendre la notion d’angle</text:span></text:p></draw:text-box></draw:frame></text:h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_5f_Header_20_G_20_page_20_paire_20__28_G_29_"><draw:line text:anchor-type="paragraph" draw:z-index="336" draw:name="Shape3_30" draw:style-name="Mgr1" draw:text-style-name="MP1" svg:x1="11.435cm" svg:y1="0.388cm" svg:x2="20.496cm" svg:y2="0.36cm"><text:p/></draw:line><text:span text:style-name="MT13">Angles</text:span> : <text:span text:style-name="MT13">Mesurer un angle</text:span></text:p>
      </style:header-left>
      <style:footer>
        <text:p text:style-name="MP5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35" draw:name="Shape4_17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4">Angles </text:span><text:span text:style-name="MT4">: </text:span><text:span text:style-name="MT14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33" draw:name="Shape3_31" draw:style-name="Mgr1" draw:text-style-name="MP1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34" draw:name="Shape3_32" draw:style-name="Mgr1" draw:text-style-name="MP1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5">Mesurer un angle</text:span></text:p></draw:text-box></draw:frame><draw:frame draw:style-name="Mfr3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30" draw:name="Shape4_18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31" draw:name="Shape4_18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32" draw:name="Shape4_18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28" draw:name="Shape3_34" draw:style-name="Mgr1" draw:text-style-name="MP1" svg:x1="15.448cm" svg:y1="0.365cm" svg:x2="20.496cm" svg:y2="0.36cm"><text:p/></draw:line><text:span text:style-name="MT16">Angles</text:span><text:span text:style-name="MT17"> : </text:span><text:span text:style-name="MT18">Calculer des mesures d’angle</text:span></text:p>
      </style:header>
      <style:header-left>
        <text:p text:style-name="_5f_Header_20_G_20_page_20_paire_20__28_G_29_"><draw:line text:anchor-type="paragraph" draw:z-index="329" draw:name="Shape3_36" draw:style-name="Mgr1" draw:text-style-name="MP1" svg:x1="15.448cm" svg:y1="0.365cm" svg:x2="20.496cm" svg:y2="0.36cm"><text:p/></draw:line><text:span text:style-name="MT16">Angles : </text:span><text:span text:style-name="MT18">Calculer des mesures d’angle</text:span></text:p>
      </style:header-left>
      <style:footer>
        <text:h text:style-name="_5f_Footer_20_page_20_paire_20__28_G_29_" text:outline-level="1"><draw:frame draw:style-name="Mfr3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9">Calculer des </text:span><text:span text:style-name="MT15">Mesure</text:span><text:span text:style-name="MT19">s</text:span><text:span text:style-name="MT15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20">Calculer des mesures d’angle</text:span></text:p></draw:text-box></draw:frame></text:h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12"><draw:line text:anchor-type="paragraph" draw:z-index="324" draw:name="Shape3_22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>
      <style:header-left>
        <text:p text:style-name="MP12"><draw:line text:anchor-type="paragraph" draw:z-index="326" draw:name="Shape3_37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-left>
      <style:footer>
        <text:p text:style-name="MP2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3"><draw:g text:anchor-type="paragraph" draw:z-index="325" draw:name="Shape4_1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>
      <style:footer-left>
        <text:p text:style-name="MP2"><draw:frame draw:style-name="Mfr1" draw:name="Frame171" text:anchor-type="paragraph" svg:y="-0.06cm" draw:z-index="0"><draw:text-box fo:min-height="0.499cm" fo:min-width="7.096cm"><draw:frame draw:style-name="Mfr2" draw:name="Frame187" text:anchor-type="frame" svg:x="0.45cm" svg:y="0.079cm" svg:width="0.817cm" draw:z-index="0"><draw:text-box fo:min-height="0.355cm"><text:p text:style-name="MP3"><draw:g text:anchor-type="paragraph" draw:z-index="327" draw:name="Shape4_1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9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21" draw:name="Shape4_1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2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22" draw:name="Shape4_1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23" draw:name="Shape4_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41" text:anchor-type="paragraph" svg:y="-0.06cm" draw:z-index="0"><draw:text-box fo:min-height="0.499cm" fo:min-width="3cm"><draw:frame draw:style-name="Mfr2" draw:name="Frame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18" draw:name="Shape4_1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19" draw:name="Shape4_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20" draw:name="Shape4_1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12"><draw:line text:anchor-type="paragraph" draw:z-index="316" draw:name="Shape3_5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>
      <style:header-left>
        <text:p text:style-name="MP12"><draw:line text:anchor-type="paragraph" draw:z-index="317" draw:name="Shape3_6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-left>
      <style:footer>
        <text:p text:style-name="MP2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Character_5f_20_5f_style"><text:span text:style-name="MT26">×</text:span></text:span><text:span text:style-name="MT28"> <text:s/>10, 100, 1000</text:span></text:p></draw:text-box></draw:frame></text:p>
      </style:footer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2" text:anchor-type="paragraph" svg:y="-0.06cm" draw:z-index="0"><draw:text-box fo:min-height="0.499cm" fo:min-width="3cm"><draw:frame draw:style-name="Mfr2" draw:name="Frame9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13" draw:name="Shape4_7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8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14" draw:name="Shape4_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15" draw:name="Shape4_11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14"><draw:line text:anchor-type="paragraph" draw:z-index="309" draw:name="Shape3_4" draw:style-name="Mgr5" draw:text-style-name="MP1" svg:x1="6.842cm" svg:y1="0.431cm" svg:x2="20.496cm" svg:y2="0.36cm"><text:p/></draw:line>Numération</text:p>
      </style:header>
      <style:header-left>
        <text:p text:style-name="MP15"><draw:g text:anchor-type="paragraph" draw:z-index="311" draw:name="Shape4_8" draw:style-name="Mgr6"><draw:path draw:style-name="Mgr3" draw:text-style-name="MP7" svg:width="0.855cm" svg:height="1.172cm" svg:x="18.321cm" svg:y="27.525cm" svg:viewBox="0 0 856 1173" svg:d="M856 1173h-856v-991c0-100 79-182 175-182h505c97 0 176 82 176 182z"><text:p/></draw:path></draw:g><draw:line text:anchor-type="paragraph" draw:z-index="312" draw:name="Shape3_11" draw:style-name="Mgr5" draw:text-style-name="MP1" svg:x1="6.842cm" svg:y1="0.431cm" svg:x2="20.496cm" svg:y2="0.36cm"><text:p/></draw:line>Numération</text:p>
      </style:header-left>
      <style:footer>
        <text:h text:style-name="_5f_Footer_20_page_20_paire_20__28_G_29_" text:outline-level="1"><draw:frame draw:style-name="Mfr3" draw:name="Frame135" text:anchor-type="paragraph" svg:x="0.945cm" svg:y="-0.06cm" draw:z-index="0"><draw:text-box fo:min-height="0.499cm" fo:min-width="7.096cm"><text:p text:style-name="Footer"><text:span text:style-name="MT29">N</text:span>ombres entiers et décimaux : numération</text:p></draw:text-box></draw:frame><draw:g text:anchor-type="paragraph" draw:z-index="310" draw:name="Shape4_42" draw:style-name="Mgr2"><draw:path draw:style-name="Mgr3" draw:text-style-name="MP7" svg:width="0.855cm" svg:height="1.172cm" svg:x="-0.072cm" svg:y="-0.175cm" svg:viewBox="0 0 856 1173" svg:d="M856 1173h-856v-991c0-100 79-182 175-182h505c97 0 176 82 176 182z"><text:p/></draw:path></draw:g><text:page-number text:select-page="current">0</text:page-number></text:h>
      </style:footer>
      <style:footer-left>
        <text:h text:style-name="MP16" text:outline-level="1"><draw:frame draw:style-name="Mfr3" draw:name="Frame42" text:anchor-type="paragraph" svg:x="10.091cm" svg:y="0.009cm" draw:z-index="0"><draw:text-box fo:min-height="0.499cm" fo:min-width="7.096cm"><text:p text:style-name="MP17"><text:span text:style-name="MT29">N</text:span>ombres entiers et décimaux : numération</text:p></draw:text-box></draw:frame><text:page-number text:select-page="current">0</text:page-number></text:h>
      </style:footer-left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06" draw:name="Shape4_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2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07" draw:name="Shape4_2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08" draw:name="Shape4_2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18"><draw:line text:anchor-type="paragraph" draw:z-index="303" draw:name="Shape3_13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>
      <style:header-left>
        <text:p text:style-name="MP18"><draw:line text:anchor-type="paragraph" draw:z-index="305" draw:name="Shape3_15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-left>
      <style:footer>
        <text:p text:style-name="MP2"><draw:frame draw:style-name="Mfr1" draw:name="Frame112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3"><draw:g text:anchor-type="paragraph" draw:z-index="304" draw:name="Shape4_1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29">N</text:span>ombres entiers et décimaux : comparer, encadrer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31" text:anchor-type="paragraph" svg:y="-0.06cm" draw:z-index="0"><draw:text-box fo:min-height="0.499cm" fo:min-width="3cm"><draw:frame draw:style-name="Mfr2" draw:name="Frame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00" draw:name="Shape4_2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8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01" draw:name="Shape4_2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02" draw:name="Shape4_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20"><draw:path text:anchor-type="paragraph" draw:z-index="296" draw:name="Shape1_2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297" draw:name="Shape3_10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>
      <style:header-left>
        <text:p text:style-name="MP20"><draw:path text:anchor-type="paragraph" draw:z-index="298" draw:name="Shape1_10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299" draw:name="Shape3_14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-left>
      <style:footer>
        <text:p text:style-name="MP2"><draw:frame draw:style-name="Mfr1" draw:name="Frame551" text:anchor-type="paragraph" svg:y="-0.06cm" draw:z-index="0"><draw:text-box fo:min-height="0.499cm" fo:min-width="7.096cm"><draw:frame draw:style-name="Mfr2" draw:name="Frame5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29">F</text:span>ractions : Représentation géométrique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4" text:anchor-type="paragraph" svg:y="-0.06cm" draw:z-index="0"><draw:text-box fo:min-height="0.499cm" fo:min-width="3cm"><draw:frame draw:style-name="Mfr2" draw:name="Frame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93" draw:name="Shape4_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94" draw:name="Shape4_2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95" draw:name="Shape4_2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23"><draw:path text:anchor-type="paragraph" draw:z-index="288" draw:name="Shape1_4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289" draw:name="Shape3_7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>
      <style:header-left>
        <text:p text:style-name="MP23"><draw:path text:anchor-type="paragraph" draw:z-index="291" draw:name="Shape1_7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292" draw:name="Shape3_8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-left>
      <style:footer>
        <text:p text:style-name="MP2"><draw:frame draw:style-name="Mfr1" draw:name="Frame59" text:anchor-type="paragraph" svg:y="-0.06cm" draw:z-index="0"><draw:text-box fo:min-height="0.499cm" fo:min-width="7.096cm"><draw:frame draw:style-name="Mfr2" draw:name="Frame60" text:anchor-type="frame" svg:x="0.45cm" svg:y="0.079cm" svg:width="0.817cm" draw:z-index="0"><draw:text-box fo:min-height="0.355cm"><text:p text:style-name="MP3"><draw:g text:anchor-type="paragraph" draw:z-index="290" draw:name="Shape4_2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29">F</text:span>ractions : Vocabulaire et sens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8" text:anchor-type="paragraph" svg:y="-0.06cm" draw:z-index="0"><draw:text-box fo:min-height="0.499cm" fo:min-width="3cm"><draw:frame draw:style-name="Mfr2" draw:name="Frame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85" draw:name="Shape4_2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" text:anchor-type="paragraph" svg:y="-0.06cm" draw:z-index="0"><draw:text-box fo:min-height="0.499cm" fo:min-width="3cm"><draw:frame draw:style-name="Mfr2" draw:name="Frame2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86" draw:name="Shape4_3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87" draw:name="Shape4_3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25"><draw:line text:anchor-type="paragraph" draw:z-index="282" draw:name="Shape3_24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header-left>
        <text:p text:style-name="MP25"><draw:line text:anchor-type="paragraph" draw:z-index="284" draw:name="Shape3_28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-left>
      <style:footer>
        <text:p text:style-name="MP2"><draw:frame draw:style-name="Mfr1" draw:name="Frame66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3"><draw:g text:anchor-type="paragraph" draw:z-index="283" draw:name="Shape4_30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7" text:anchor-type="paragraph" svg:y="-0.06cm" draw:z-index="0"><draw:text-box fo:min-height="0.499cm" fo:min-width="3cm"><draw:frame draw:style-name="Mfr2" draw:name="Frame7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9" draw:name="Shape4_3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5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80" draw:name="Shape4_3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81" draw:name="Shape4_3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27"><draw:line text:anchor-type="paragraph" draw:z-index="276" draw:name="Shape3_9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>
      <style:header-left>
        <text:p text:style-name="MP27"><draw:line text:anchor-type="paragraph" draw:z-index="278" draw:name="Shape3_25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-left>
      <style:footer>
        <text:p text:style-name="MP2"><draw:frame draw:style-name="Mfr1" draw:name="Frame70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3"><draw:g text:anchor-type="paragraph" draw:z-index="277" draw:name="Shape4_34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29">F</text:span>ractions : fractions, décimaux et comparaison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3" text:anchor-type="paragraph" svg:y="-0.06cm" draw:z-index="0"><draw:text-box fo:min-height="0.499cm" fo:min-width="3cm"><draw:frame draw:style-name="Mfr2" draw:name="Frame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3" draw:name="Shape4_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9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74" draw:name="Shape4_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75" draw:name="Shape4_4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29"><draw:path text:anchor-type="paragraph" draw:z-index="268" draw:name="Shape1_1" draw:style-name="Mgr7" draw:text-style-name="MP21" svg:width="4.329cm" svg:height="2.238cm" svg:x="-1.5cm" svg:y="-7.401cm" svg:viewBox="0 0 4330 2239" svg:d="M0 2239l3984-288c209-15 363-167 345-342l-170-1609h-4159z"><text:p/></draw:path><draw:line text:anchor-type="paragraph" draw:z-index="269" draw:name="Shape3_2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>
      <style:header-left>
        <text:p text:style-name="MP29"><draw:path text:anchor-type="paragraph" draw:z-index="271" draw:name="Shape1_8" draw:style-name="Mgr7" draw:text-style-name="MP21" svg:width="4.329cm" svg:height="2.238cm" svg:x="-1.5cm" svg:y="-7.401cm" svg:viewBox="0 0 4330 2239" svg:d="M0 2239l3984-288c209-15 363-167 345-342l-170-1609h-4159z"><text:p/></draw:path><draw:line text:anchor-type="paragraph" draw:z-index="272" draw:name="Shape3_26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-left>
      <style:footer>
        <text:p text:style-name="MP2"><draw:frame draw:style-name="Mfr1" draw:name="Frame51111111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3"><draw:g text:anchor-type="paragraph" draw:z-index="270" draw:name="Shape4_3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29">F</text:span>ractions : Opération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7" text:anchor-type="paragraph" svg:y="-0.06cm" draw:z-index="0"><draw:text-box fo:min-height="0.499cm" fo:min-width="3cm"><draw:frame draw:style-name="Mfr2" draw:name="Frame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5" draw:name="Shape4_4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5" text:anchor-type="paragraph" svg:y="-0.06cm" draw:z-index="0"><draw:text-box fo:min-height="0.499cm" fo:min-width="3cm"><draw:frame draw:style-name="Mfr2" draw:name="Frame6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66" draw:name="Shape4_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67" draw:name="Shape4_4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31"><draw:path text:anchor-type="paragraph" draw:z-index="262" draw:name="Shape1_5" draw:style-name="Mgr7" draw:text-style-name="MP21" svg:width="4.329cm" svg:height="2.238cm" svg:x="-1.5cm" svg:y="-1.001cm" svg:viewBox="0 0 4330 2239" svg:d="M0 2239l3984-288c209-15 363-167 345-342l-170-1609h-4159z"><text:p/></draw:path><draw:line text:anchor-type="paragraph" draw:z-index="263" draw:name="Shape3_21" draw:style-name="Mgr5" draw:text-style-name="MP1" svg:x1="10.308cm" svg:y1="0.388cm" svg:x2="20.496cm" svg:y2="0.36cm"><text:p/></draw:line><text:span text:style-name="MT36">Fractions</text:span><text:span text:style-name="MT21"> : </text:span><text:span text:style-name="MT37">Problèmes</text:span><text:span text:style-name="MT21"> </text:span></text:p>
      </style:header>
      <style:footer>
        <text:p text:style-name="MP2"><draw:frame draw:style-name="Mfr1" draw:name="Frame48" text:anchor-type="paragraph" svg:y="-0.06cm" draw:z-index="0"><draw:text-box fo:min-height="0.499cm" fo:min-width="7.096cm"><draw:frame draw:style-name="Mfr2" draw:name="Frame49" text:anchor-type="frame" svg:x="0.45cm" svg:y="0.079cm" svg:width="0.817cm" draw:z-index="0"><draw:text-box fo:min-height="0.355cm"><text:p text:style-name="MP3"><draw:g text:anchor-type="paragraph" draw:z-index="264" draw:name="Shape4_25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33"><draw:line text:anchor-type="paragraph" draw:z-index="257" draw:name="Shape3_12" draw:style-name="Mgr5" draw:text-style-name="MP1" svg:x1="10.308cm" svg:y1="0.388cm" svg:x2="20.496cm" svg:y2="0.36cm"><text:p/></draw:line><draw:path text:anchor-type="paragraph" draw:z-index="258" draw:name="Shape1_6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>
      <style:header-left>
        <text:p text:style-name="MP33"><draw:line text:anchor-type="paragraph" draw:z-index="260" draw:name="Shape3_27" draw:style-name="Mgr5" draw:text-style-name="MP1" svg:x1="10.308cm" svg:y1="0.388cm" svg:x2="20.496cm" svg:y2="0.36cm"><text:p/></draw:line><draw:path text:anchor-type="paragraph" draw:z-index="261" draw:name="Shape1_0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-left>
      <style:footer>
        <text:p text:style-name="MP2"><draw:frame draw:style-name="Mfr1" draw:name="Frame76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3"><draw:g text:anchor-type="paragraph" draw:z-index="259" draw:name="Shape4_4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3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54" draw:name="Shape4_4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91" text:anchor-type="paragraph" svg:y="-0.06cm" draw:z-index="0"><draw:text-box fo:min-height="0.499cm" fo:min-width="3cm"><draw:frame draw:style-name="Mfr2" draw:name="Frame8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5" draw:name="Shape4_4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56" draw:name="Shape4_26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2"><draw:frame draw:style-name="Mfr1" draw:name="Frame9111113" text:anchor-type="paragraph" svg:y="-0.06cm" draw:z-index="0"><draw:text-box fo:min-height="0.499cm" fo:min-width="7.096cm"><draw:frame draw:style-name="Mfr2" draw:name="Frame233" text:anchor-type="frame" svg:x="0.45cm" svg:y="0.079cm" svg:width="0.817cm" draw:z-index="0"><draw:text-box fo:min-height="0.355cm"><text:p text:style-name="MP3"><draw:g text:anchor-type="paragraph" draw:z-index="253" draw:name="Shape4_47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23">calculer</text:span><text:span text:style-name="MT38"> : </text:span><text:span text:style-name="MT23">additionner et soustraire</text:span></text:p></draw:text-box></draw:frame></text:p>
      </style:footer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50" draw:name="Shape4_5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1" draw:name="Shape4_52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52" draw:name="Shape4_5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35">Calculer : <text:span text:style-name="MT39">Multiplier</text:span> </text:p>
      </style:header>
      <style:header-left>
        <text:p text:style-name="MP35">Calculer : <text:span text:style-name="MT39">Multiplier</text:span> </text:p>
      </style:header-left>
      <style:footer>
        <text:p text:style-name="MP2"><draw:frame draw:style-name="Mfr4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3"><draw:g text:anchor-type="paragraph" draw:z-index="248" draw:name="Shape4_55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0">Multiplier</text:span></text:p></draw:text-box></draw:frame></text:p>
      </style:footer>
      <style:footer-left>
        <text:p text:style-name="MP2"><draw:frame draw:style-name="Mfr4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0">Multiplier</text:span></text:p></draw:text-box></draw:frame><draw:g text:anchor-type="paragraph" draw:z-index="249" draw:name="Shape4_262" draw:style-name="Mgr2"><draw:path draw:style-name="Mgr3" draw:text-style-name="MP7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5" draw:name="Shape4_5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6" draw:name="Shape4_5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7" draw:name="Shape4_5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41">Calculer : </text:span><text:span text:style-name="MT42">Diviser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42">Diviser</text:span><text:span text:style-name="MT41"> </text:span></text:p>
      </style:header-left>
      <style:footer>
        <text:p text:style-name="MP2"><draw:frame draw:style-name="Mfr4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3"><draw:g text:anchor-type="paragraph" draw:z-index="243" draw:name="Shape4_5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3">diviser</text:span></text:p></draw:text-box></draw:frame></text:p>
      </style:footer>
      <style:footer-left>
        <text:p text:style-name="MP2"><draw:frame draw:style-name="Mfr4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3">diviser</text:span></text:p></draw:text-box></draw:frame><draw:g text:anchor-type="paragraph" draw:z-index="244" draw:name="Shape4_60" draw:style-name="Mgr2"><draw:path draw:style-name="Mgr3" draw:text-style-name="MP7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38"><text:span text:style-name="MT44">G</text:span>éométrie plane : Parallèles, perpendiculaires,<text:line-break/> distances</text:p>
      </style:header>
      <style:header-left>
        <text:p text:style-name="MP39"><text:s/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48">Géométrie plane : </text:span><text:span text:style-name="MT49">parallèles, perpendiculaires, </text:span><text:span text:style-name="MT50">distances</text:span></text:h></draw:text-box></draw:frame><draw:g text:anchor-type="paragraph" draw:z-index="241" draw:name="Shape4_59" draw:style-name="Mgr2"><draw:path draw:style-name="Mgr8" draw:text-style-name="MP40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41" text:outline-level="1"><text:span text:style-name="MT51">G</text:span>éométrie plane : Parallèles, perpendiculaires, distances</text:h></draw:text-box></draw:frame><draw:g text:anchor-type="paragraph" draw:z-index="242" draw:name="Shape4_62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-left>
      <style:footer>
        <text:h text:style-name="_5f_Footer_20_page_20_impaire_20__28_D_29_" text:outline-level="1"><draw:frame draw:style-name="Mfr4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3"><draw:g text:anchor-type="paragraph" draw:z-index="239" draw:name="Shape4_6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3">Critères de divisibilités</text:span></text:p></draw:text-box></draw:frame></text:h>
      </style:footer>
      <style:footer-left>
        <text:h text:style-name="_5f_Footer_20_page_20_impaire_20__28_D_29_" text:outline-level="1"><draw:frame draw:style-name="Mfr4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3">critères de divisibilité</text:span></text:p></draw:text-box></draw:frame><draw:g text:anchor-type="paragraph" draw:z-index="240" draw:name="Shape4_65" draw:style-name="Mgr2"><draw:path draw:style-name="Mgr3" draw:text-style-name="MP7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6" draw:name="Shape4_6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7" draw:name="Shape4_8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8" draw:name="Shape4_8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41">Calculer : </text:span><text:span text:style-name="MT54">Distributiv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4">Distributivité</text:span><text:span text:style-name="MT41"> </text:span></text:p>
      </style:header-left>
      <style:footer>
        <text:p text:style-name="MP2"><draw:frame draw:style-name="Mfr4" draw:name="Frame1221" text:anchor-type="paragraph" svg:y="-0.06cm" draw:z-index="0"><draw:text-box fo:min-height="0.499cm" fo:min-width="7.096cm"><draw:frame draw:style-name="Mfr2" draw:name="Frame279" text:anchor-type="frame" svg:x="0.45cm" svg:y="0.079cm" svg:width="0.817cm" draw:z-index="0"><draw:text-box fo:min-height="0.355cm"><text:p text:style-name="MP3"><draw:g text:anchor-type="paragraph" draw:z-index="235" draw:name="Shape4_7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5">distributivité</text:span>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0" text:anchor-type="paragraph" svg:y="-0.06cm" draw:z-index="0"><draw:text-box fo:min-height="0.499cm" fo:min-width="3cm"><draw:frame draw:style-name="Mfr2" draw:name="Frame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2" draw:name="Shape4_11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4" text:anchor-type="paragraph" svg:y="-0.06cm" draw:z-index="0"><draw:text-box fo:min-height="0.499cm" fo:min-width="3cm"><draw:frame draw:style-name="Mfr2" draw:name="Frame5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3" draw:name="Shape4_1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4" draw:name="Shape4_26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-left>
      <style:footer>
        <text:p text:style-name="MP2"><draw:frame draw:style-name="Mfr4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3"><draw:g text:anchor-type="paragraph" draw:z-index="230" draw:name="Shape4_6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7">priorités opératoires</text:span></text:p></draw:text-box></draw:frame></text:p>
      </style:footer>
      <style:footer-left>
        <text:p text:style-name="MP2"><draw:frame draw:style-name="Mfr4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7">priorités opératoires</text:span></text:p></draw:text-box></draw:frame><draw:g text:anchor-type="paragraph" draw:z-index="231" draw:name="Shape4_69" draw:style-name="Mgr2"><draw:path draw:style-name="Mgr3" draw:text-style-name="MP7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27" text:anchor-type="paragraph" svg:y="-0.06cm" draw:z-index="0"><draw:text-box fo:min-height="0.499cm" fo:min-width="3cm"><draw:frame draw:style-name="Mfr2" draw:name="Frame23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27" draw:name="Shape4_6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28" draw:name="Shape4_7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29" draw:name="Shape4_7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24" draw:name="Shape4_6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81" text:anchor-type="paragraph" svg:y="-0.06cm" draw:z-index="0"><draw:text-box fo:min-height="0.499cm" fo:min-width="3cm"><draw:frame draw:style-name="Mfr2" draw:name="Frame10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25" draw:name="Shape4_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26" draw:name="Shape4_89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4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3"><draw:g text:anchor-type="paragraph" draw:z-index="222" draw:name="Shape4_8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223" draw:name="Shape4_97" draw:style-name="Mgr2"><draw:path draw:style-name="Mgr3" draw:text-style-name="MP7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tab/> <text:span text:style-name="MT59">Utilis</text:span><text:span text:style-name="MT60">er des</text:span><text:span text:style-name="MT59"> données </text:span>: <text:span text:style-name="MT61">Représenter</text:span> </text:p>
      </style:header>
      <style:header-left>
        <text:p text:style-name="_5f_Header_20_D_20_page_20_paire_20__28_G_29_"><text:span text:style-name="_5f_Caractères"><text:tab/></text:span><text:span text:style-name="_5f_Caractères"><text:span text:style-name="MT63"> Utiliser des données : Représenter </text:span></text:span></text:p>
      </style:header-left>
      <style:footer>
        <text:p text:style-name="MP5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219" draw:name="Shape4_70" draw:style-name="Mgr2"><draw:path draw:style-name="Mgr4" draw:text-style-name="MP8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220" draw:name="Shape4_9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21" draw:name="Shape4_91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221" text:anchor-type="paragraph" svg:y="-0.06cm" draw:z-index="0"><draw:text-box fo:min-height="0.499cm" fo:min-width="7.096cm"><draw:frame draw:style-name="Mfr2" draw:name="Frame321" text:anchor-type="frame" svg:x="0.45cm" svg:y="0.079cm" svg:width="0.817cm" draw:z-index="0"><draw:text-box fo:min-height="0.355cm"><text:p text:style-name="MP3"><draw:g text:anchor-type="paragraph" draw:z-index="217" draw:name="Shape4_11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3"><draw:g text:anchor-type="paragraph" draw:z-index="218" draw:name="Shape4_66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>
      <style:header-left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-left>
      <style:footer>
        <text:p text:style-name="MP5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214" draw:name="Shape4_85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215" draw:name="Shape4_75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draw:g text:anchor-type="paragraph" draw:z-index="216" draw:name="Shape4_7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3"><draw:g text:anchor-type="paragraph" draw:z-index="212" draw:name="Shape4_7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441" text:anchor-type="paragraph" svg:y="-0.06cm" draw:z-index="0"><draw:text-box fo:min-height="0.499cm" fo:min-width="3cm"><draw:frame draw:style-name="Mfr2" draw:name="Frame280" text:anchor-type="frame" svg:x="0.45cm" svg:y="0.079cm" svg:width="0.817cm" draw:z-index="0"><draw:text-box fo:min-height="0.355cm"><text:p text:style-name="MP3"><draw:g text:anchor-type="paragraph" draw:z-index="213" draw:name="Shape4_7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MP47"><draw:line text:anchor-type="paragraph" draw:z-index="210" draw:name="Shape3_3" draw:style-name="Mgr9" draw:text-style-name="MP1" svg:x1="12.104cm" svg:y1="0.392cm" svg:x2="20.497cm" svg:y2="0.36cm"><text:p/></draw:line><text:span text:style-name="MT71">P</text:span>érimètre : Coder et calculer</text:p>
      </style:header>
      <style:header-left>
        <text:p text:style-name="_5f_Header_20_M_20_page_20_impaire_20__28_D_29_"><draw:line text:anchor-type="paragraph" draw:z-index="211" draw:name="Shape3_18" draw:style-name="Mgr9" draw:text-style-name="MP1" svg:x1="11.292cm" svg:y1="0.381cm" svg:x2="20.496cm" svg:y2="0.36cm"><text:p/></draw:line><text:span text:style-name="MT72">Périmètre</text:span> : <text:span text:style-name="MT73">Coder et calculer</text:span></text:p>
      </style:header-left>
      <style:footer>
        <text:h text:style-name="_5f_Footer_20_page_20_paire_20__28_G_29_" text:outline-level="1"><draw:frame draw:style-name="Mfr1" draw:name="Frame222" text:anchor-type="paragraph" svg:y="-0.06cm" draw:z-index="0"><draw:text-box fo:min-height="0.499cm" fo:min-width="7.096cm"><draw:frame draw:style-name="Mfr2" draw:name="Frame223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48" text:outline-level="1"><text:span text:style-name="MT74">Périmètre : </text:span><text:span text:style-name="MT75">coder et calculer</text:span></text:h></draw:text-box></draw:frame><draw:g text:anchor-type="paragraph" draw:z-index="344" draw:name="Shape4_15" draw:style-name="Mgr2"><draw:path draw:style-name="Mgr10" draw:text-style-name="MP49" svg:width="0.855cm" svg:height="1.172cm" svg:x="-0.307cm" svg:y="-0.175cm" svg:viewBox="0 0 856 1173" svg:d="M856 1173h-856v-991c0-100 79-182 175-182h505c97 0 176 82 176 182z"><text:p/></draw:path></draw:g></text:h>
      </style:footer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07" draw:name="Shape4_10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111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08" draw:name="Shape4_10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09" draw:name="Shape4_10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76">Proportionnalité et pourcentages</text:span><text:span text:style-name="MT59"> </text:span>: <text:span text:style-name="MT76">proportionnalité</text:span> </text:p>
        <text:p text:style-name="MP50"/>
      </style:header>
      <style:header-left>
        <text:p text:style-name="Header"><text:span text:style-name="MT76">Proportionnalité et pourcentages</text:span><text:span text:style-name="MT59"> </text:span>: <text:span text:style-name="MT76">proportionnalité</text:span> </text:p>
        <text:p text:style-name="MP50"/>
      </style:header-left>
      <style:footer>
        <text:p text:style-name="MP5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Proportionnalité et pourcentages : proportionalité</text:p></draw:text-box></draw:frame><draw:g text:anchor-type="paragraph" draw:z-index="205" draw:name="Shape4_8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2">: </text:p></draw:text-box></draw:frame><draw:g text:anchor-type="paragraph" draw:z-index="206" draw:name="Shape4_8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77">P</text:span>roportionnalité </text:p>
      </style:header>
      <style:header-left>
        <text:p text:style-name="_5f_Header_20_D_20_page_20_paire_20__28_G_29_"><text:span text:style-name="MT76"><text:tab/>Proportionnalité et pourcentage</text:span><text:span text:style-name="MT59"> </text:span>: <text:span text:style-name="MT76">proportionnalité</text:span> </text:p>
      </style:header-left>
      <style:footer>
        <text:p text:style-name="MP2"><draw:frame draw:style-name="Mfr1" draw:name="Frame262" text:anchor-type="paragraph" svg:y="-0.06cm" draw:z-index="0"><draw:text-box fo:min-height="0.499cm" fo:min-width="7.096cm"><draw:frame draw:style-name="Mfr2" draw:name="Frame2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3"><draw:g text:anchor-type="paragraph" draw:z-index="203" draw:name="Shape4_73" draw:style-name="Mgr2"><draw:path draw:style-name="Mgr4" draw:text-style-name="MP44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5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3"><draw:g text:anchor-type="paragraph" draw:z-index="204" draw:name="Shape4_88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Proportionnalité et pourcentages : proportionnalité</text:p></draw:text-box></draw:frame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76">Proportionnalité et pourcentages</text:span><text:span text:style-name="MT59"> </text:span>: <text:span text:style-name="MT76">proportionnalité</text:span> </text:p>
        <text:p text:style-name="MP50"/>
      </style:header>
      <style:header-left>
        <text:p text:style-name="Header"><text:span text:style-name="MT76">Proportionnalité et pourcentages</text:span><text:span text:style-name="MT59"> </text:span>: <text:span text:style-name="MT76">proportionnalité</text:span> </text:p>
        <text:p text:style-name="MP50"/>
      </style:header-left>
      <style:footer>
        <text:p text:style-name="MP5"><draw:frame draw:style-name="Mfr1" draw:name="Frame1211" text:anchor-type="paragraph" svg:y="-0.06cm" draw:z-index="0"><draw:text-box fo:min-height="0.499cm" fo:min-width="3cm"><draw:frame draw:style-name="Mfr2" draw:name="Frame2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Proportionnalité et pourcentages : proportionalité</text:p></draw:text-box></draw:frame><draw:g text:anchor-type="paragraph" draw:z-index="201" draw:name="Shape4_9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1" text:anchor-type="paragraph" svg:y="-0.06cm" draw:z-index="0"><draw:text-box fo:min-height="0.499cm" fo:min-width="3cm"><draw:frame draw:style-name="Mfr2" draw:name="Frame8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2">: </text:p></draw:text-box></draw:frame><draw:g text:anchor-type="paragraph" draw:z-index="202" draw:name="Shape4_9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76">Proportionnalité et pourcentage</text:span><text:span text:style-name="MT59"> </text:span>: <text:span text:style-name="MT78">Pourcentages</text:span> </text:p>
      </style:header>
      <style:header-left>
        <text:p text:style-name="_5f_Header_20_D_20_page_20_impaire_20__28_D_29_"><text:span text:style-name="MT76">Proportionnalité et pourcentage</text:span><text:span text:style-name="MT59"> </text:span>: <text:span text:style-name="MT78">Pourcentages</text:span> </text:p>
      </style:header-left>
      <style:footer>
        <text:p text:style-name="MP2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3"><draw:g text:anchor-type="paragraph" draw:z-index="195" draw:name="Shape4_100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5"><text:span text:style-name="MT79">Proportionnalité et pourcentage : </text:span><text:span text:style-name="MT80">pourcentages</text:span></text:p></draw:text-box></draw:frame></text:p>
      </style:footer>
      <style:footer-left>
        <text:p text:style-name="MP5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81">Proportionnalité et pourcentages : </text:span><text:span text:style-name="MT80">pourcentages</text:span></text:p></draw:text-box></draw:frame><draw:g text:anchor-type="paragraph" draw:z-index="200" draw:name="Shape4_112" draw:style-name="Mgr2"><draw:path draw:style-name="Mgr4" draw:text-style-name="MP8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5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92" draw:name="Shape4_9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93" draw:name="Shape4_10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94" draw:name="Shape4_10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72">Périmètre</text:span> : <text:span text:style-name="MT72">Calculs sur une figure</text:span></text:p>
      </style:header>
      <style:header-left>
        <text:p text:style-name="_5f_Header_20_M_20_page_20_paire_20__28_G_29_"><text:span text:style-name="MT72">Périmètre</text:span> : <text:span text:style-name="MT72">Calculs sur une figure</text:span></text:p>
      </style:header-left>
      <style:footer>
        <text:p text:style-name="MP2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3"><draw:g text:anchor-type="paragraph" draw:z-index="189" draw:name="Shape4_94" draw:style-name="Mgr2"><draw:path draw:style-name="Mgr10" draw:text-style-name="MP4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3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3"><draw:g text:anchor-type="paragraph" draw:z-index="190" draw:name="Shape4_95" draw:style-name="Mgr2"><draw:path draw:style-name="Mgr10" draw:text-style-name="MP4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191" draw:name="Shape4_96" draw:style-name="Mgr2"><draw:path draw:style-name="Mgr10" draw:text-style-name="MP49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86" draw:name="Shape4_11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87" draw:name="Shape4_1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88" draw:name="Shape4_1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183" draw:name="Shape3_1" draw:style-name="Mgr9" draw:text-style-name="MP1" svg:x1="12.45cm" svg:y1="0.362cm" svg:x2="20.497cm" svg:y2="0.36cm"><text:p/></draw:line><text:span text:style-name="MT72">Périmètre</text:span> : <text:span text:style-name="MT82">Mesurer, reporter</text:span></text:p>
      </style:header>
      <style:header-left>
        <text:p text:style-name="_5f_Header_20_M_20_page_20_impaire_20__28_D_29_"><draw:line text:anchor-type="paragraph" draw:z-index="185" draw:name="Shape3_20" draw:style-name="Mgr9" draw:text-style-name="MP1" svg:x1="12.45cm" svg:y1="0.362cm" svg:x2="20.497cm" svg:y2="0.36cm"><text:p/></draw:line><text:span text:style-name="MT72">Périmètre</text:span> : <text:span text:style-name="MT82">Mesurer, reporter</text:span></text:p>
      </style:header-left>
      <style:footer>
        <text:p text:style-name="MP2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3"><draw:g text:anchor-type="paragraph" draw:z-index="184" draw:name="Shape4_116" draw:style-name="Mgr2"><draw:path draw:style-name="Mgr10" draw:text-style-name="MP4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7"><text:span text:style-name="MT74">Périmètre : </text:span><text:span text:style-name="MT83">mesurer, reporter</text:span></text:p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MP58"><draw:line text:anchor-type="paragraph" draw:z-index="359" draw:name="Shape3_39" draw:style-name="Mgr9" draw:text-style-name="MP1" svg:x1="12.726cm" svg:y1="0.399cm" svg:x2="20.496cm" svg:y2="0.36cm"><text:p/></draw:line><text:s text:c="26"/><text:span text:style-name="MT84">Périmètre</text:span><text:span text:style-name="MT85"> : </text:span><text:span text:style-name="MT86">Périmètres et unités</text:span></text:p>
      </style:header-left>
      <style:footer>
        <text:p text:style-name="MP5"><draw:frame draw:style-name="Mfr1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3"><text:page-number text:select-page="current">3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82" draw:name="Shape4_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3"><draw:text-box fo:min-height="0.355cm"><text:p text:style-name="MP3"><text:page-number text:select-page="current">2</text:page-number></text:p></draw:text-box></draw:frame><text:h text:style-name="MP59" text:outline-level="1"><text:span text:style-name="MT74">Périmètre <text:s/>: </text:span><text:span text:style-name="MT87">périmètres et unités</text:span></text:h></draw:text-box></draw:frame><draw:g text:anchor-type="paragraph" draw:z-index="362" draw:name="Shape4_106" draw:style-name="Mgr2"><draw:path draw:style-name="Mgr10" draw:text-style-name="MP49" svg:width="0.855cm" svg:height="1.172cm" svg:x="-0.196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179" draw:name="Shape3_16" draw:style-name="Mgr9" draw:text-style-name="MP1" svg:x1="12.726cm" svg:y1="0.399cm" svg:x2="20.496cm" svg:y2="0.36cm"><text:p/></draw:line><text:span text:style-name="MT72">Périmètre</text:span> : <text:span text:style-name="MT88">Périmètres et unités</text:span></text:p>
      </style:header>
      <style:header-left>
        <text:p text:style-name="MP60"><draw:line text:anchor-type="paragraph" draw:z-index="181" draw:name="Shape3_17" draw:style-name="Mgr9" draw:text-style-name="MP1" svg:x1="16.083cm" svg:y1="0.383cm" svg:x2="20.496cm" svg:y2="0.36cm"><text:p/></draw:line><text:span text:style-name="MT72">Périmètre</text:span> : <text:span text:style-name="MT88">Périmètres et unités</text:span></text:p>
      </style:header-left>
      <style:footer>
        <text:p text:style-name="MP2"><draw:frame draw:style-name="Mfr1" draw:name="Frame361" text:anchor-type="paragraph" svg:y="-0.06cm" draw:z-index="1"><draw:text-box fo:min-height="0.499cm" fo:min-width="7.096cm"><draw:frame draw:style-name="Mfr2" draw:name="Frame371" text:anchor-type="frame" svg:x="0.45cm" svg:y="0.079cm" svg:width="0.817cm" draw:z-index="2"><draw:text-box fo:min-height="0.355cm"><text:p text:style-name="MP3"><draw:g text:anchor-type="paragraph" draw:z-index="180" draw:name="Shape4_107" draw:style-name="Mgr2"><draw:path draw:style-name="Mgr10" draw:text-style-name="MP49" svg:width="0.855cm" svg:height="1.172cm" svg:x="-0.03cm" svg:y="-0.194cm" svg:viewBox="0 0 856 1173" svg:d="M856 1173h-856v-991c0-100 79-182 175-182h505c97 0 176 82 176 182z"><text:p/></draw:path></draw:g><text:page-number text:select-page="current">1</text:page-number></text:p></draw:text-box></draw:frame><text:h text:style-name="_5f_Footer_20_page_20_impaire_20__28_D_29_" text:outline-level="1"><text:span text:style-name="MT74">Périmètre <text:s/>: </text:span><text:span text:style-name="MT87">périmètres et unités</text:span></text:h></draw:text-box></draw:frame></text:p>
      </style:footer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76" draw:name="Shape4_10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10" text:anchor-type="paragraph" svg:y="-0.06cm" draw:z-index="0"><draw:text-box fo:min-height="0.499cm" fo:min-width="3cm"><draw:frame draw:style-name="Mfr2" draw:name="Frame1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77" draw:name="Shape4_12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78" draw:name="Shape4_12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61"><draw:frame draw:style-name="Mfr3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3"><draw:g text:anchor-type="paragraph" draw:z-index="174" draw:name="Shape4_109" draw:style-name="Mgr2"><draw:path draw:style-name="Mgr10" draw:text-style-name="MP4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7"><text:span text:style-name="MT74">Périmètre : </text:span><text:span text:style-name="MT89">Problèmes</text:span></text:p></draw:text-box></draw:frame></text:p>
      </style:footer>
      <style:footer-left>
        <text:p text:style-name="MP61"><draw:frame draw:style-name="Mfr3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7"><text:span text:style-name="MT74">Périmètre : </text:span><text:span text:style-name="MT89">Problèmes</text:span></text:p></draw:text-box></draw:frame><draw:g text:anchor-type="paragraph" draw:z-index="175" draw:name="Shape4_122" draw:style-name="Mgr2"><draw:path draw:style-name="Mgr10" draw:text-style-name="MP49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2COL" style:display-name="5_7_SERIE_N_GAUCHE_ET_DROITE_2COL" style:page-layout-name="Mpm14">
      <style:header>
        <text:p text:style-name="MP62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1">Volume</text:span><text:span text:style-name="MT4"> </text:span></text:p></draw:text-box></draw:frame><draw:g text:anchor-type="paragraph" draw:z-index="173" draw:name="Shape4_145" draw:style-name="Mgr2"><draw:path draw:style-name="Mgr3" draw:text-style-name="MP7" svg:width="0.855cm" svg:height="1.172cm" svg:x="18.451cm" svg:y="-0.104cm" svg:viewBox="0 0 856 1173" svg:d="M856 1173h-856v-991c0-100 79-182 175-182h505c97 0 176 82 176 182z"><text:p/></draw:path></draw:g></text:h>
      </style:footer>
      <style:footer-left>
        <text:p text:style-name="Footer"/>
      </style:footer-left>
    </style:master-page>
    <style:master-page style:name="_35__5f_7_5f_SERIE_5f_N_5f_GAUCHE_5f_ET_5f_DROITE_5f_1COL" style:display-name="5_7_SERIE_N_GAUCHE_ET_DROITE_1COL" style:page-layout-name="Mpm15">
      <style:header>
        <text:p text:style-name="MP63">Conversions d’unités : Volume</text:p>
      </style:header>
      <style:header-left>
        <text:p text:style-name="Header_20_left"/>
      </style:head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2"><draw:frame draw:style-name="Mfr4" draw:name="Frame811111112" text:anchor-type="paragraph" svg:y="-0.06cm" draw:z-index="0"><draw:text-box fo:min-height="0.499cm" fo:min-width="7.096cm"><draw:frame draw:style-name="Mfr2" draw:name="Frame4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4">Conversions d’unités : longueurs</text:p></draw:text-box></draw:frame><draw:g text:anchor-type="paragraph" draw:z-index="170" draw:name="Shape4_1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47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3"><draw:g text:anchor-type="paragraph" draw:z-index="171" draw:name="Shape4_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5">Conversions d’unités : longueurs</text:p></draw:text-box></draw:frame><draw:g text:anchor-type="paragraph" draw:z-index="172" draw:name="Shape4_126" draw:style-name="Mgr2"><draw:path draw:style-name="Mgr3" draw:text-style-name="MP7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92">Conversions d’unités : longueurs</text:span></text:p>
      </style:header>
      <style:header-left>
        <text:p text:style-name="_5f_Header_20_N_20_page_20_impaire_20__28_D_29_"><text:s/><text:span text:style-name="MT92">Conversions d’unités : longueurs</text:span></text:p>
      </style:header-left>
      <style:footer>
        <text:p text:style-name="MP5"><draw:frame draw:style-name="Mfr1" draw:name="Frame40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longueurs</text:span><text:span text:style-name="MT4"> </text:span></text:p></draw:text-box></draw:frame><draw:g text:anchor-type="paragraph" draw:z-index="167" draw:name="Shape4_12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6111111111" text:anchor-type="paragraph" svg:y="-0.06cm" draw:z-index="0"><draw:text-box fo:min-height="0.499cm" fo:min-width="3cm"><draw:frame draw:style-name="Mfr2" draw:name="Frame9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8" draw:name="Shape4_12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69" draw:name="Shape4_1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92">Conversions d’unités : </text:span><text:span text:style-name="MT93">masses</text:span></text:p>
      </style:header>
      <style:header-left>
        <text:p text:style-name="_5f_Header_20_N_20_page_20_impaire_20__28_D_29_"><text:s/><text:span text:style-name="MT92">Conversions d’unités : </text:span><text:span text:style-name="MT93">masses</text:span></text:p>
      </style:header-left>
      <style:footer>
        <text:p text:style-name="MP5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4">masses</text:span><text:span text:style-name="MT4"> </text:span></text:p></draw:text-box></draw:frame><draw:g text:anchor-type="paragraph" draw:z-index="164" draw:name="Shape4_9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5" draw:name="Shape4_11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66" draw:name="Shape4_12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93"><text:s/></text:span><text:span text:style-name="MT92">Conversions d’unités : </text:span><text:span text:style-name="MT93">masses</text:span></text:p>
      </style:header>
      <style:header-left>
        <text:p text:style-name="_5f_Header_20_N_20_page_20_impaire_20__28_D_29_"><text:span text:style-name="MT93"><text:s/></text:span><text:span text:style-name="MT92">Conversions d’unités : </text:span><text:span text:style-name="MT93">masses</text:span></text:p>
      </style:header-left>
      <style:footer>
        <text:p text:style-name="MP66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5">Masses</text:span><text:span text:style-name="MT4"> </text:span></text:p></draw:text-box></draw:frame><draw:g text:anchor-type="paragraph" draw:z-index="161" draw:name="Shape4_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draw:g text:anchor-type="paragraph" draw:z-index="162" draw:name="Shape4_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2"><draw:frame draw:style-name="Mfr4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3"><draw:g text:anchor-type="paragraph" draw:z-index="163" draw:name="Shape4_12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96">Conversions d’unités : </text:span><text:span text:style-name="MT97">masses</text:span></text:p></draw:text-box></draw:frame></text:p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92">Conversions d’unités : </text:span><text:span text:style-name="MT98">Capacités</text:span></text:p>
      </style:header>
      <style:header-left>
        <text:p text:style-name="Header"><text:s/><text:span text:style-name="MT92">Conversions d’unités : </text:span><text:span text:style-name="MT98">Capacités</text:span></text:p>
      </style:header-left>
      <style:footer>
        <text:p text:style-name="MP5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9">capacités</text:span><text:span text:style-name="MT4"> </text:span></text:p></draw:text-box></draw:frame><draw:g text:anchor-type="paragraph" draw:z-index="158" draw:name="Shape4_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59" draw:name="Shape4_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60" draw:name="Shape4_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100">Conversions d’unités : </text:span><text:span text:style-name="MT98">Capacités</text:span></text:p>
      </style:header>
      <style:header-left>
        <text:p text:style-name="_5f_Header_20_N_20_page_20_impaire_20__28_D_29_"><text:span text:style-name="MT100">Conversions d’unités : </text:span><text:span text:style-name="MT98">Capacités</text:span></text:p>
      </style:header-left>
      <style:footer>
        <text:p text:style-name="MP2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1">Capacités</text:span><text:span text:style-name="MT4"> </text:span></text:p></draw:text-box></draw:frame><draw:g text:anchor-type="paragraph" draw:z-index="157" draw:name="Shape4_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92">Conversions d’unités : </text:span><text:span text:style-name="MT102">Temps et d</text:span><text:span text:style-name="MT103">urées</text:span></text:p>
      </style:header>
      <style:header-left>
        <text:p text:style-name="Header"><text:s/><text:span text:style-name="MT92">Conversions d’unités : </text:span><text:span text:style-name="MT102">Temps et d</text:span><text:span text:style-name="MT103">urées</text:span></text:p>
      </style:header-left>
      <style:footer>
        <text:p text:style-name="MP5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4">temps et </text:span><text:span text:style-name="MT105">durées</text:span><text:span text:style-name="MT4"> </text:span></text:p></draw:text-box></draw:frame><draw:g text:anchor-type="paragraph" draw:z-index="154" draw:name="Shape4_13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55" draw:name="Shape4_13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56" draw:name="Shape4_13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100">Conversions d’unités : </text:span><text:span text:style-name="MT102">Temps et d</text:span><text:span text:style-name="MT103">urées</text:span></text:p>
      </style:header>
      <style:header-left>
        <text:p text:style-name="_5f_Header_20_N_20_page_20_impaire_20__28_D_29_"><text:span text:style-name="MT100">Conversions d’unités : </text:span><text:span text:style-name="MT102">Temps et d</text:span><text:span text:style-name="MT103">urées</text:span></text:p>
      </style:header-left>
      <style:footer>
        <text:p text:style-name="MP2"><draw:frame draw:style-name="Mfr1" draw:name="Frame187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4">temps et </text:span><text:span text:style-name="MT105">durées</text:span><text:span text:style-name="MT4"> </text:span></text:p></draw:text-box></draw:frame><draw:g text:anchor-type="paragraph" draw:z-index="152" draw:name="Shape4_13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3"><draw:g text:anchor-type="paragraph" draw:z-index="153" draw:name="Shape4_13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96">Conversions d’unités : </text:span><text:span text:style-name="MT104">temps et </text:span><text:span text:style-name="MT105">durées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92">Conversions d’unités : </text:span><text:span text:style-name="MT106">Temps et durées</text:span></text:p>
      </style:header>
      <style:header-left>
        <text:p text:style-name="_5f_Header_20_N_20_page_20_impaire_20__28_D_29_"><text:s/><text:span text:style-name="MT92">Conversions d’unités : </text:span><text:span text:style-name="MT106">Temps et durées</text:span></text:p>
      </style:header-left>
      <style:footer>
        <text:p text:style-name="MP5"><draw:frame draw:style-name="Mfr1" draw:name="Frame19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7">Temps et </text:span><text:span text:style-name="MT108">Durée</text:span><text:span text:style-name="MT4"> </text:span></text:p></draw:text-box></draw:frame><draw:g text:anchor-type="paragraph" draw:z-index="149" draw:name="Shape4_1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50" draw:name="Shape4_13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51" draw:name="Shape4_1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100">Conversions d’unités : </text:span><text:span text:style-name="MT109">Vitesse</text:span></text:p>
      </style:header>
      <style:header-left>
        <text:p text:style-name="_5f_Header_20_N_20_page_20_impaire_20__28_D_29_"><text:span text:style-name="MT100">Conversions d’unités : </text:span><text:span text:style-name="MT109">Vitesse</text:span></text:p>
      </style:header-left>
      <style:footer>
        <text:p text:style-name="MP2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0">vitesse</text:span><text:span text:style-name="MT4"> </text:span></text:p></draw:text-box></draw:frame><draw:g text:anchor-type="paragraph" draw:z-index="147" draw:name="Shape4_14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3"><draw:g text:anchor-type="paragraph" draw:z-index="148" draw:name="Shape4_14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96">Conversions d’unités : </text:span><text:span text:style-name="MT110">vitesse</text:span></text:p></draw:text-box></draw:frame></text:p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92">Conversions d’unités : </text:span><text:span text:style-name="MT111">Aires</text:span></text:p>
      </style:header>
      <style:header-left>
        <text:p text:style-name="Header"><text:s/><text:span text:style-name="MT92">Conversions d’unités : </text:span><text:span text:style-name="MT111">Aires</text:span></text:p>
      </style:header-left>
      <style:footer>
        <text:p text:style-name="MP5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2">aires</text:span></text:p></draw:text-box></draw:frame><draw:g text:anchor-type="paragraph" draw:z-index="144" draw:name="Shape4_14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45" draw:name="Shape4_14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46" draw:name="Shape4_1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100">Conversions d’unités : </text:span><text:span text:style-name="MT111">Aires</text:span></text:p>
      </style:header>
      <style:header-left>
        <text:p text:style-name="_5f_Header_20_N_20_page_20_paire_20__28_G_29_"><text:span text:style-name="MT100">Conversions d’unités : </text:span><text:span text:style-name="MT111">Aires</text:span></text:p>
      </style:header-left>
      <style:footer>
        <text:p text:style-name="MP2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0">Conversions d’unités : </text:span><text:span text:style-name="MT112">Aires</text:span></text:h></draw:text-box></draw:frame><draw:g text:anchor-type="paragraph" draw:z-index="143" draw:name="Shape4_25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92">Conversions d’unités : </text:span><text:span text:style-name="MT113">Problèmes</text:span></text:p>
      </style:header>
      <style:header-left>
        <text:p text:style-name="_5f_Header_20_N_20_page_20_paire_20__28_G_29_"><text:s/><text:span text:style-name="MT92">Conversions d’unités : </text:span><text:span text:style-name="MT113">Problèmes</text:span></text:p>
      </style:header-left>
      <style:footer>
        <text:p text:style-name="MP5"><draw:frame draw:style-name="Mfr1" draw:name="Frame2021" text:anchor-type="paragraph" svg:y="-0.06cm" draw:z-index="0"><draw:text-box fo:min-height="0.499cm" fo:min-width="3cm"><draw:frame draw:style-name="Mfr2" draw:name="Frame20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4">problèmes</text:span></text:p></draw:text-box></draw:frame><draw:g text:anchor-type="paragraph" draw:z-index="141" draw:name="Shape4_15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15">Conversions d’unités </text:span><text:span text:style-name="MT4">: </text:span><text:span text:style-name="MT115">problèmes</text:span></text:p></draw:text-box></draw:frame><draw:g text:anchor-type="paragraph" draw:z-index="142" draw:name="Shape4_177" draw:style-name="Mgr2"><draw:path draw:style-name="Mgr3" draw:text-style-name="MP7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68"><text:span text:style-name="MT100">Conversions d’unités : </text:span><text:span text:style-name="MT113">Problèmes</text:span></text:p>
      </style:header>
      <style:header-left>
        <text:p text:style-name="MP68"><text:span text:style-name="MT100">Conversions d’unités : </text:span><text:span text:style-name="MT113">Problèmes</text:span></text:p>
      </style:header-left>
      <style:footer>
        <text:p text:style-name="MP2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4">problèmes</text:span></text:p></draw:text-box></draw:frame><draw:g text:anchor-type="paragraph" draw:z-index="139" draw:name="Shape4_14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7"><text:span text:style-name="MT96">Conversions d’unités : </text:span><text:span text:style-name="MT114">problèmes</text:span></text:p></draw:text-box></draw:frame><draw:g text:anchor-type="paragraph" draw:z-index="140" draw:name="Shape4_148" draw:style-name="Mgr2"><draw:path draw:style-name="Mgr3" draw:text-style-name="MP7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36" draw:name="Shape4_14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41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37" draw:name="Shape4_15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38" draw:name="Shape4_15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9"><text:span text:style-name="MT116"><text:s text:c="15"/>A</text:span>ires : Aire et unité</text:p>
      </style:header>
      <style:header-left>
        <text:p text:style-name="MP69"><text:span text:style-name="MT116"><text:s text:c="15"/>A</text:span>ires : Aire et unité</text:p>
      </style:header-left>
      <style:footer>
        <text:p text:style-name="MP2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3"><draw:g text:anchor-type="paragraph" draw:z-index="135" draw:name="Shape4_157" draw:style-name="Mgr2"><draw:path draw:style-name="Mgr10" draw:text-style-name="MP4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7">partie 1</text:span> : <text:span text:style-name="MT118">Assembler et décomposer</text:span></text:p>
      </style:header>
      <style:footer>
        <text:p text:style-name="MP2"><draw:frame draw:style-name="Mfr1" draw:name="Frame288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19">Géométrie plane, </text:span><text:span text:style-name="MT120">partie 1</text:span><text:span text:style-name="MT119"> : </text:span><text:span text:style-name="MT121">assembler et décomposer</text:span></text:p></draw:text-box></draw:frame><draw:g text:anchor-type="paragraph" draw:z-index="133" draw:name="Shape4_216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414" text:anchor-type="paragraph" svg:y="-0.06cm" draw:z-index="0"><draw:text-box fo:min-height="0.499cm" fo:min-width="3cm"><draw:frame draw:style-name="Mfr2" draw:name="Frame2881" text:anchor-type="frame" svg:x="0.45cm" svg:y="0.079cm" svg:width="0.817cm" draw:z-index="0"><draw:text-box fo:min-height="0.355cm"><text:p text:style-name="MP3"><draw:g text:anchor-type="paragraph" draw:z-index="134" draw:name="Shape4_21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2"><text:span text:style-name="MT48">Géométrie plane, </text:span><text:span text:style-name="MT120">partie 1</text:span><text:span text:style-name="MT48"> : </text:span><text:span text:style-name="MT121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73"><text:span text:style-name="MT122">Géométrie plane</text:span><text:span text:style-name="MT123"> : </text:span><text:span text:style-name="MT124">Vocabulaire</text:span></text:p>
      </style:header>
      <style:footer>
        <text:p text:style-name="MP5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31" draw:name="Shape4_213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32" draw:name="Shape4_21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7">partie 1</text:span> : <text:span text:style-name="MT126">coder</text:span></text:p>
      </style:header>
      <style:footer>
        <text:p text:style-name="MP2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19">Géométrie plane, </text:span><text:span text:style-name="MT120">partie 1</text:span><text:span text:style-name="MT119"> : </text:span><text:span text:style-name="MT127">coder</text:span></text:p></draw:text-box></draw:frame><draw:g text:anchor-type="paragraph" draw:z-index="129" draw:name="Shape4_211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86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48">Géométrie plane, </text:span><text:span text:style-name="MT120">partie 1</text:span><text:span text:style-name="MT48"> : </text:span><text:span text:style-name="MT127">coder</text:span></text:p></draw:text-box></draw:frame><draw:g text:anchor-type="paragraph" draw:z-index="130" draw:name="Shape4_212" draw:style-name="Mgr2"><draw:path draw:style-name="Mgr8" draw:text-style-name="MP40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73"><text:span text:style-name="MT122">Géométrie plane</text:span><text:span text:style-name="MT123"> : </text:span><text:span text:style-name="MT124">Vocabulaire</text:span></text:p>
      </style:header>
      <style:header-left>
        <text:p text:style-name="MP73"><text:span text:style-name="MT122">Géométrie plane</text:span><text:span text:style-name="MT123"> : </text:span><text:span text:style-name="MT124">Vocabulaire</text:span></text:p>
      </style:header-left>
      <style:footer>
        <text:p text:style-name="MP5"><draw:frame draw:style-name="Mfr1" draw:name="Frame285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27" draw:name="Shape4_20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28" draw:name="Shape4_21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>
      <style:footer>
        <text:p text:style-name="MP2"><draw:frame draw:style-name="Mfr1" draw:name="Frame209" text:anchor-type="paragraph" svg:y="-0.06cm" draw:z-index="0"><draw:text-box fo:min-height="0.499cm" fo:min-width="7.096cm"><draw:frame draw:style-name="Mfr2" draw:name="Frame71" text:anchor-type="frame" svg:x="0.45cm" svg:y="0.079cm" svg:width="0.817cm" draw:z-index="0"><draw:text-box fo:min-height="0.355cm"><text:p text:style-name="MP3"><draw:g text:anchor-type="paragraph" draw:z-index="125" draw:name="Shape4_20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9">Géométrie plane : </text:span><text:span text:style-name="MT49">Parallèles, perpendiculaires, </text:span><text:span text:style-name="MT50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48">Géométrie plane : </text:span><text:span text:style-name="MT49">parallèles, perpendiculaires, </text:span><text:span text:style-name="MT50">distances</text:span></text:p></draw:text-box></draw:frame><draw:g text:anchor-type="paragraph" draw:z-index="126" draw:name="Shape4_206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5"><draw:frame draw:style-name="Mfr1" draw:name="Frame206" text:anchor-type="paragraph" svg:y="-0.06cm" draw:z-index="0"><draw:text-box fo:min-height="0.499cm" fo:min-width="3cm"><draw:frame draw:style-name="Mfr2" draw:name="Frame27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4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123" draw:name="Shape4_20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4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124" draw:name="Shape4_15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44">Géométrie plane</text:span> : <text:span text:style-name="MT129">Milieu, alignement, </text:span><text:span text:style-name="MT130">appartenance</text:span></text:p>
      </style:header>
      <style:footer>
        <text:p text:style-name="MP2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3"><draw:g text:anchor-type="paragraph" draw:z-index="121" draw:name="Shape4_1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1"><text:span text:style-name="MT119">Géométrie plane : </text:span><text:span text:style-name="MT131">milieu, Alignement, </text:span><text:span text:style-name="MT132">APPARTENANCE</text:span></text:p></draw:text-box></draw:frame></text:p>
      </style:footer>
      <style:footer-left>
        <text:p text:style-name="MP5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3"><draw:g text:anchor-type="paragraph" draw:z-index="122" draw:name="Shape4_15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2"><text:span text:style-name="MT48">Géométrie plane : </text:span><text:span text:style-name="MT131">milieu, alignement, </text:span><text:span text:style-name="MT132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75"><text:span text:style-name="MT133">S</text:span><text:span text:style-name="MT134">olides</text:span> : <text:span text:style-name="MT133">Vocabulaire, nature</text:span></text:p>
      </style:header>
      <style:footer>
        <text:p text:style-name="MP5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6">solides : Vocabulaire, NatuRE</text:p></draw:text-box></draw:frame><draw:g text:anchor-type="paragraph" draw:z-index="119" draw:name="Shape4_15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6">solides : Vocabulaire, NatuRE</text:p></draw:text-box></draw:frame><draw:g text:anchor-type="paragraph" draw:z-index="120" draw:name="Shape4_16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44">Géométrie plane</text:span> : <text:span text:style-name="MT44">Points, droites </text:span><text:span text:style-name="MT135">et cercles</text:span></text:p>
      </style:header>
      <style:footer>
        <text:p text:style-name="MP5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3"><draw:g text:anchor-type="paragraph" draw:z-index="117" draw:name="Shape4_20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Géométrie plane : points, droites <text:span text:style-name="MT136">et cercles</text:span></text:p></draw:text-box></draw:frame></text:p>
      </style:footer>
      <style:footer-left>
        <text:p text:style-name="MP5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3"><draw:g text:anchor-type="paragraph" draw:z-index="118" draw:name="Shape4_20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Géométrie plane : points, droites <text:span text:style-name="MT136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75"><text:span text:style-name="MT133">S</text:span><text:span text:style-name="MT134">olides</text:span> : <text:span text:style-name="MT133">Vocabulaire, nature</text:span></text:p>
      </style:header>
      <style:footer>
        <text:p text:style-name="MP5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6">solides : Vocabulaire, NatuRE</text:p></draw:text-box></draw:frame><draw:g text:anchor-type="paragraph" draw:z-index="115" draw:name="Shape4_20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6">solides : Vocabulaire, NatuRE</text:p></draw:text-box></draw:frame><draw:g text:anchor-type="paragraph" draw:z-index="116" draw:name="Shape4_20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3"><draw:g text:anchor-type="paragraph" draw:z-index="113" draw:name="Shape4_19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3"><draw:g text:anchor-type="paragraph" draw:z-index="114" draw:name="Shape4_19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7">R</text:span><text:span text:style-name="MT138">epères du plan : Se </text:span><text:span text:style-name="MT139">déplacer</text:span></text:p>
      </style:header>
      <style:footer>
        <text:p text:style-name="MP5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">Repères du plan : Se </text:span><text:span text:style-name="MT140">déplacer</text:span></text:p></draw:text-box></draw:frame><draw:g text:anchor-type="paragraph" draw:z-index="111" draw:name="Shape4_192" draw:style-name="Mgr2"><draw:path draw:style-name="Mgr8" draw:text-style-name="MP40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5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pan text:style-name="MT4">Repères du plan : se </text:span><text:span text:style-name="MT140">déplacer</text:span></text:p></draw:text-box></draw:frame><draw:g text:anchor-type="paragraph" draw:z-index="112" draw:name="Shape4_19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3"><draw:g text:anchor-type="paragraph" draw:z-index="109" draw:name="Shape4_19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3"><draw:g text:anchor-type="paragraph" draw:z-index="110" draw:name="Shape4_19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68">R</text:span>epères du plan : Se repérer</text:p>
      </style:header>
      <style:header-left>
        <text:p text:style-name="_5f_Header_20_G_20_page_20_paire_20__28_G_29_"><text:span text:style-name="MT68">R</text:span>epères du plan : Se repérer</text:p>
      </style:header-left>
      <style:footer>
        <text:p text:style-name="MP5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0">Repères du plan : Se repérer</text:p></draw:text-box></draw:frame><draw:g text:anchor-type="paragraph" draw:z-index="107" draw:name="Shape4_16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2">Repères du plan : se repérer</text:p></draw:text-box></draw:frame><draw:g text:anchor-type="paragraph" draw:z-index="108" draw:name="Shape4_18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81">Volumes : Volumes par comptage</text:p>
      </style:header>
      <style:footer>
        <text:p text:style-name="MP5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3"><draw:g text:anchor-type="paragraph" draw:z-index="106" draw:name="Shape4_179" draw:style-name="Mgr2"><draw:path draw:style-name="Mgr10" draw:text-style-name="MP4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2"><text:s/><text:span text:style-name="MT141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83"><draw:line text:anchor-type="paragraph" draw:z-index="99" draw:name="Shape7_8" draw:style-name="Mgr9" draw:text-style-name="MP1" svg:x1="9.042cm" svg:y1="0.36cm" svg:x2="20.461cm" svg:y2="0.36cm"><text:p/></draw:line><draw:path text:anchor-type="paragraph" draw:z-index="100" draw:name="Shape5_1" draw:style-name="Mgr11" draw:text-style-name="MP84" svg:width="4.329cm" svg:height="2.24cm" svg:x="-1.499cm" svg:y="-1cm" svg:viewBox="0 0 4330 2241" svg:d="M0 2241l3984-288c209-15 363-168 345-342l-170-1611h-4159z"><text:p/></draw:path><draw:frame text:anchor-type="paragraph" draw:z-index="101" draw:name="Shape6_2" draw:style-name="Mgr12" draw:text-style-name="MP85" svg:width="2.703cm" svg:height="0.715cm" draw:transform="rotate (0.0872664625997165) translate (-0.172861111111111cm 0.218722222222222cm)"><draw:text-box><text:p text:style-name="MP1"><text:span text:style-name="MT142">S</text:span><text:span text:style-name="MT142">é</text:span><text:span text:style-name="MT142">ri</text:span><text:span text:style-name="MT142">e </text:span><text:span text:style-name="MT142">1</text:span></text:p></draw:text-box></draw:frame>T<text:span text:style-name="MT143">itre de la série</text:span></text:p>
      </style:header>
      <style:header-left>
        <text:p text:style-name="MP83"><draw:line text:anchor-type="paragraph" draw:z-index="103" draw:name="Shape7_9" draw:style-name="Mgr9" draw:text-style-name="MP1" svg:x1="9.042cm" svg:y1="0.36cm" svg:x2="20.461cm" svg:y2="0.36cm"><text:p/></draw:line><draw:path text:anchor-type="paragraph" draw:z-index="104" draw:name="Shape5_2" draw:style-name="Mgr11" draw:text-style-name="MP84" svg:width="4.329cm" svg:height="2.24cm" svg:x="-1.499cm" svg:y="-1cm" svg:viewBox="0 0 4330 2241" svg:d="M0 2241l3984-288c209-15 363-168 345-342l-170-1611h-4159z"><text:p/></draw:path><draw:frame text:anchor-type="paragraph" draw:z-index="105" draw:name="Shape6_5" draw:style-name="Mgr12" draw:text-style-name="MP85" svg:width="2.703cm" svg:height="0.715cm" draw:transform="rotate (0.0872664625997165) translate (-0.172861111111111cm 0.218722222222222cm)"><draw:text-box><text:p text:style-name="MP1"><text:span text:style-name="MT142">S</text:span><text:span text:style-name="MT142">é</text:span><text:span text:style-name="MT142">ri</text:span><text:span text:style-name="MT142">e </text:span><text:span text:style-name="MT142">1</text:span></text:p></draw:text-box></draw:frame>T<text:span text:style-name="MT143">itre de la série</text:span></text:p>
      </style:header-left>
      <style:footer>
        <text:p text:style-name="MP5"><draw:frame draw:style-name="Mfr1" draw:name="Frame142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3"><draw:g text:anchor-type="paragraph" draw:z-index="102" draw:name="Shape8_5" draw:style-name="Mgr2"><draw:path draw:style-name="Mgr10" draw:text-style-name="MP4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2"><text:span text:style-name="MT144">Angles</text:span> • <text:span text:style-name="MT144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6"><text:span text:style-name="MT116"><text:s text:c="15"/>A</text:span>ires : Aires de triangles</text:p>
      </style:header>
      <style:footer>
        <text:p text:style-name="MP2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3"><draw:g text:anchor-type="paragraph" draw:z-index="98" draw:name="Shape4_178" draw:style-name="Mgr2"><draw:path draw:style-name="Mgr10" draw:text-style-name="MP4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7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2" text:anchor-type="paragraph" svg:y="-0.06cm" draw:z-index="0"><draw:text-box fo:min-height="0.499cm" fo:min-width="3cm"><draw:frame draw:style-name="Mfr2" draw:name="Frame6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95" draw:name="Shape4_18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11" text:anchor-type="paragraph" svg:y="-0.06cm" draw:z-index="0"><draw:text-box fo:min-height="0.499cm" fo:min-width="3cm"><draw:frame draw:style-name="Mfr2" draw:name="Frame10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96" draw:name="Shape4_18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97" draw:name="Shape4_1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8"><text:span text:style-name="MT72"><text:s text:c="15"/>A</text:span><text:span text:style-name="MT145">ires : Problèmes d’aires</text:span></text:p>
      </style:header>
      <style:footer>
        <text:p text:style-name="MP2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3"><draw:g text:anchor-type="paragraph" draw:z-index="94" draw:name="Shape4_169" draw:style-name="Mgr2"><draw:path draw:style-name="Mgr10" draw:text-style-name="MP4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9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91" draw:name="Shape4_16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92" draw:name="Shape4_1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93" draw:name="Shape4_16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88" draw:name="Shape4_17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89" draw:name="Shape4_17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90" draw:name="Shape4_17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90"><text:span text:style-name="MT116"><text:s text:c="15"/>A</text:span>ires : Aires de disques</text:p>
      </style:header>
      <style:footer>
        <text:p text:style-name="MP2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3"><draw:g text:anchor-type="paragraph" draw:z-index="87" draw:name="Shape4_173" draw:style-name="Mgr2"><draw:path draw:style-name="Mgr10" draw:text-style-name="MP4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1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83"><draw:path text:anchor-type="paragraph" draw:z-index="80" draw:name="Shape5_3" draw:style-name="Mgr11" draw:text-style-name="MP84" svg:width="4.329cm" svg:height="2.24cm" svg:x="-1.499cm" svg:y="-1cm" svg:viewBox="0 0 4330 2241" svg:d="M0 2241l3984-288c209-15 363-168 345-342l-170-1611h-4159z"><text:p/></draw:path><draw:frame text:anchor-type="paragraph" draw:z-index="81" draw:name="Shape6_3" draw:style-name="Mgr12" draw:text-style-name="MP85" svg:width="2.703cm" svg:height="0.715cm" draw:transform="rotate (0.0872664625997165) translate (-0.172861111111111cm 0.218722222222222cm)"><draw:text-box><text:p text:style-name="MP1"><text:span text:style-name="MT142">S</text:span><text:span text:style-name="MT142">é</text:span><text:span text:style-name="MT142">ri</text:span><text:span text:style-name="MT142">e </text:span><text:span text:style-name="MT142">1</text:span></text:p></draw:text-box></draw:frame><draw:line text:anchor-type="paragraph" draw:z-index="82" draw:name="Shape7_6" draw:style-name="Mgr9" draw:text-style-name="MP1" svg:x1="9.042cm" svg:y1="0.36cm" svg:x2="20.461cm" svg:y2="0.36cm"><text:p/></draw:line>T<text:span text:style-name="MT143">itre de la série</text:span></text:p>
      </style:header>
      <style:header-left>
        <text:p text:style-name="MP83"><draw:path text:anchor-type="paragraph" draw:z-index="84" draw:name="Shape5_4" draw:style-name="Mgr11" draw:text-style-name="MP84" svg:width="4.329cm" svg:height="2.24cm" svg:x="-1.499cm" svg:y="-1cm" svg:viewBox="0 0 4330 2241" svg:d="M0 2241l3984-288c209-15 363-168 345-342l-170-1611h-4159z"><text:p/></draw:path><draw:frame text:anchor-type="paragraph" draw:z-index="85" draw:name="Shape6_4" draw:style-name="Mgr12" draw:text-style-name="MP85" svg:width="2.703cm" svg:height="0.715cm" draw:transform="rotate (0.0872664625997165) translate (-0.172861111111111cm 0.218722222222222cm)"><draw:text-box><text:p text:style-name="MP1"><text:span text:style-name="MT142">S</text:span><text:span text:style-name="MT142">é</text:span><text:span text:style-name="MT142">ri</text:span><text:span text:style-name="MT142">e </text:span><text:span text:style-name="MT142">1</text:span></text:p></draw:text-box></draw:frame><draw:line text:anchor-type="paragraph" draw:z-index="86" draw:name="Shape7_3" draw:style-name="Mgr9" draw:text-style-name="MP1" svg:x1="9.042cm" svg:y1="0.36cm" svg:x2="20.461cm" svg:y2="0.36cm"><text:p/></draw:line>T<text:span text:style-name="MT143">itre de la série</text:span></text:p>
      </style:header-left>
      <style:footer>
        <text:p text:style-name="MP5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3"><draw:g text:anchor-type="paragraph" draw:z-index="83" draw:name="Shape8_4" draw:style-name="Mgr2"><draw:path draw:style-name="Mgr10" draw:text-style-name="MP4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2"><text:span text:style-name="MT144">Angles</text:span> • <text:span text:style-name="MT144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6">Volumes : </text:span><text:span text:style-name="MT147">Calculs et conversions</text:span></text:p>
      </style:header>
      <style:header-left>
        <text:p text:style-name="_5f_Header_20_M_20_page_20_paire_20__28_G_29_"><text:span text:style-name="MT146">Volumes : </text:span><text:span text:style-name="MT147">Calculs et conversions</text:span></text:p>
      </style:header-left>
      <style:footer>
        <text:list xml:id="list3700128964" text:style-name="_5f_Numérotation_20_des_20_exercices">
          <text:list-item>
            <text:list>
              <text:list-item>
                <text:p text:style-name="MP92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2"><text:s/><text:span text:style-name="MT141">Volumes : </text:span><text:span text:style-name="MT148">Calculs et conversions</text:span> </text:p></draw:text-box></draw:frame><draw:g text:anchor-type="paragraph" draw:z-index="78" draw:name="Shape4_174" draw:style-name="Mgr2"><draw:path draw:style-name="Mgr10" draw:text-style-name="MP49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81347810966444" text:continue-numbering="true" text:style-name="_5f_Numérotation_20_des_20_exercices">
          <text:list-item>
            <text:list>
              <text:list-item>
                <text:p text:style-name="MP92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2"><text:s/><text:span text:style-name="MT141">Volumes : </text:span><text:span text:style-name="MT148">Calculs et conversions</text:span> </text:p></draw:text-box></draw:frame><draw:g text:anchor-type="paragraph" draw:z-index="79" draw:name="Shape4_175" draw:style-name="Mgr2"><draw:path draw:style-name="Mgr10" draw:text-style-name="MP49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75"><text:span text:style-name="MT133">S</text:span><text:span text:style-name="MT134">olides</text:span> : <text:span text:style-name="MT133">Vocabulaire, nature</text:span></text:p>
      </style:header>
      <style:footer>
        <text:p text:style-name="MP5"><draw:frame draw:style-name="Mfr1" draw:name="Frame14" text:anchor-type="paragraph" svg:y="-0.06cm" draw:z-index="0"><draw:text-box fo:min-height="0.499cm" fo:min-width="3cm"><draw:frame draw:style-name="Mfr2" draw:name="Frame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6">solides : Vocabulaire, NatuRE</text:p></draw:text-box></draw:frame><draw:g text:anchor-type="paragraph" draw:z-index="76" draw:name="Shape4_19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70" text:anchor-type="paragraph" svg:y="-0.06cm" draw:z-index="0"><draw:text-box fo:min-height="0.499cm" fo:min-width="3cm"><draw:frame draw:style-name="Mfr2" draw:name="Frame27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6">solides : Vocabulaire, NatuRE</text:p></draw:text-box></draw:frame><draw:g text:anchor-type="paragraph" draw:z-index="77" draw:name="Shape4_19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93"><text:span text:style-name="MT44">Géométrie plane</text:span> : <text:span text:style-name="MT149">D</text:span><text:span text:style-name="MT44">roites, </text:span><text:span text:style-name="MT150">demi-droites </text:span><text:span text:style-name="MT151">&amp; </text:span><text:span text:style-name="MT150">segments</text:span></text:p>
      </style:header>
      <style:footer>
        <text:p text:style-name="MP5"><draw:frame draw:style-name="Mfr1" draw:name="Frame273" text:anchor-type="paragraph" svg:y="-0.06cm" draw:z-index="0"><draw:text-box fo:min-height="0.499cm" fo:min-width="3cm"><draw:frame draw:style-name="Mfr2" draw:name="Frame274" text:anchor-type="frame" svg:x="0.45cm" svg:y="0.079cm" svg:width="0.817cm" draw:z-index="0"><draw:text-box fo:min-height="0.355cm"><text:p text:style-name="MP3"><draw:g text:anchor-type="paragraph" draw:z-index="74" draw:name="Shape4_19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1"><text:span text:style-name="MT119">Géométrie plane : </text:span><text:span text:style-name="MT48">droites, </text:span><text:span text:style-name="MT152">DEMI-droites et segments</text:span></text:p></draw:text-box></draw:frame></text:p>
      </style:footer>
      <style:footer-left>
        <text:p text:style-name="MP5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3"><draw:g text:anchor-type="paragraph" draw:z-index="75" draw:name="Shape4_19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2"><text:span text:style-name="MT48">Géométrie plane : droites, </text:span><text:span text:style-name="MT152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94"><text:span text:style-name="MT116"><text:s text:c="15"/>A</text:span>ires : Aire par comptage</text:p>
      </style:header>
      <style:footer>
        <text:p text:style-name="MP2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3"><draw:g text:anchor-type="paragraph" draw:z-index="73" draw:name="Shape4_165" draw:style-name="Mgr2"><draw:path draw:style-name="Mgr10" draw:text-style-name="MP4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7"><text:span text:style-name="MT153">Aires</text:span><text:span text:style-name="MT74"> <text:s/>: </text:span><text:span text:style-name="MT153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0" draw:name="Shape4_16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1" draw:name="Shape4_16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72" draw:name="Shape4_16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54">Aires </text:span>: <text:span text:style-name="MT154">problèmes <text:s text:c="4"/></text:span></text:h>
      </style:footer>
      <style:footer-left>
        <text:p text:style-name="MP95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1" text:anchor-type="paragraph" svg:y="-0.06cm" draw:z-index="0"><draw:text-box fo:min-height="0.499cm" fo:min-width="3cm"><draw:frame draw:style-name="Mfr2" draw:name="Frame2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67" draw:name="Shape4_20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" text:anchor-type="paragraph" svg:y="-0.06cm" draw:z-index="0"><draw:text-box fo:min-height="0.499cm" fo:min-width="3cm"><draw:frame draw:style-name="Mfr2" draw:name="Frame8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68" draw:name="Shape4_20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69" draw:name="Shape4_2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6"><text:span text:style-name="MT116"><text:s text:c="15"/>A</text:span>ires : Calculer une aire</text:p>
      </style:header>
      <style:footer>
        <text:p text:style-name="MP2"><draw:frame draw:style-name="Mfr1" draw:name="Frame11111111" text:anchor-type="paragraph" svg:y="-0.06cm" draw:z-index="0"><draw:text-box fo:min-height="0.499cm" fo:min-width="7.096cm"><draw:frame draw:style-name="Mfr2" draw:name="Frame111111111" text:anchor-type="frame" svg:x="0.45cm" svg:y="0.079cm" svg:width="0.817cm" draw:z-index="0"><draw:text-box fo:min-height="0.355cm"><text:p text:style-name="MP3"><draw:g text:anchor-type="paragraph" draw:z-index="66" draw:name="Shape4_218" draw:style-name="Mgr2"><draw:path draw:style-name="Mgr10" draw:text-style-name="MP4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8"><text:span text:style-name="MT155">Constructions géométriques : </text:span><text:span text:style-name="MT156">Reproduire</text:span></text:p>
      </style:header>
      <style:header-left>
        <text:p text:style-name="MP98"><text:span text:style-name="MT155">Constructions géométriques : </text:span><text:span text:style-name="MT156">Reproduire</text:span></text:p>
      </style:header-left>
      <style:footer>
        <text:p text:style-name="MP5"><draw:frame draw:style-name="Mfr1" draw:name="Frame1111111" text:anchor-type="paragraph" svg:y="-0.06cm" draw:z-index="0"><draw:text-box fo:min-height="0.499cm" fo:min-width="3cm"><draw:frame draw:style-name="Mfr2" draw:name="Frame21111111" text:anchor-type="frame" svg:x="0.45cm" svg:y="0.079cm" svg:width="0.817cm" draw:z-index="0"><draw:text-box fo:min-height="0.355cm"><text:p text:style-name="MP3"><draw:g text:anchor-type="paragraph" draw:z-index="64" draw:name="Shape10_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9"><text:span text:style-name="MT157">CONSTRUCTIONS Géométriques : <text:s/></text:span><text:span text:style-name="MT158">REPRODUIRE</text:span></text:p></draw:text-box></draw:frame></text:p>
      </style:footer>
      <style:footer-left>
        <text:p text:style-name="MP5"><draw:frame draw:style-name="Mfr1" draw:name="Frame311111111111" text:anchor-type="paragraph" svg:y="-0.06cm" draw:z-index="0"><draw:text-box fo:min-height="0.499cm" fo:min-width="3cm"><draw:frame draw:style-name="Mfr2" draw:name="Frame411111111111" text:anchor-type="frame" svg:x="0.45cm" svg:y="0.079cm" svg:width="0.817cm" draw:z-index="0"><draw:text-box fo:min-height="0.355cm"><text:p text:style-name="MP3"><draw:g text:anchor-type="paragraph" draw:z-index="65" draw:name="Shape10_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9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100">Géométrie de base, partie 1: nommer, mesurer</text:p>
      </style:header>
      <style:header-left>
        <text:p text:style-name="_5f_Header_20_G_20_page_20_impaire_20__28_D_29_">Géométrie plane : Vocabulaire</text:p>
        <text:p text:style-name="MP101">Géométrie de base, partie 1: nommer, mesurer</text:p>
      </style:header-left>
      <style:footer>
        <text:p text:style-name="MP5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3"><draw:g text:anchor-type="paragraph" draw:z-index="62" draw:name="Shape4_21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8">G</text:span><text:span text:style-name="MT159">éométrie </text:span><text:span text:style-name="MT160">plane </text:span><text:span text:style-name="MT159">: </text:span><text:span text:style-name="MT160">vocabulaire</text:span></text:h></draw:text-box></draw:frame></text:p>
      </style:footer>
      <style:footer-left>
        <text:p text:style-name="MP5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3"><draw:g text:anchor-type="paragraph" draw:z-index="63" draw:name="Shape4_22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<text:span text:style-name="MT158">G</text:span><text:span text:style-name="MT159">éométrie </text:span><text:span text:style-name="MT161">plane</text:span><text:span text:style-name="MT159"> : </text:span><text:span text:style-name="MT161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103"><draw:line text:anchor-type="paragraph" draw:z-index="58" draw:name="Shape9" draw:style-name="Mgr1" draw:text-style-name="MP1" svg:x1="11.559cm" svg:y1="0.36cm" svg:x2="20.5cm" svg:y2="0.36cm"><text:p/></draw:line><draw:frame text:anchor-type="paragraph" draw:z-index="59" draw:name="Shape8" draw:style-name="Mgr12" draw:text-style-name="MP85" svg:width="2.703cm" svg:height="0.715cm" draw:transform="rotate (0.0872664625997165) translate (-0.172861111111111cm 0.218722222222222cm)"><draw:text-box><text:p text:style-name="MP1"><text:span text:style-name="MT142">S</text:span><text:span text:style-name="MT142">é</text:span><text:span text:style-name="MT142">ri</text:span><text:span text:style-name="MT142">e </text:span><text:span text:style-name="MT142">1</text:span></text:p></draw:text-box></draw:frame><draw:path text:anchor-type="paragraph" draw:z-index="60" draw:name="Shape7" draw:style-name="Mgr13" draw:text-style-name="MP104" svg:width="4.329cm" svg:height="2.24cm" svg:x="-1.499cm" svg:y="-1cm" svg:viewBox="0 0 4330 2241" svg:d="M0 2241l3984-288c209-15 363-168 345-342l-170-1611h-4159z"><text:p/></draw:path>T<text:span text:style-name="MT162">itre de la série</text:span></text:p>
      </style:header>
      <style:footer>
        <text:p text:style-name="MP5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3"><draw:g text:anchor-type="paragraph" draw:z-index="61" draw:name="Shape1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63">Éléments de géométrie</text:span> • <text:span text:style-name="MT163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5"><draw:frame draw:style-name="Mfr1" draw:name="Frame31111111111" text:anchor-type="paragraph" svg:y="-0.06cm" draw:z-index="0"><draw:text-box fo:min-height="0.499cm" fo:min-width="3cm"><draw:frame draw:style-name="Mfr2" draw:name="Frame41111111111" text:anchor-type="frame" svg:x="0.45cm" svg:y="0.079cm" svg:width="0.817cm" draw:z-index="0"><draw:text-box fo:min-height="0.355cm"><text:p text:style-name="MP3"><draw:g text:anchor-type="paragraph" draw:z-index="57" draw:name="Shape4_22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5">Constructions géométriques : </text:span><text:span text:style-name="MT156">Reproduire</text:span></text:p>
      </style:header>
      <style:header-left>
        <text:p text:style-name="MP107"><text:span text:style-name="MT155">Constructions géométriques : </text:span><text:span text:style-name="MT156">Reproduire</text:span></text:p>
      </style:header-left>
      <style:footer>
        <text:p text:style-name="MP5"><draw:frame draw:style-name="Mfr1" draw:name="Frame7111111111" text:anchor-type="paragraph" svg:y="-0.06cm" draw:z-index="0"><draw:text-box fo:min-height="0.499cm" fo:min-width="3cm"><draw:frame draw:style-name="Mfr2" draw:name="Frame8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56" draw:name="Shape4_222" draw:style-name="Mgr2"><draw:path draw:style-name="Mgr8" draw:text-style-name="MP40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" text:anchor-type="paragraph" svg:y="-0.06cm" draw:z-index="0"><draw:text-box fo:min-height="0.499cm" fo:min-width="3cm"><draw:frame draw:style-name="Mfr2" draw:name="Frame10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9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64">Constructions géométriques : </text:span><text:span text:style-name="MT165">Reproduire</text:span></text:p>
      </style:header>
      <style:header-left>
        <text:p text:style-name="_5f_Header_20_G_20_page_20_paire_20__28_G_29_"><text:span text:style-name="MT164">Constructions géométriques : </text:span><text:span text:style-name="MT165">Reproduire</text:span></text:p>
      </style:header-left>
      <style:footer>
        <text:p text:style-name="MP5"><draw:frame draw:style-name="Mfr1" draw:name="Frame3111111111" text:anchor-type="paragraph" svg:y="-0.06cm" draw:z-index="0"><draw:text-box fo:min-height="0.499cm" fo:min-width="3cm"><draw:frame draw:style-name="Mfr2" draw:name="Frame4111111111" text:anchor-type="frame" svg:x="0.45cm" svg:y="0.079cm" svg:width="0.817cm" draw:z-index="0"><draw:text-box fo:min-height="0.355cm"><text:p text:style-name="MP3"><draw:g text:anchor-type="paragraph" draw:z-index="54" draw:name="Shape4_22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8"><text:span text:style-name="MT157">CONSTRUCTIONS Géométriques : </text:span><text:span text:style-name="MT158">REPRODUIRE</text:span></text:p></draw:text-box></draw:frame></text:p>
      </style:footer>
      <style:footer-left>
        <text:p text:style-name="MP5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3"><draw:g text:anchor-type="paragraph" draw:z-index="55" draw:name="Shape4_22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8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8"><text:span text:style-name="MT155">Constructions géométriques : </text:span><text:span text:style-name="MT156">Reproduire</text:span></text:p>
      </style:header>
      <style:footer>
        <text:p text:style-name="MP5"><draw:frame draw:style-name="Mfr1" draw:name="Frame311111111" text:anchor-type="paragraph" svg:y="-0.06cm" draw:z-index="0"><draw:text-box fo:min-height="0.499cm" fo:min-width="3cm"><draw:frame draw:style-name="Mfr2" draw:name="Frame411111111" text:anchor-type="frame" svg:x="0.45cm" svg:y="0.079cm" svg:width="0.817cm" draw:z-index="0"><draw:text-box fo:min-height="0.355cm"><text:p text:style-name="MP3"><draw:g text:anchor-type="paragraph" draw:z-index="52" draw:name="Shape10_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9"><text:span text:style-name="MT157">CONSTRUCTIONS Géométriques : <text:s/></text:span><text:span text:style-name="MT158">REPRODUIRE</text:span></text:p></draw:text-box></draw:frame></text:p>
      </style:footer>
      <style:footer-left>
        <text:p text:style-name="MP5"><draw:frame draw:style-name="Mfr1" draw:name="Frame51111111" text:anchor-type="paragraph" svg:y="-0.06cm" draw:z-index="0"><draw:text-box fo:min-height="0.499cm" fo:min-width="3cm"><draw:frame draw:style-name="Mfr2" draw:name="Frame61111111" text:anchor-type="frame" svg:x="0.45cm" svg:y="0.079cm" svg:width="0.817cm" draw:z-index="0"><draw:text-box fo:min-height="0.355cm"><text:p text:style-name="MP3"><draw:g text:anchor-type="paragraph" draw:z-index="53" draw:name="Shape10_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9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64">Constructions géométriques : </text:span><text:span text:style-name="MT166">Rédiger</text:span></text:p>
      </style:header>
      <style:header-left>
        <text:p text:style-name="_5f_Header_20_G_20_page_20_paire_20__28_G_29_"><text:span text:style-name="MT164">Constructions géométriques : </text:span><text:span text:style-name="MT166">Rédiger</text:span></text:p>
      </style:header-left>
      <style:footer>
        <text:p text:style-name="MP5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3"><draw:g text:anchor-type="paragraph" draw:z-index="51" draw:name="Shape4_22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8"><text:span text:style-name="MT157">CONSTRUCTIONS Géométriques : </text:span><text:span text:style-name="MT167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8">S</text:span>olides : <text:span text:style-name="MT168">Vocabulaire, nature</text:span></text:p>
      </style:header>
      <style:header-left>
        <text:p text:style-name="_5f_Header_20_G_20_page_20_impaire_20__28_D_29_"><text:span text:style-name="MT168">S</text:span>olides : <text:span text:style-name="MT168">Vocabulaire, nature</text:span></text:p>
      </style:header-left>
      <style:footer>
        <text:h text:style-name="_5f_Footer_20_page_20_impaire_20__28_D_29_" text:outline-level="1"><draw:frame draw:style-name="Mfr1" draw:name="Frame5111111" text:anchor-type="paragraph" svg:y="-0.06cm" draw:z-index="0"><draw:text-box fo:min-height="0.499cm" fo:min-width="3cm"><draw:frame draw:style-name="Mfr2" draw:name="Frame6111111" text:anchor-type="frame" svg:x="0.45cm" svg:y="0.079cm" svg:width="0.817cm" draw:z-index="0"><draw:text-box fo:min-height="0.355cm"><text:p text:style-name="MP3"><draw:g text:anchor-type="paragraph" draw:z-index="49" draw:name="Shape4_25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9">solides : Vocabulaire, NatuRE</text:p></draw:text-box></draw:frame></text:h>
      </style:footer>
      <style:footer-left>
        <text:p text:style-name="MP5"><draw:frame draw:style-name="Mfr1" draw:name="Frame31111111" text:anchor-type="paragraph" svg:y="-0.06cm" draw:z-index="0"><draw:text-box fo:min-height="0.499cm" fo:min-width="3cm"><draw:frame draw:style-name="Mfr2" draw:name="Frame4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9">solides : Vocabulaire, NatuRE</text:p></draw:text-box></draw:frame><draw:g text:anchor-type="paragraph" draw:z-index="50" draw:name="Shape4_255" draw:style-name="Mgr2"><draw:path draw:style-name="Mgr8" draw:text-style-name="MP40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75"><text:span text:style-name="MT133">S</text:span><text:span text:style-name="MT134">olides</text:span> : <text:span text:style-name="MT133">Vocabulaire, nature</text:span></text:p>
      </style:header>
      <style:header-left>
        <text:p text:style-name="MP75"><text:span text:style-name="MT133">S</text:span><text:span text:style-name="MT134">olides</text:span> : <text:span text:style-name="MT133">Vocabulaire, nature</text:span></text:p>
      </style:header-left>
      <style:footer>
        <text:p text:style-name="MP5"><draw:frame draw:style-name="Mfr1" draw:name="Frame111111" text:anchor-type="paragraph" svg:y="-0.06cm" draw:z-index="0"><draw:text-box fo:min-height="0.499cm" fo:min-width="3cm"><draw:frame draw:style-name="Mfr2" draw:name="Frame2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6">solides : Vocabulaire, NatuRE</text:p></draw:text-box></draw:frame><draw:g text:anchor-type="paragraph" draw:z-index="47" draw:name="Shape4_22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" text:anchor-type="paragraph" svg:y="-0.06cm" draw:z-index="0"><draw:text-box fo:min-height="0.499cm" fo:min-width="3cm"><draw:frame draw:style-name="Mfr2" draw:name="Frame8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6">solides : Vocabulaire, NatuRE</text:p></draw:text-box></draw:frame><draw:g text:anchor-type="paragraph" draw:z-index="48" draw:name="Shape4_25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8">S</text:span>olides : <text:span text:style-name="MT169">Perspective cavalière</text:span></text:p>
      </style:header>
      <style:header-left>
        <text:p text:style-name="_5f_Header_20_G_20_page_20_impaire_20__28_D_29_"><text:span text:style-name="MT168">S</text:span>olides : <text:span text:style-name="MT169">Perspective cavalière</text:span></text:p>
      </style:header-left>
      <style:footer>
        <text:p text:style-name="MP5"><draw:frame draw:style-name="Mfr1" draw:name="Frame511111" text:anchor-type="paragraph" svg:y="-0.06cm" draw:z-index="0"><draw:text-box fo:min-height="0.499cm" fo:min-width="3cm"><draw:frame draw:style-name="Mfr2" draw:name="Frame611111" text:anchor-type="frame" svg:x="0.45cm" svg:y="0.079cm" svg:width="0.817cm" draw:z-index="0"><draw:text-box fo:min-height="0.355cm"><text:p text:style-name="MP3"><draw:g text:anchor-type="paragraph" draw:z-index="45" draw:name="Shape4_22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70">solides : </text:span><text:span text:style-name="MT171">perspective cavalière</text:span></text:h></draw:text-box></draw:frame></text:p>
      </style:footer>
      <style:footer-left>
        <text:p text:style-name="MP5"><draw:frame draw:style-name="Mfr1" draw:name="Frame3111111" text:anchor-type="paragraph" svg:y="-0.06cm" draw:z-index="0"><draw:text-box fo:min-height="0.499cm" fo:min-width="3cm"><draw:frame draw:style-name="Mfr2" draw:name="Frame4111111" text:anchor-type="frame" svg:x="0.45cm" svg:y="0.079cm" svg:width="0.817cm" draw:z-index="0"><draw:text-box fo:min-height="0.355cm"><text:p text:style-name="MP3"><draw:g text:anchor-type="paragraph" draw:z-index="46" draw:name="Shape4_2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2"><text:span text:style-name="MT170">solides : </text:span><text:span text:style-name="MT171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33">Solides : </text:span><text:span text:style-name="MT172">Patrons</text:span></text:p>
      </style:header>
      <style:header-left>
        <text:p text:style-name="_5f_Header_20_G_20_page_20_paire_20__28_G_29_"><text:span text:style-name="MT133">Solides : </text:span><text:span text:style-name="MT172">Patrons</text:span></text:p>
      </style:header-left>
      <style:footer>
        <text:h text:style-name="_5f_Footer_20_page_20_impaire_20__28_D_29_" text:outline-level="1"><draw:frame draw:style-name="Mfr1" draw:name="Frame11111" text:anchor-type="paragraph" svg:y="-0.06cm" draw:z-index="0"><draw:text-box fo:min-height="0.499cm" fo:min-width="3cm"><draw:frame draw:style-name="Mfr2" draw:name="Frame2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6">solides : <text:span text:style-name="MT173">patrons</text:span></text:p></draw:text-box></draw:frame><draw:g text:anchor-type="paragraph" draw:z-index="43" draw:name="Shape4_22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5"><draw:frame draw:style-name="Mfr1" draw:name="Frame71111111" text:anchor-type="paragraph" svg:y="-0.06cm" draw:z-index="0"><draw:text-box fo:min-height="0.499cm" fo:min-width="3cm"><draw:frame draw:style-name="Mfr2" draw:name="Frame8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paire_20__28_G_29_" text:outline-level="1">solides : <text:span text:style-name="MT173">patrons</text:span></text:h></draw:text-box></draw:frame><draw:g text:anchor-type="paragraph" draw:z-index="44" draw:name="Shape4_25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8">S</text:span>olides : <text:span text:style-name="MT174">Patrons</text:span></text:p>
      </style:header>
      <style:header-left>
        <text:p text:style-name="_5f_Header_20_G_20_page_20_impaire_20__28_D_29_"><text:span text:style-name="MT168">S</text:span>olides : <text:span text:style-name="MT174">Patrons</text:span></text:p>
      </style:header-left>
      <style:footer>
        <text:p text:style-name="MP5"><draw:frame draw:style-name="Mfr1" draw:name="Frame9111" text:anchor-type="paragraph" svg:y="-0.06cm" draw:z-index="0"><draw:text-box fo:min-height="0.499cm" fo:min-width="3cm"><draw:frame draw:style-name="Mfr2" draw:name="Frame10111" text:anchor-type="frame" svg:x="0.45cm" svg:y="0.079cm" svg:width="0.817cm" draw:z-index="0"><draw:text-box fo:min-height="0.355cm"><text:p text:style-name="MP3"><draw:g text:anchor-type="paragraph" draw:z-index="41" draw:name="Shape4_22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70">solides : </text:span><text:span text:style-name="MT175">Patrons</text:span></text:h></draw:text-box></draw:frame></text:p>
      </style:footer>
      <style:footer-left>
        <text:p text:style-name="MP5"><draw:frame draw:style-name="Mfr1" draw:name="Frame311111" text:anchor-type="paragraph" svg:y="-0.06cm" draw:z-index="0"><draw:text-box fo:min-height="0.499cm" fo:min-width="3cm"><draw:frame draw:style-name="Mfr2" draw:name="Frame411111" text:anchor-type="frame" svg:x="0.45cm" svg:y="0.079cm" svg:width="0.817cm" draw:z-index="0"><draw:text-box fo:min-height="0.355cm"><text:p text:style-name="MP3"><draw:g text:anchor-type="paragraph" draw:z-index="42" draw:name="Shape4_2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2"><text:span text:style-name="MT170">solides : </text:span><text:span text:style-name="MT175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33">S</text:span><text:span text:style-name="MT134">olides</text:span> : <text:span text:style-name="MT133">Vocabulaire, nature</text:span></text:p>
      </style:header>
      <style:header-left>
        <text:p text:style-name="_5f_Header_20_G_20_page_20_impaire_20__28_D_29_"><text:span text:style-name="MT133">S</text:span><text:span text:style-name="MT134">olides</text:span> : <text:span text:style-name="MT133">Vocabulaire, nature</text:span></text:p>
      </style:header-left>
      <style:footer>
        <text:p text:style-name="MP5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6">solides : Vocabulaire, NatuRE</text:p></draw:text-box></draw:frame><draw:g text:anchor-type="paragraph" draw:z-index="39" draw:name="Shape4_24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" text:anchor-type="paragraph" svg:y="-0.06cm" draw:z-index="0"><draw:text-box fo:min-height="0.499cm" fo:min-width="3cm"><draw:frame draw:style-name="Mfr2" draw:name="Frame8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6">solides : Vocabulaire, NatuRE</text:p></draw:text-box></draw:frame><draw:g text:anchor-type="paragraph" draw:z-index="40" draw:name="Shape4_24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10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111" text:anchor-type="paragraph" svg:y="-0.06cm" draw:z-index="0"><draw:text-box fo:min-height="0.499cm" fo:min-width="3cm"><draw:frame draw:style-name="Mfr2" draw:name="Frame6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4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37" draw:name="Shape4_24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" text:anchor-type="paragraph" svg:y="-0.06cm" draw:z-index="0"><draw:text-box fo:min-height="0.499cm" fo:min-width="3cm"><draw:frame draw:style-name="Mfr2" draw:name="Frame8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4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38" draw:name="Shape4_24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9">Symétrie axiale</text:span><text:span text:style-name="MT47"> : </text:span><text:span text:style-name="MT180">Reconnaissance et axes</text:span></text:p>
      </style:header>
      <style:footer>
        <text:p text:style-name="MP2"><draw:frame draw:style-name="Mfr1" draw:name="Frame1111" text:anchor-type="paragraph" svg:y="-0.06cm" draw:z-index="0"><draw:text-box fo:min-height="0.499cm" fo:min-width="7.096cm"><draw:frame draw:style-name="Mfr2" draw:name="Frame21111" text:anchor-type="frame" svg:x="0.45cm" svg:y="0.079cm" svg:width="0.817cm" draw:z-index="0"><draw:text-box fo:min-height="0.355cm"><text:p text:style-name="MP3"><draw:g text:anchor-type="paragraph" draw:z-index="35" draw:name="Shape4_24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68">S</text:span>ymétrie axiale : reconnaissance et axes</text:h></draw:text-box></draw:frame></text:p>
      </style:footer>
      <style:footer-left>
        <text:p text:style-name="MP5"><draw:frame draw:style-name="Mfr1" draw:name="Frame31111" text:anchor-type="paragraph" svg:y="-0.06cm" draw:z-index="0"><draw:text-box fo:min-height="0.499cm" fo:min-width="3cm"><draw:frame draw:style-name="Mfr2" draw:name="Frame41111" text:anchor-type="frame" svg:x="0.45cm" svg:y="0.079cm" svg:width="0.817cm" draw:z-index="0"><draw:text-box fo:min-height="0.355cm"><text:p text:style-name="MP3"><draw:g text:anchor-type="paragraph" draw:z-index="36" draw:name="Shape4_24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2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10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11" text:anchor-type="paragraph" svg:y="-0.06cm" draw:z-index="0"><draw:text-box fo:min-height="0.499cm" fo:min-width="3cm"><draw:frame draw:style-name="Mfr2" draw:name="Frame6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4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33" draw:name="Shape4_242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" text:anchor-type="paragraph" svg:y="-0.06cm" draw:z-index="0"><draw:text-box fo:min-height="0.499cm" fo:min-width="3cm"><draw:frame draw:style-name="Mfr2" draw:name="Frame8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4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34" draw:name="Shape4_24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9">Symétrie axiale</text:span><text:span text:style-name="MT47"> : </text:span><text:span text:style-name="MT179">Médiatrice d’un segment</text:span></text:p>
      </style:header>
      <style:footer>
        <text:p text:style-name="MP2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3"><draw:g text:anchor-type="paragraph" draw:z-index="31" draw:name="Shape4_24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9">S</text:span><text:span text:style-name="MT181">ymétrie axiale : </text:span><text:span text:style-name="MT182">Médiatrice d’un segment</text:span></text:h></draw:text-box></draw:frame></text:p>
      </style:footer>
      <style:footer-left>
        <text:p text:style-name="MP5"><draw:frame draw:style-name="Mfr1" draw:name="Frame1112" text:anchor-type="paragraph" svg:y="-0.06cm" draw:z-index="0"><draw:text-box fo:min-height="0.499cm" fo:min-width="7.096cm"><draw:frame draw:style-name="Mfr2" draw:name="Frame2111" text:anchor-type="frame" svg:x="0.45cm" svg:y="0.079cm" svg:width="0.817cm" draw:z-index="0"><draw:text-box fo:min-height="0.355cm"><text:p text:style-name="MP3"><draw:g text:anchor-type="paragraph" draw:z-index="32" draw:name="Shape4_24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1"><text:span text:style-name="MT119">S</text:span><text:span text:style-name="MT181">ymétrie axiale : </text:span><text:span text:style-name="MT182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5"><draw:frame draw:style-name="Mfr1" draw:name="Frame2911" text:anchor-type="paragraph" svg:y="-0.06cm" draw:z-index="0"><draw:text-box fo:min-height="0.499cm" fo:min-width="3cm"><draw:frame draw:style-name="Mfr2" draw:name="Frame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4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9" draw:name="Shape4_23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" text:anchor-type="paragraph" svg:y="-0.06cm" draw:z-index="0"><draw:text-box fo:min-height="0.499cm" fo:min-width="3cm"><draw:frame draw:style-name="Mfr2" draw:name="Frame8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2">Symétrie axiale : constructions</text:p></draw:text-box></draw:frame><draw:g text:anchor-type="paragraph" draw:z-index="30" draw:name="Shape4_23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68">S</text:span><text:span text:style-name="MT47">ymétrie axiale : Constructions</text:span></text:p>
      </style:header>
      <style:footer>
        <text:p text:style-name="MP2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3"><draw:g text:anchor-type="paragraph" draw:z-index="27" draw:name="Shape4_23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13" text:outline-level="1"><text:span text:style-name="MT68">S</text:span>ymétrie axiale : Constructions</text:h></draw:text-box></draw:frame></text:p>
      </style:footer>
      <style:footer-left>
        <text:p text:style-name="MP5"><draw:frame draw:style-name="Mfr1" draw:name="Frame3111" text:anchor-type="paragraph" svg:y="-0.06cm" draw:z-index="0"><draw:text-box fo:min-height="0.499cm" fo:min-width="3cm"><draw:frame draw:style-name="Mfr2" draw:name="Frame4111" text:anchor-type="frame" svg:x="0.45cm" svg:y="0.079cm" svg:width="0.817cm" draw:z-index="0"><draw:text-box fo:min-height="0.355cm"><text:p text:style-name="MP3"><draw:g text:anchor-type="paragraph" draw:z-index="28" draw:name="Shape4_23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2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10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header-left>
        <text:p text:style-name="MP110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-left>
      <style:footer>
        <text:p text:style-name="MP5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4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5" draw:name="Shape4_23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" text:anchor-type="paragraph" svg:y="-0.06cm" draw:z-index="0"><draw:text-box fo:min-height="0.499cm" fo:min-width="3cm"><draw:frame draw:style-name="Mfr2" draw:name="Frame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4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6" draw:name="Shape4_23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83">Symétrie axiale</text:span><text:span text:style-name="MT47"> : </text:span><text:span text:style-name="MT184">Axes de symétrie de figures</text:span></text:p>
      </style:header>
      <style:header-left>
        <text:p text:style-name="MP114"><text:span text:style-name="MT183">Symétrie axiale</text:span><text:span text:style-name="MT47"> : </text:span><text:span text:style-name="MT184">Axes de symétrie de figures</text:span></text:p>
      </style:header-left>
      <style:footer>
        <text:p text:style-name="MP2"><draw:frame draw:style-name="Mfr1" draw:name="Frame511" text:anchor-type="paragraph" svg:y="-0.06cm" draw:z-index="0"><draw:text-box fo:min-height="0.499cm" fo:min-width="7.096cm"><draw:frame draw:style-name="Mfr2" draw:name="Frame611" text:anchor-type="frame" svg:x="0.45cm" svg:y="0.079cm" svg:width="0.817cm" draw:z-index="0"><draw:text-box fo:min-height="0.355cm"><text:p text:style-name="MP3"><draw:g text:anchor-type="paragraph" draw:z-index="23" draw:name="Shape4_23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5"><text:span text:style-name="MT68">S</text:span>ymétrie axiale : axes de symétrie de figures</text:p></draw:text-box></draw:frame></text:p>
      </style:footer>
      <style:footer-left>
        <text:p text:style-name="MP5"><draw:frame draw:style-name="Mfr1" draw:name="Frame31" text:anchor-type="paragraph" svg:y="-0.06cm" draw:z-index="0"><draw:text-box fo:min-height="0.499cm" fo:min-width="3cm"><draw:frame draw:style-name="Mfr2" draw:name="Frame411" text:anchor-type="frame" svg:x="0.45cm" svg:y="0.079cm" svg:width="0.817cm" draw:z-index="0"><draw:text-box fo:min-height="0.355cm"><text:p text:style-name="MP3"><draw:g text:anchor-type="paragraph" draw:z-index="24" draw:name="Shape4_23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2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10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4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1" draw:name="Shape4_2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4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2" draw:name="Shape4_232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68">S</text:span>ymétrie : Propriétés</text:p>
      </style:header>
      <style:footer>
        <text:p text:style-name="MP2"><draw:frame draw:style-name="Mfr1" draw:name="Frame1110" text:anchor-type="paragraph" svg:y="-0.06cm" draw:z-index="0"><draw:text-box fo:min-height="0.499cm" fo:min-width="7.096cm"><draw:frame draw:style-name="Mfr2" draw:name="Frame230" text:anchor-type="frame" svg:x="0.45cm" svg:y="0.079cm" svg:width="0.817cm" draw:z-index="0"><draw:text-box fo:min-height="0.355cm"><text:p text:style-name="MP3"><draw:g text:anchor-type="paragraph" draw:z-index="19" draw:name="Shape4_1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6"><text:span text:style-name="MT68">S</text:span>ymétrie axiale : propriétés</text:p></draw:text-box></draw:frame></text:p>
      </style:footer>
      <style:footer-left>
        <text:p text:style-name="MP5"><draw:frame draw:style-name="Mfr1" draw:name="Frame316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3"><draw:g text:anchor-type="paragraph" draw:z-index="20" draw:name="Shape4_1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2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10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2" text:anchor-type="paragraph" svg:y="-0.06cm" draw:z-index="0"><draw:text-box fo:min-height="0.499cm" fo:min-width="3cm"><draw:frame draw:style-name="Mfr2" draw:name="Frame6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4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17" draw:name="Shape4_1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4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18" draw:name="Shape4_14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7"><text:span text:style-name="MT68">S</text:span>ymétrie axiale : pour aller plus loin</text:p>
      </style:header>
      <style:footer>
        <text:p text:style-name="MP2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3"><draw:g text:anchor-type="paragraph" draw:z-index="15" draw:name="Shape4_4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8"><text:span text:style-name="MT68">S</text:span>ymétrie axiale : pour aller plus loin</text:p></draw:text-box></draw:frame></text:p>
      </style:footer>
      <style:footer-left>
        <text:p text:style-name="MP5"><draw:frame draw:style-name="Mfr1" draw:name="Frame315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3"><draw:g text:anchor-type="paragraph" draw:z-index="16" draw:name="Shape4_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2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9" draw:name="Shape3_0" draw:style-name="Mgr14" draw:text-style-name="MP1" svg:x1="10.893cm" svg:y1="0.403cm" svg:x2="20.503cm" svg:y2="0.327cm"><text:p/></draw:line><draw:path text:anchor-type="char" draw:z-index="10" draw:name="Shape1_3" draw:style-name="Mgr15" draw:text-style-name="MP119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13" draw:name="Shape1_9" draw:style-name="Mgr15" draw:text-style-name="MP119" svg:width="4.329cm" svg:height="2.24cm" svg:x="-1.499cm" svg:y="-0.991cm" svg:viewBox="0 0 4330 2241" svg:d="M0 2241l3984-288c209-15 363-168 345-342l-170-1611h-4159z"><text:p/></draw:path>Résoudre des problèmes<draw:line text:anchor-type="char" draw:z-index="12" draw:name="Shape3_38" draw:style-name="Mgr14" draw:text-style-name="MP1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4" draw:name="Frame11" text:anchor-type="paragraph" svg:y="-0.06cm" draw:z-index="0"><draw:text-box fo:min-height="0.499cm" fo:min-width="7.096cm"><draw:frame draw:style-name="Mfr2" draw:name="Frame21" text:anchor-type="frame" svg:x="0.45cm" svg:y="0.079cm" svg:width="0.817cm" draw:z-index="0"><draw:text-box fo:min-height="0.355cm"><text:p text:style-name="MP3"><draw:g text:anchor-type="paragraph" draw:z-index="11" draw:name="Shape4_130" draw:style-name="Mgr2"><draw:path draw:style-name="Mgr16" draw:text-style-name="MP1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14" draw:name="Shape4_264" draw:style-name="Mgr2"><draw:path draw:style-name="Mgr16" draw:text-style-name="MP120" svg:width="0.855cm" svg:height="1.172cm" svg:x="-0.288cm" svg:y="-0.194cm" svg:viewBox="0 0 856 1173" svg:d="M856 1173h-856v-991c0-100 79-182 175-182h505c97 0 176 82 176 182z"><text:p/></draw:path></draw:g></text:h>
      </style:footer-left>
    </style:master-page>
    <style:master-page style:name="_32__5f_3_5f_SERIE_5f_G_5f_GAUCHE_5f_ET_5f_DROITE_5f_2COL" style:display-name="2_3_SERIE_G_GAUCHE_ET_DROITE_2COL" style:page-layout-name="Mpm10" draw:style-name="Mdp1">
      <style:header>
        <text:p text:style-name="MP121"><draw:line text:anchor-type="paragraph" draw:z-index="7" draw:name="Shape3_23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footer>
        <text:p text:style-name="MP2"><draw:frame draw:style-name="Mfr1" draw:name="Frame22" text:anchor-type="paragraph" svg:y="-0.06cm" draw:z-index="0"><draw:text-box fo:min-height="0.499cm" fo:min-width="7.096cm"><draw:frame draw:style-name="Mfr2" draw:name="Frame23" text:anchor-type="frame" svg:x="0.45cm" svg:y="0.079cm" svg:width="0.817cm" draw:z-index="0"><draw:text-box fo:min-height="0.355cm"><text:p text:style-name="MP3"><draw:g text:anchor-type="paragraph" draw:z-index="8" draw:name="Shape4_26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3_5f_SERIE_5f_G_5f_GAUCHE_5f_ET_5f_DROITE_5f_1COL" style:display-name="2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101" text:anchor-type="paragraph" svg:y="-0.06cm" draw:z-index="0"><draw:text-box fo:min-height="0.499cm" fo:min-width="3cm"><draw:frame draw:style-name="Mfr2" draw:name="Frame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4" draw:name="Shape4_26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" text:anchor-type="paragraph" svg:y="-0.06cm" draw:z-index="0"><draw:text-box fo:min-height="0.499cm" fo:min-width="3cm"><draw:frame draw:style-name="Mfr2" draw:name="Frame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5" draw:name="Shape4_26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6" draw:name="Shape4_2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6-07T07:09:18.291093663</meta:creation-date>
    <meta:editing-duration>PT10H18M36S</meta:editing-duration>
    <meta:editing-cycles>115</meta:editing-cycles>
    <meta:generator>LibreOffice/7.1.4.2$Linux_X86_64 LibreOffice_project/a529a4fab45b75fefc5b6226684193eb000654f6</meta:generator>
    <dc:date>2021-08-26T18:13:43.460628582</dc:date>
    <meta:document-statistic meta:table-count="1" meta:image-count="0" meta:object-count="0" meta:page-count="2" meta:paragraph-count="792" meta:word-count="3021" meta:character-count="18975" meta:non-whitespace-character-count="16341"/>
    <meta:template xlink:type="simple" xlink:actuate="onRequest" xlink:title="cahier_M" xlink:href="../../../../Bureau/cahier_M.ott" meta:date="2020-12-21T12:40:50.770000000"/>
  </office:meta>
</office:document-meta>
</file>